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45.51mm"/>
    </style:style>
    <style:style style:name="co6" style:family="table-column">
      <style:table-column-properties fo:break-before="auto" style:column-width="29.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1.26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107"/>
    <style:style style:name="ce4" style:family="table-cell" style:parent-style-name="Default" style:data-style-name="N61"/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lanilha1" table:style-name="ta1">
        <table:shapes>
          <draw:frame draw:z-index="0" draw:name="Gráfico 1" draw:style-name="gr1" svg:width="159.99mm" svg:height="89.99mm" svg:x="246.78mm" svg:y="11.89mm">
            <loext:p draw:notify-on-update-of-ranges="Planilha1.H2:Planilha1.H30 Planilha1.I2:Planilha1.I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number-columns-repeated="1015" table:default-cell-style-name="ce1"/>
        <table:table-row table:style-name="ro1">
          <table:table-cell office:value-type="string" calcext:value-type="string">
            <text:p>xA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 Tiago Aluno</text:p>
          </table:table-cell>
          <table:table-cell office:value-type="string" calcext:value-type="string">
            <text:p>y Tiago Prof</text:p>
          </table:table-cell>
          <table:table-cell office:value-type="string" calcext:value-type="string">
            <text:p>xf</text:p>
          </table:table-cell>
          <table:table-cell office:value-type="string" calcext:value-type="string">
            <text:p>y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QRT(  POWER([.$B$18];2) * ( 1 - POWER([.E2];2)/POWER([.$B$17];2)  ))" office:value-type="float" office:value="217.991698079964" calcext:value-type="float">
            <text:p>217,99169808</text:p>
          </table:table-cell>
          <table:table-cell table:formula="of:=[.$B$18]*SIN([.E2]/(4*[.$B$17]))" office:value-type="float" office:value="0.975041280337079" calcext:value-type="float">
            <text:p>0,9750412803</text:p>
          </table:table-cell>
          <table:table-cell table:formula="of:=[.E2]*[.$B$21]-[.G2]*[.$B$20]+[.$B$22]" office:value-type="float" office:value="101.345042252877" calcext:value-type="float">
            <text:p>101,3450422529</text:p>
          </table:table-cell>
          <table:table-cell table:formula="of:=[.E2]*[.$B$20]+[.F2]*[.$B$21]+[.$B$23]" office:value-type="float" office:value="440.826287333243" calcext:value-type="float">
            <text:p>440,82628733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B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QRT(  POWER([.$B$18];2) * ( 1 - POWER([.E3];2)/POWER([.$B$17];2)  ))" office:value-type="float" office:value="217.887003429846" calcext:value-type="float">
            <text:p>217,8870034298</text:p>
          </table:table-cell>
          <table:table-cell table:formula="of:=[.$B$18]*SIN([.E3]/(4*[.$B$17]))" office:value-type="float" office:value="1.95006305988105" calcext:value-type="float">
            <text:p>1,9500630599</text:p>
          </table:table-cell>
          <table:table-cell table:formula="of:=[.E3]*[.$B$21]-[.G3]*[.$B$20]+[.$B$22]" office:value-type="float" office:value="102.690075156576" calcext:value-type="float">
            <text:p>102,6900751566</text:p>
          </table:table-cell>
          <table:table-cell table:formula="of:=[.E3]*[.$B$20]+[.F3]*[.$B$21]+[.$B$23]" office:value-type="float" office:value="440.254983595372" calcext:value-type="float">
            <text:p>440,25498359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QRT(  POWER([.$B$18];2) * ( 1 - POWER([.E4];2)/POWER([.$B$17];2)  ))" office:value-type="float" office:value="217.712400466129" calcext:value-type="float">
            <text:p>217,7124004661</text:p>
          </table:table-cell>
          <table:table-cell table:formula="of:=[.$B$18]*SIN([.E4]/(4*[.$B$17]))" office:value-type="float" office:value="2.92504583822883" calcext:value-type="float">
            <text:p>2,9250458382</text:p>
          </table:table-cell>
          <table:table-cell table:formula="of:=[.E4]*[.$B$21]-[.G4]*[.$B$20]+[.$B$22]" office:value-type="float" office:value="104.035089362106" calcext:value-type="float">
            <text:p>104,0350893621</text:p>
          </table:table-cell>
          <table:table-cell table:formula="of:=[.E4]*[.$B$20]+[.F4]*[.$B$21]+[.$B$23]" office:value-type="float" office:value="439.622329540555" calcext:value-type="float">
            <text:p>439,62232954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QRT(  POWER([.$B$18];2) * ( 1 - POWER([.E5];2)/POWER([.$B$17];2)  ))" office:value-type="float" office:value="217.467720802524" calcext:value-type="float">
            <text:p>217,4677208025</text:p>
          </table:table-cell>
          <table:table-cell table:formula="of:=[.$B$18]*SIN([.E5]/(4*[.$B$17]))" office:value-type="float" office:value="3.89997011575735" calcext:value-type="float">
            <text:p>3,8999701158</text:p>
          </table:table-cell>
          <table:table-cell table:formula="of:=[.E5]*[.$B$21]-[.G5]*[.$B$20]+[.$B$22]" office:value-type="float" office:value="105.380075520849" calcext:value-type="float">
            <text:p>105,3800755208</text:p>
          </table:table-cell>
          <table:table-cell table:formula="of:=[.E5]*[.$B$20]+[.F5]*[.$B$21]+[.$B$23]" office:value-type="float" office:value="438.928177395923" calcext:value-type="float">
            <text:p>438,9281773959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SQRT(  POWER([.$B$18];2) * ( 1 - POWER([.E6];2)/POWER([.$B$17];2)  ))" office:value-type="float" office:value="217.152727559659" calcext:value-type="float">
            <text:p>217,1527275597</text:p>
          </table:table-cell>
          <table:table-cell table:formula="of:=[.$B$18]*SIN([.E6]/(4*[.$B$17]))" office:value-type="float" office:value="4.87481639401354" calcext:value-type="float">
            <text:p>4,874816394</text:p>
          </table:table-cell>
          <table:table-cell table:formula="of:=[.E6]*[.$B$21]-[.G6]*[.$B$20]+[.$B$22]" office:value-type="float" office:value="106.725024284748" calcext:value-type="float">
            <text:p>106,7250242847</text:p>
          </table:table-cell>
          <table:table-cell table:formula="of:=[.E6]*[.$B$20]+[.F6]*[.$B$21]+[.$B$23]" office:value-type="float" office:value="438.172319280267" calcext:value-type="float">
            <text:p>438,17231928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SQRT(  POWER([.$B$18];2) * ( 1 - POWER([.E7];2)/POWER([.$B$17];2)  ))" office:value-type="float" office:value="216.767114211056" calcext:value-type="float">
            <text:p>216,7671142111</text:p>
          </table:table-cell>
          <table:table-cell table:formula="of:=[.$B$18]*SIN([.E7]/(4*[.$B$17]))" office:value-type="float" office:value="5.84956517610436" calcext:value-type="float">
            <text:p>5,8495651761</text:p>
          </table:table-cell>
          <table:table-cell table:formula="of:=[.E7]*[.$B$21]-[.G7]*[.$B$20]+[.$B$22]" office:value-type="float" office:value="108.069926306496" calcext:value-type="float">
            <text:p>108,0699263065</text:p>
          </table:table-cell>
          <table:table-cell table:formula="of:=[.E7]*[.$B$20]+[.F7]*[.$B$21]+[.$B$23]" office:value-type="float" office:value="437.354486191296" calcext:value-type="float">
            <text:p>437,354486191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SQRT(  POWER([.$B$18];2) * ( 1 - POWER([.E8];2)/POWER([.$B$17];2)  ))" office:value-type="float" office:value="216.310503076973" calcext:value-type="float">
            <text:p>216,310503077</text:p>
          </table:table-cell>
          <table:table-cell table:formula="of:=[.$B$18]*SIN([.E8]/(4*[.$B$17]))" office:value-type="float" office:value="6.82419696708663" calcext:value-type="float">
            <text:p>6,8241969671</text:p>
          </table:table-cell>
          <table:table-cell table:formula="of:=[.E8]*[.$B$21]-[.G8]*[.$B$20]+[.$B$22]" office:value-type="float" office:value="109.414772239719" calcext:value-type="float">
            <text:p>109,4147722397</text:p>
          </table:table-cell>
          <table:table-cell table:formula="of:=[.E8]*[.$B$20]+[.F8]*[.$B$21]+[.$B$23]" office:value-type="float" office:value="436.474346683856" calcext:value-type="float">
            <text:p>436,4743466839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SQRT(  POWER([.$B$18];2) * ( 1 - POWER([.E9];2)/POWER([.$B$17];2)  ))" office:value-type="float" office:value="215.782443448653" calcext:value-type="float">
            <text:p>215,7824434487</text:p>
          </table:table-cell>
          <table:table-cell table:formula="of:=[.$B$18]*SIN([.E9]/(4*[.$B$17]))" office:value-type="float" office:value="7.79869227435704" calcext:value-type="float">
            <text:p>7,7986922744</text:p>
          </table:table-cell>
          <table:table-cell table:formula="of:=[.E9]*[.$B$21]-[.G9]*[.$B$20]+[.$B$22]" office:value-type="float" office:value="110.759552739165" calcext:value-type="float">
            <text:p>110,7595527392</text:p>
          </table:table-cell>
          <table:table-cell table:formula="of:=[.E9]*[.$B$20]+[.F9]*[.$B$21]+[.$B$23]" office:value-type="float" office:value="435.5315052238" calcext:value-type="float">
            <text:p>435,5315052238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SQRT(  POWER([.$B$18];2) * ( 1 - POWER([.E10];2)/POWER([.$B$17];2)  ))" office:value-type="float" office:value="215.182409320939" calcext:value-type="float">
            <text:p>215,1824093209</text:p>
          </table:table-cell>
          <table:table-cell table:formula="of:=[.$B$18]*SIN([.E10]/(4*[.$B$17]))" office:value-type="float" office:value="8.77303160804191" calcext:value-type="float">
            <text:p>8,773031608</text:p>
          </table:table-cell>
          <table:table-cell table:formula="of:=[.E10]*[.$B$21]-[.G10]*[.$B$20]+[.$B$22]" office:value-type="float" office:value="112.104258460891" calcext:value-type="float">
            <text:p>112,1042584609</text:p>
          </table:table-cell>
          <table:table-cell table:formula="of:=[.E10]*[.$B$20]+[.F10]*[.$B$21]+[.$B$23]" office:value-type="float" office:value="434.525500198175" calcext:value-type="float">
            <text:p>434,5255001982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SQRT(  POWER([.$B$18];2) * ( 1 - POWER([.E11];2)/POWER([.$B$17];2)  ))" office:value-type="float" office:value="214.509796706098" calcext:value-type="float">
            <text:p>214,5097967061</text:p>
          </table:table-cell>
          <table:table-cell table:formula="of:=[.$B$18]*SIN([.E11]/(4*[.$B$17]))" office:value-type="float" office:value="9.74719548138706" calcext:value-type="float">
            <text:p>9,7471954814</text:p>
          </table:table-cell>
          <table:table-cell table:formula="of:=[.E11]*[.$B$21]-[.G11]*[.$B$20]+[.$B$22]" office:value-type="float" office:value="113.448880062448" calcext:value-type="float">
            <text:p>113,4488800624</text:p>
          </table:table-cell>
          <table:table-cell table:formula="of:=[.E11]*[.$B$20]+[.F11]*[.$B$21]+[.$B$23]" office:value-type="float" office:value="433.455801557878" calcext:value-type="float">
            <text:p>433,4558015579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SQRT(  POWER([.$B$18];2) * ( 1 - POWER([.E12];2)/POWER([.$B$17];2)  ))" office:value-type="float" office:value="213.763920496077" calcext:value-type="float">
            <text:p>213,7639204961</text:p>
          </table:table-cell>
          <table:table-cell table:formula="of:=[.$B$18]*SIN([.E12]/(4*[.$B$17]))" office:value-type="float" office:value="10.7211644111475" calcext:value-type="float">
            <text:p>10,7211644111</text:p>
          </table:table-cell>
          <table:table-cell table:formula="of:=[.E12]*[.$B$21]-[.G12]*[.$B$20]+[.$B$22]" office:value-type="float" office:value="114.793408203073" calcext:value-type="float">
            <text:p>114,7934082031</text:p>
          </table:table-cell>
          <table:table-cell table:formula="of:=[.E12]*[.$B$20]+[.F12]*[.$B$21]+[.$B$23]" office:value-type="float" office:value="432.321808064031" calcext:value-type="float">
            <text:p>432,32180806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SQRT(  POWER([.$B$18];2) * ( 1 - POWER([.E13];2)/POWER([.$B$17];2)  ))" office:value-type="float" office:value="212.94401083395" calcext:value-type="float">
            <text:p>212,944010834</text:p>
          </table:table-cell>
          <table:table-cell table:formula="of:=[.$B$18]*SIN([.E13]/(4*[.$B$17]))" office:value-type="float" office:value="11.6949189179771" calcext:value-type="float">
            <text:p>11,694918918</text:p>
          </table:table-cell>
          <table:table-cell table:formula="of:=[.E13]*[.$B$21]-[.G13]*[.$B$20]+[.$B$22]" office:value-type="float" office:value="116.137833543868" calcext:value-type="float">
            <text:p>116,1378335439</text:p>
          </table:table-cell>
          <table:table-cell table:formula="of:=[.E13]*[.$B$20]+[.F13]*[.$B$21]+[.$B$23]" office:value-type="float" office:value="431.122844103619" calcext:value-type="float">
            <text:p>431,1228441036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SQRT(  POWER([.$B$18];2) * ( 1 - POWER([.E14];2)/POWER([.$B$17];2)  ))" office:value-type="float" office:value="212.049208948018" calcext:value-type="float">
            <text:p>212,049208948</text:p>
          </table:table-cell>
          <table:table-cell table:formula="of:=[.$B$18]*SIN([.E14]/(4*[.$B$17]))" office:value-type="float" office:value="12.6684395268181" calcext:value-type="float">
            <text:p>12,6684395268</text:p>
          </table:table-cell>
          <table:table-cell table:formula="of:=[.E14]*[.$B$21]-[.G14]*[.$B$20]+[.$B$22]" office:value-type="float" office:value="117.482146747994" calcext:value-type="float">
            <text:p>117,482146748</text:p>
          </table:table-cell>
          <table:table-cell table:formula="of:=[.E14]*[.$B$20]+[.F14]*[.$B$21]+[.$B$23]" office:value-type="float" office:value="429.858156033574" calcext:value-type="float">
            <text:p>429,8581560336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SQRT(  POWER([.$B$18];2) * ( 1 - POWER([.E15];2)/POWER([.$B$17];2)  ))" office:value-type="float" office:value="211.078562393591" calcext:value-type="float">
            <text:p>211,0785623936</text:p>
          </table:table-cell>
          <table:table-cell table:formula="of:=[.$B$18]*SIN([.E15]/(4*[.$B$17]))" office:value-type="float" office:value="13.6417067672909" calcext:value-type="float">
            <text:p>13,6417067673</text:p>
          </table:table-cell>
          <table:table-cell table:formula="of:=[.E15]*[.$B$21]-[.G15]*[.$B$20]+[.$B$22]" office:value-type="float" office:value="118.826338480854" calcext:value-type="float">
            <text:p>118,8263384809</text:p>
          </table:table-cell>
          <table:table-cell table:formula="of:=[.E15]*[.$B$20]+[.F15]*[.$B$21]+[.$B$23]" office:value-type="float" office:value="428.526908005046" calcext:value-type="float">
            <text:p>428,526908005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SQRT(  POWER([.$B$18];2) * ( 1 - POWER([.E16];2)/POWER([.$B$17];2)  ))" office:value-type="float" office:value="210.031019637683" calcext:value-type="float">
            <text:p>210,0310196377</text:p>
          </table:table-cell>
          <table:table-cell table:formula="of:=[.$B$18]*SIN([.E16]/(4*[.$B$17]))" office:value-type="float" office:value="14.6147011740831" calcext:value-type="float">
            <text:p>14,6147011741</text:p>
          </table:table-cell>
          <table:table-cell table:formula="of:=[.E16]*[.$B$21]-[.G16]*[.$B$20]+[.$B$22]" office:value-type="float" office:value="120.17039941028" calcext:value-type="float">
            <text:p>120,1703994103</text:p>
          </table:table-cell>
          <table:table-cell table:formula="of:=[.E16]*[.$B$20]+[.F16]*[.$B$21]+[.$B$23]" office:value-type="float" office:value="427.128177211022" calcext:value-type="float">
            <text:p>427,1281772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table:formula="of:=SQRT(POWER([.$B$3]-[.$B$1];2)+POWER([.$B$4]-[.$B$2];2))/2" office:value-type="float" office:value="55.9016994374947" calcext:value-type="float">
            <text:p>55,901699437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SQRT(  POWER([.$B$18];2) * ( 1 - POWER([.E17];2)/POWER([.$B$17];2)  ))" office:value-type="float" office:value="208.905423910388" calcext:value-type="float">
            <text:p>208,9054239104</text:p>
          </table:table-cell>
          <table:table-cell table:formula="of:=[.$B$18]*SIN([.E17]/(4*[.$B$17]))" office:value-type="float" office:value="15.5874032873389" calcext:value-type="float">
            <text:p>15,5874032873</text:p>
          </table:table-cell>
          <table:table-cell table:formula="of:=[.E17]*[.$B$21]-[.G17]*[.$B$20]+[.$B$22]" office:value-type="float" office:value="121.514320206719" calcext:value-type="float">
            <text:p>121,5143202067</text:p>
          </table:table-cell>
          <table:table-cell table:formula="of:=[.E17]*[.$B$20]+[.F17]*[.$B$21]+[.$B$23]" office:value-type="float" office:value="425.660948490405" calcext:value-type="float">
            <text:p>425,66094849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table:formula="of:=SQRT(    (2*POWER([.B5];2))/ POWER(PI();2)   - POWER([.B17];2) )" office:value-type="float" office:value="218.026585124771" calcext:value-type="float">
            <text:p>218,026585124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SQRT(  POWER([.$B$18];2) * ( 1 - POWER([.E18];2)/POWER([.$B$17];2)  ))" office:value-type="float" office:value="207.700506233247" calcext:value-type="float">
            <text:p>207,7005062332</text:p>
          </table:table-cell>
          <table:table-cell table:formula="of:=[.$B$18]*SIN([.E18]/(4*[.$B$17]))" office:value-type="float" office:value="16.5597936530486" calcext:value-type="float">
            <text:p>16,559793653</text:p>
          </table:table-cell>
          <table:table-cell table:formula="of:=[.E18]*[.$B$21]-[.G18]*[.$B$20]+[.$B$22]" office:value-type="float" office:value="122.858091543424" calcext:value-type="float">
            <text:p>122,8580915434</text:p>
          </table:table-cell>
          <table:table-cell table:formula="of:=[.E18]*[.$B$20]+[.F18]*[.$B$21]+[.$B$23]" office:value-type="float" office:value="424.124108209829" calcext:value-type="float">
            <text:p>424,12410820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ta</text:p>
          </table:table-cell>
          <table:table-cell table:formula="of:=([.B4]-[.B2])/([.B3]-[.B1])" office:value-type="float" office:value="-0.5" calcext:value-type="float">
            <text:p>-0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SQRT(  POWER([.$B$18];2) * ( 1 - POWER([.E19];2)/POWER([.$B$17];2)  ))" office:value-type="float" office:value="206.414877518918" calcext:value-type="float">
            <text:p>206,4148775189</text:p>
          </table:table-cell>
          <table:table-cell table:formula="of:=[.$B$18]*SIN([.E19]/(4*[.$B$17]))" office:value-type="float" office:value="17.5318528234372" calcext:value-type="float">
            <text:p>17,5318528234</text:p>
          </table:table-cell>
          <table:table-cell table:formula="of:=[.E19]*[.$B$21]-[.G19]*[.$B$20]+[.$B$22]" office:value-type="float" office:value="124.201704096633" calcext:value-type="float">
            <text:p>124,2017040966</text:p>
          </table:table-cell>
          <table:table-cell table:formula="of:=[.E19]*[.$B$20]+[.F19]*[.$B$21]+[.$B$23]" office:value-type="float" office:value="422.516437330464" calcext:value-type="float">
            <text:p>422,51643733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o</text:p>
          </table:table-cell>
          <table:table-cell table:formula="of:=SIN([.B19])" office:value-type="float" office:value="-0.479425538604203" calcext:value-type="float">
            <text:p>-0,479425538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SQRT(  POWER([.$B$18];2) * ( 1 - POWER([.E20];2)/POWER([.$B$17];2)  ))" office:value-type="float" office:value="205.047019617422" calcext:value-type="float">
            <text:p>205,0470196174</text:p>
          </table:table-cell>
          <table:table-cell table:formula="of:=[.$B$18]*SIN([.E20]/(4*[.$B$17]))" office:value-type="float" office:value="18.5035613573537" calcext:value-type="float">
            <text:p>18,5035613574</text:p>
          </table:table-cell>
          <table:table-cell table:formula="of:=[.E20]*[.$B$21]-[.G20]*[.$B$20]+[.$B$22]" office:value-type="float" office:value="125.545148545762" calcext:value-type="float">
            <text:p>125,5451485458</text:p>
          </table:table-cell>
          <table:table-cell table:formula="of:=[.E20]*[.$B$20]+[.F20]*[.$B$21]+[.$B$23]" office:value-type="float" office:value="420.836603550363" calcext:value-type="float">
            <text:p>420,83660355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s</text:p>
          </table:table-cell>
          <table:table-cell table:formula="of:=COS([.B19])" office:value-type="float" office:value="0.877582561890373" calcext:value-type="float">
            <text:p>0,87758256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SQRT(  POWER([.$B$18];2) * ( 1 - POWER([.E21];2)/POWER([.$B$17];2)  ))" office:value-type="float" office:value="203.595275161432" calcext:value-type="float">
            <text:p>203,5952751614</text:p>
          </table:table-cell>
          <table:table-cell table:formula="of:=[.$B$18]*SIN([.E21]/(4*[.$B$17]))" office:value-type="float" office:value="19.4748998206599" calcext:value-type="float">
            <text:p>19,4748998207</text:p>
          </table:table-cell>
          <table:table-cell table:formula="of:=[.E21]*[.$B$21]-[.G21]*[.$B$20]+[.$B$22]" office:value-type="float" office:value="126.88841557359" calcext:value-type="float">
            <text:p>126,8884155736</text:p>
          </table:table-cell>
          <table:table-cell table:formula="of:=[.E21]*[.$B$20]+[.F21]*[.$B$21]+[.$B$23]" office:value-type="float" office:value="419.083152392861" calcext:value-type="float">
            <text:p>419,08315239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a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SQRT(  POWER([.$B$18];2) * ( 1 - POWER([.E22];2)/POWER([.$B$17];2)  ))" office:value-type="float" office:value="202.057836035541" calcext:value-type="float">
            <text:p>202,0578360355</text:p>
          </table:table-cell>
          <table:table-cell table:formula="of:=[.$B$18]*SIN([.E22]/(4*[.$B$17]))" office:value-type="float" office:value="20.4458487866188" calcext:value-type="float">
            <text:p>20,4458487866</text:p>
          </table:table-cell>
          <table:table-cell table:formula="of:=[.E22]*[.$B$21]-[.G22]*[.$B$20]+[.$B$22]" office:value-type="float" office:value="128.231495866443" calcext:value-type="float">
            <text:p>128,2314958664</text:p>
          </table:table-cell>
          <table:table-cell table:formula="of:=[.E22]*[.$B$20]+[.F22]*[.$B$21]+[.$B$23]" office:value-type="float" office:value="417.254497087407" calcext:value-type="float">
            <text:p>417,25449708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a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SQRT(  POWER([.$B$18];2) * ( 1 - POWER([.E23];2)/POWER([.$B$17];2)  ))" office:value-type="float" office:value="200.432730261068" calcext:value-type="float">
            <text:p>200,4327302611</text:p>
          </table:table-cell>
          <table:table-cell table:formula="of:=[.$B$18]*SIN([.E23]/(4*[.$B$17]))" office:value-type="float" office:value="21.4163888362836" calcext:value-type="float">
            <text:p>21,4163888363</text:p>
          </table:table-cell>
          <table:table-cell table:formula="of:=[.E23]*[.$B$21]-[.G23]*[.$B$20]+[.$B$22]" office:value-type="float" office:value="129.574380114381" calcext:value-type="float">
            <text:p>129,5743801144</text:p>
          </table:table-cell>
          <table:table-cell table:formula="of:=[.E23]*[.$B$20]+[.F23]*[.$B$21]+[.$B$23]" office:value-type="float" office:value="415.348907059898" calcext:value-type="float">
            <text:p>415,3489070599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SQRT(  POWER([.$B$18];2) * ( 1 - POWER([.E24];2)/POWER([.$B$17];2)  ))" office:value-type="float" office:value="198.717807047284" calcext:value-type="float">
            <text:p>198,7178070473</text:p>
          </table:table-cell>
          <table:table-cell table:formula="of:=[.$B$18]*SIN([.E24]/(4*[.$B$17]))" office:value-type="float" office:value="22.3865005588854" calcext:value-type="float">
            <text:p>22,3865005589</text:p>
          </table:table-cell>
          <table:table-cell table:formula="of:=[.E24]*[.$B$21]-[.G24]*[.$B$20]+[.$B$22]" office:value-type="float" office:value="130.917059011386" calcext:value-type="float">
            <text:p>130,9170590114</text:p>
          </table:table-cell>
          <table:table-cell table:formula="of:=[.E24]*[.$B$20]+[.F24]*[.$B$21]+[.$B$23]" office:value-type="float" office:value="413.364494813895" calcext:value-type="float">
            <text:p>413,3644948139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SQRT(  POWER([.$B$18];2) * ( 1 - POWER([.E25];2)/POWER([.$B$17];2)  ))" office:value-type="float" office:value="196.910719709951" calcext:value-type="float">
            <text:p>196,91071971</text:p>
          </table:table-cell>
          <table:table-cell table:formula="of:=[.$B$18]*SIN([.E25]/(4*[.$B$17]))" office:value-type="float" office:value="23.3561645522223" calcext:value-type="float">
            <text:p>23,3561645522</text:p>
          </table:table-cell>
          <table:table-cell table:formula="of:=[.E25]*[.$B$21]-[.G25]*[.$B$20]+[.$B$22]" office:value-type="float" office:value="132.259523255547" calcext:value-type="float">
            <text:p>132,2595232555</text:p>
          </table:table-cell>
          <table:table-cell table:formula="of:=[.E25]*[.$B$20]+[.F25]*[.$B$21]+[.$B$23]" office:value-type="float" office:value="411.299200940235" calcext:value-type="float">
            <text:p>411,2992009402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SQRT(  POWER([.$B$18];2) * ( 1 - POWER([.E26];2)/POWER([.$B$17];2)  ))" office:value-type="float" office:value="195.008906096453" calcext:value-type="float">
            <text:p>195,0089060965</text:p>
          </table:table-cell>
          <table:table-cell table:formula="of:=[.$B$18]*SIN([.E26]/(4*[.$B$17]))" office:value-type="float" office:value="24.3253614230467" calcext:value-type="float">
            <text:p>24,325361423</text:p>
          </table:table-cell>
          <table:table-cell table:formula="of:=[.E26]*[.$B$21]-[.G26]*[.$B$20]+[.$B$22]" office:value-type="float" office:value="133.601763549245" calcext:value-type="float">
            <text:p>133,6017635492</text:p>
          </table:table-cell>
          <table:table-cell table:formula="of:=[.E26]*[.$B$20]+[.F26]*[.$B$21]+[.$B$23]" office:value-type="float" office:value="409.150776938459" calcext:value-type="float">
            <text:p>409,1507769385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SQRT(  POWER([.$B$18];2) * ( 1 - POWER([.E27];2)/POWER([.$B$17];2)  ))" office:value-type="float" office:value="193.009566080062" calcext:value-type="float">
            <text:p>193,0095660801</text:p>
          </table:table-cell>
          <table:table-cell table:formula="of:=[.$B$18]*SIN([.E27]/(4*[.$B$17]))" office:value-type="float" office:value="25.2940717874535" calcext:value-type="float">
            <text:p>25,2940717875</text:p>
          </table:table-cell>
          <table:table-cell table:formula="of:=[.E27]*[.$B$21]-[.G27]*[.$B$20]+[.$B$22]" office:value-type="float" office:value="134.943770599343" calcext:value-type="float">
            <text:p>134,9437705993</text:p>
          </table:table-cell>
          <table:table-cell table:formula="of:=[.E27]*[.$B$20]+[.F27]*[.$B$21]+[.$B$23]" office:value-type="float" office:value="406.91676546618" calcext:value-type="float">
            <text:p>406,9167654662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SQRT(  POWER([.$B$18];2) * ( 1 - POWER([.E28];2)/POWER([.$B$17];2)  ))" office:value-type="float" office:value="190.909635590052" calcext:value-type="float">
            <text:p>190,9096355901</text:p>
          </table:table-cell>
          <table:table-cell table:formula="of:=[.$B$18]*SIN([.E28]/(4*[.$B$17]))" office:value-type="float" office:value="26.2622762712677" calcext:value-type="float">
            <text:p>26,2622762713</text:p>
          </table:table-cell>
          <table:table-cell table:formula="of:=[.E28]*[.$B$21]-[.G28]*[.$B$20]+[.$B$22]" office:value-type="float" office:value="136.285535117365" calcext:value-type="float">
            <text:p>136,2855351174</text:p>
          </table:table-cell>
          <table:table-cell table:formula="of:=[.E28]*[.$B$20]+[.F28]*[.$B$21]+[.$B$23]" office:value-type="float" office:value="404.594477548362" calcext:value-type="float">
            <text:p>404,594477548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SQRT(  POWER([.$B$18];2) * ( 1 - POWER([.E29];2)/POWER([.$B$17];2)  ))" office:value-type="float" office:value="188.705756523414" calcext:value-type="float">
            <text:p>188,7057565234</text:p>
          </table:table-cell>
          <table:table-cell table:formula="of:=[.$B$18]*SIN([.E29]/(4*[.$B$17]))" office:value-type="float" office:value="27.2299555104319" calcext:value-type="float">
            <text:p>27,2299555104</text:p>
          </table:table-cell>
          <table:table-cell table:formula="of:=[.E29]*[.$B$21]-[.G29]*[.$B$20]+[.$B$22]" office:value-type="float" office:value="137.627047819688" calcext:value-type="float">
            <text:p>137,6270478197</text:p>
          </table:table-cell>
          <table:table-cell table:formula="of:=[.E29]*[.$B$20]+[.F29]*[.$B$21]+[.$B$23]" office:value-type="float" office:value="402.180966172361" calcext:value-type="float">
            <text:p>402,180966172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SQRT(  POWER([.$B$18];2) * ( 1 - POWER([.E30];2)/POWER([.$B$17];2)  ))" office:value-type="float" office:value="186.394241730414" calcext:value-type="float">
            <text:p>186,3942417304</text:p>
          </table:table-cell>
          <table:table-cell table:formula="of:=[.$B$18]*SIN([.E30]/(4*[.$B$17]))" office:value-type="float" office:value="28.1970901513935" calcext:value-type="float">
            <text:p>28,1970901514</text:p>
          </table:table-cell>
          <table:table-cell table:formula="of:=[.E30]*[.$B$21]-[.G30]*[.$B$20]+[.$B$22]" office:value-type="float" office:value="138.968299427724" calcext:value-type="float">
            <text:p>138,9682994277</text:p>
          </table:table-cell>
          <table:table-cell table:formula="of:=[.E30]*[.$B$20]+[.F30]*[.$B$21]+[.$B$23]" office:value-type="float" office:value="399.672995559868" calcext:value-type="float">
            <text:p>399,6729955599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2">
        <table:table-column table:style-name="co4" table:default-cell-style-name="ce1"/>
        <table:table-column table:style-name="co5" table:default-cell-style-name="ce3"/>
        <table:table-column table:style-name="co4" table:number-columns-repeated="2" table:default-cell-style-name="ce1"/>
        <table:table-column table:style-name="co6" table:default-cell-style-name="ce1"/>
        <table:table-column table:style-name="co4" table:number-columns-repeated="1017" table:default-cell-style-name="ce1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xA</text:p>
          </table:table-cell>
          <table:table-cell office:value-type="float" office:value="100" calcext:value-type="float">
            <text:p>100,0000000000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f</text:p>
          </table:table-cell>
          <table:table-cell office:value-type="string" calcext:value-type="string">
            <text:p>yf</text:p>
          </table:table-cell>
          <table:table-cell/>
          <table:table-cell>
            <draw:frame table:end-cell-address="Planilha2.P17" table:end-x="12.72mm" table:end-y="0.66mm" draw:z-index="0" draw:name="Gráfico 2" draw:style-name="gr1" svg:width="127.01mm" svg:height="73.69mm" svg:x="0.02mm" svg:y="4.86mm">
              <loext:p draw:notify-on-update-of-ranges="Planilha2.G2:Planilha2.G114 Planilha2.H2:Planilha2.H114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A</text:p>
          </table:table-cell>
          <table:table-cell office:value-type="float" office:value="250" calcext:value-type="float">
            <text:p>250,0000000000</text:p>
          </table:table-cell>
          <table:table-cell table:number-columns-repeated="2"/>
          <table:table-cell table:style-name="ce3" table:formula="of:=-[.B10]" office:value-type="float" office:value="-55.9016994374947" calcext:value-type="float">
            <text:p>-55,9016994375</text:p>
          </table:table-cell>
          <table:table-cell table:formula="of:=SQRT( [.$B$12]*[.$B$12]*( 1 - ([.E2]*[.E2])/([.$B$10]*[.$B$10]) ) )" office:value-type="float" office:value="0" calcext:value-type="float">
            <text:p>0</text:p>
          </table:table-cell>
          <table:table-cell table:formula="of:=[.E2]*[.$B$16]-[.F2]*[.$B$15]+[.$B$8]" office:value-type="float" office:value="100" calcext:value-type="float">
            <text:p>100</text:p>
          </table:table-cell>
          <table:table-cell table:formula="of:=[.E2]*[.$B$15]+[.F2]*[.$B$16]+[.$B$9]" office:value-type="float" office:value="250" calcext:value-type="float">
            <text:p>2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</text:p>
          </table:table-cell>
          <table:table-cell office:value-type="float" office:value="200" calcext:value-type="float">
            <text:p>200,0000000000</text:p>
          </table:table-cell>
          <table:table-cell table:number-columns-repeated="2"/>
          <table:table-cell office:value-type="float" office:value="-55" calcext:value-type="float">
            <text:p>-55</text:p>
          </table:table-cell>
          <table:table-cell table:formula="of:=SQRT( [.$B$12]*[.$B$12]*( 1 - ([.E3]*[.E3])/([.$B$10]*[.$B$10]) ) )" office:value-type="float" office:value="12.6246675253008" calcext:value-type="float">
            <text:p>12,6246675253</text:p>
          </table:table-cell>
          <table:table-cell table:formula="of:=[.E3]*[.$B$16]-[.F3]*[.$B$15]+[.$B$8]" office:value-type="float" office:value="106.452427450986" calcext:value-type="float">
            <text:p>106,452427451</text:p>
          </table:table-cell>
          <table:table-cell table:formula="of:=[.E3]*[.$B$15]+[.F3]*[.$B$16]+[.$B$9]" office:value-type="float" office:value="260.88859366446" calcext:value-type="float">
            <text:p>260,888593664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B</text:p>
          </table:table-cell>
          <table:table-cell office:value-type="float" office:value="200" calcext:value-type="float">
            <text:p>200,0000000000</text:p>
          </table:table-cell>
          <table:table-cell table:number-columns-repeated="2"/>
          <table:table-cell office:value-type="float" office:value="-54" calcext:value-type="float">
            <text:p>-54</text:p>
          </table:table-cell>
          <table:table-cell table:formula="of:=SQRT( [.$B$12]*[.$B$12]*( 1 - ([.E4]*[.E4])/([.$B$10]*[.$B$10]) ) )" office:value-type="float" office:value="18.2512701190894" calcext:value-type="float">
            <text:p>18,2512701191</text:p>
          </table:table-cell>
          <table:table-cell table:formula="of:=[.E4]*[.$B$16]-[.F4]*[.$B$15]+[.$B$8]" office:value-type="float" office:value="109.863147818403" calcext:value-type="float">
            <text:p>109,8631478184</text:p>
          </table:table-cell>
          <table:table-cell table:formula="of:=[.E4]*[.$B$15]+[.F4]*[.$B$16]+[.$B$9]" office:value-type="float" office:value="265.473966421795" calcext:value-type="float">
            <text:p>265,47396642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200" calcext:value-type="float">
            <text:p>200,0000000000</text:p>
          </table:table-cell>
          <table:table-cell table:number-columns-repeated="2"/>
          <table:table-cell office:value-type="float" office:value="-53" calcext:value-type="float">
            <text:p>-53</text:p>
          </table:table-cell>
          <table:table-cell table:formula="of:=SQRT( [.$B$12]*[.$B$12]*( 1 - ([.E5]*[.E5])/([.$B$10]*[.$B$10]) ) )" office:value-type="float" office:value="22.4420998837688" calcext:value-type="float">
            <text:p>22,4420998838</text:p>
          </table:table-cell>
          <table:table-cell table:formula="of:=[.E5]*[.$B$16]-[.F5]*[.$B$15]+[.$B$8]" office:value-type="float" office:value="112.631771056594" calcext:value-type="float">
            <text:p>112,6317710566</text:p>
          </table:table-cell>
          <table:table-cell table:formula="of:=[.E5]*[.$B$15]+[.F5]*[.$B$16]+[.$B$9]" office:value-type="float" office:value="268.775144920677" calcext:value-type="float">
            <text:p>268,7751449207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52" calcext:value-type="float">
            <text:p>-52</text:p>
          </table:table-cell>
          <table:table-cell table:formula="of:=SQRT( [.$B$12]*[.$B$12]*( 1 - ([.E6]*[.E6])/([.$B$10]*[.$B$10]) ) )" office:value-type="float" office:value="25.9036520364149" calcext:value-type="float">
            <text:p>25,9036520364</text:p>
          </table:table-cell>
          <table:table-cell table:formula="of:=[.E6]*[.$B$16]-[.F6]*[.$B$15]+[.$B$8]" office:value-type="float" office:value="115.074251431789" calcext:value-type="float">
            <text:p>115,0742514318</text:p>
          </table:table-cell>
          <table:table-cell table:formula="of:=[.E6]*[.$B$15]+[.F6]*[.$B$16]+[.$B$9]" office:value-type="float" office:value="271.424037693568" calcext:value-type="float">
            <text:p>271,4240376936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51" calcext:value-type="float">
            <text:p>-51</text:p>
          </table:table-cell>
          <table:table-cell table:formula="of:=SQRT( [.$B$12]*[.$B$12]*( 1 - ([.E7]*[.E7])/([.$B$10]*[.$B$10]) ) )" office:value-type="float" office:value="28.8991848648327" calcext:value-type="float">
            <text:p>28,8991848648</text:p>
          </table:table-cell>
          <table:table-cell table:formula="of:=[.E7]*[.$B$16]-[.F7]*[.$B$15]+[.$B$8]" office:value-type="float" office:value="117.308321629424" calcext:value-type="float">
            <text:p>117,3083216294</text:p>
          </table:table-cell>
          <table:table-cell table:formula="of:=[.E7]*[.$B$15]+[.F7]*[.$B$16]+[.$B$9]" office:value-type="float" office:value="273.656110111337" calcext:value-type="float">
            <text:p>273,65611011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O</text:p>
          </table:table-cell>
          <table:table-cell table:formula="of:=([.B1]+[.B3])/2" office:value-type="float" office:value="150" calcext:value-type="float">
            <text:p>150,0000000000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table:formula="of:=SQRT( [.$B$12]*[.$B$12]*( 1 - ([.E8]*[.E8])/([.$B$10]*[.$B$10]) ) )" office:value-type="float" office:value="31.561668813252" calcext:value-type="float">
            <text:p>31,5616688133</text:p>
          </table:table-cell>
          <table:table-cell table:formula="of:=[.E8]*[.$B$16]-[.F8]*[.$B$15]+[.$B$8]" office:value-type="float" office:value="119.393447839958" calcext:value-type="float">
            <text:p>119,39344784</text:p>
          </table:table-cell>
          <table:table-cell table:formula="of:=[.E8]*[.$B$15]+[.F8]*[.$B$16]+[.$B$9]" office:value-type="float" office:value="275.590294554905" calcext:value-type="float">
            <text:p>275,590294554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O</text:p>
          </table:table-cell>
          <table:table-cell table:formula="of:=([.B2]+[.B4])/2" office:value-type="float" office:value="225" calcext:value-type="float">
            <text:p>225,0000000000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table:formula="of:=SQRT( [.$B$12]*[.$B$12]*( 1 - ([.E9]*[.E9])/([.$B$10]*[.$B$10]) ) )" office:value-type="float" office:value="33.9695061209395" calcext:value-type="float">
            <text:p>33,9695061209</text:p>
          </table:table-cell>
          <table:table-cell table:formula="of:=[.E9]*[.$B$16]-[.F9]*[.$B$15]+[.$B$8]" office:value-type="float" office:value="121.364692610707" calcext:value-type="float">
            <text:p>121,3646926107</text:p>
          </table:table-cell>
          <table:table-cell table:formula="of:=[.E9]*[.$B$15]+[.F9]*[.$B$16]+[.$B$9]" office:value-type="float" office:value="277.296716118904" calcext:value-type="float">
            <text:p>277,296716118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table:formula="of:=SQRT( POWER( [.B8]-[.B1]; 2) + POWER( [.B9]-[.B2]; 2) )" office:value-type="float" office:value="55.9016994374947" calcext:value-type="float">
            <text:p>55,9016994375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formula="of:=SQRT( [.$B$12]*[.$B$12]*( 1 - ([.E10]*[.E10])/([.$B$10]*[.$B$10]) ) )" office:value-type="float" office:value="36.173583031284" calcext:value-type="float">
            <text:p>36,1735830313</text:p>
          </table:table-cell>
          <table:table-cell table:formula="of:=[.E10]*[.$B$16]-[.F10]*[.$B$15]+[.$B$8]" office:value-type="float" office:value="123.244812961541" calcext:value-type="float">
            <text:p>123,2448129615</text:p>
          </table:table-cell>
          <table:table-cell table:formula="of:=[.E10]*[.$B$15]+[.F10]*[.$B$16]+[.$B$9]" office:value-type="float" office:value="278.820888843072" calcext:value-type="float">
            <text:p>278,820888843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teB</text:p>
          </table:table-cell>
          <table:table-cell table:formula="of:=(2*[.B5]*[.B5])/( PI()*PI() ) - [.B10]*[.B10]" office:value-type="float" office:value="4980.69469138702" calcext:value-type="float">
            <text:p>4980,6946913870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table:formula="of:=SQRT( [.$B$12]*[.$B$12]*( 1 - ([.E11]*[.E11])/([.$B$10]*[.$B$10]) ) )" office:value-type="float" office:value="38.2091772737829" calcext:value-type="float">
            <text:p>38,2091772738</text:p>
          </table:table-cell>
          <table:table-cell table:formula="of:=[.E11]*[.$B$16]-[.F11]*[.$B$15]+[.$B$8]" office:value-type="float" office:value="125.049585572708" calcext:value-type="float">
            <text:p>125,0495855727</text:p>
          </table:table-cell>
          <table:table-cell table:formula="of:=[.E11]*[.$B$15]+[.F11]*[.$B$16]+[.$B$9]" office:value-type="float" office:value="280.194366087905" calcext:value-type="float">
            <text:p>280,194366087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</text:p>
          </table:table-cell>
          <table:table-cell table:formula="of:=IF( [.B11]&gt;=0; SQRT([.B11]); 0 )" office:value-type="float" office:value="70.5740369497666" calcext:value-type="float">
            <text:p>70,5740369498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table:formula="of:=SQRT( [.$B$12]*[.$B$12]*( 1 - ([.E12]*[.E12])/([.$B$10]*[.$B$10]) ) )" office:value-type="float" office:value="40.101953842114" calcext:value-type="float">
            <text:p>40,1019538421</text:p>
          </table:table-cell>
          <table:table-cell table:formula="of:=[.E12]*[.$B$16]-[.F12]*[.$B$15]+[.$B$8]" office:value-type="float" office:value="126.790488178309" calcext:value-type="float">
            <text:p>126,7904881783</text:p>
          </table:table-cell>
          <table:table-cell table:formula="of:=[.E12]*[.$B$15]+[.F12]*[.$B$16]+[.$B$9]" office:value-type="float" office:value="281.440103321608" calcext:value-type="float">
            <text:p>281,44010332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</text:p>
          </table:table-cell>
          <table:table-cell table:formula="of:=([.B4]-[.B2])/([.B3]-[.B1])" office:value-type="float" office:value="-0.5" calcext:value-type="float">
            <text:p>-0,5000000000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table:formula="of:=SQRT( [.$B$12]*[.$B$12]*( 1 - ([.E13]*[.E13])/([.$B$10]*[.$B$10]) ) )" office:value-type="float" office:value="41.8712852844074" calcext:value-type="float">
            <text:p>41,8712852844</text:p>
          </table:table-cell>
          <table:table-cell table:formula="of:=[.E13]*[.$B$16]-[.F13]*[.$B$15]+[.$B$8]" office:value-type="float" office:value="128.476184445248" calcext:value-type="float">
            <text:p>128,4761844452</text:p>
          </table:table-cell>
          <table:table-cell table:formula="of:=[.E13]*[.$B$15]+[.F13]*[.$B$16]+[.$B$9]" office:value-type="float" office:value="282.575427877987" calcext:value-type="float">
            <text:p>282,5754278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ta</text:p>
          </table:table-cell>
          <table:table-cell table:formula="of:=ATAN([.B13])" office:value-type="float" office:value="-0.463647609000806" calcext:value-type="float">
            <text:p>-0,4636476090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table:formula="of:=SQRT( [.$B$12]*[.$B$12]*( 1 - ([.E14]*[.E14])/([.$B$10]*[.$B$10]) ) )" office:value-type="float" office:value="43.5322261799111" calcext:value-type="float">
            <text:p>43,5322261799</text:p>
          </table:table-cell>
          <table:table-cell table:formula="of:=[.E14]*[.$B$16]-[.F14]*[.$B$15]+[.$B$8]" office:value-type="float" office:value="130.113406986039" calcext:value-type="float">
            <text:p>130,113406986</text:p>
          </table:table-cell>
          <table:table-cell table:formula="of:=[.E14]*[.$B$15]+[.F14]*[.$B$16]+[.$B$9]" office:value-type="float" office:value="283.613804982069" calcext:value-type="float">
            <text:p>283,613804982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n</text:p>
          </table:table-cell>
          <table:table-cell table:formula="of:=SIN([.B14])" office:value-type="float" office:value="-0.447213595499958" calcext:value-type="float">
            <text:p>-0,4472135955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table:formula="of:=SQRT( [.$B$12]*[.$B$12]*( 1 - ([.E15]*[.E15])/([.$B$10]*[.$B$10]) ) )" office:value-type="float" office:value="45.0967543886159" calcext:value-type="float">
            <text:p>45,0967543886</text:p>
          </table:table-cell>
          <table:table-cell table:formula="of:=[.E15]*[.$B$16]-[.F15]*[.$B$15]+[.$B$8]" office:value-type="float" office:value="131.707512462515" calcext:value-type="float">
            <text:p>131,7075124625</text:p>
          </table:table-cell>
          <table:table-cell table:formula="of:=[.E15]*[.$B$15]+[.F15]*[.$B$16]+[.$B$9]" office:value-type="float" office:value="284.565947957521" calcext:value-type="float">
            <text:p>284,56594795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s</text:p>
          </table:table-cell>
          <table:table-cell table:formula="of:=COS([.B14])" office:value-type="float" office:value="0.894427190999916" calcext:value-type="float">
            <text:p>0,8944271910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table:formula="of:=SQRT( [.$B$12]*[.$B$12]*( 1 - ([.E16]*[.E16])/([.$B$10]*[.$B$10]) ) )" office:value-type="float" office:value="46.5745869760847" calcext:value-type="float">
            <text:p>46,5745869761</text:p>
          </table:table-cell>
          <table:table-cell table:formula="of:=[.E16]*[.$B$16]-[.F16]*[.$B$15]+[.$B$8]" office:value-type="float" office:value="133.262846478504" calcext:value-type="float">
            <text:p>133,2628464785</text:p>
          </table:table-cell>
          <table:table-cell table:formula="of:=[.E16]*[.$B$15]+[.F16]*[.$B$16]+[.$B$9]" office:value-type="float" office:value="285.440548011999" calcext:value-type="float">
            <text:p>285,440548012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41" calcext:value-type="float">
            <text:p>-41</text:p>
          </table:table-cell>
          <table:table-cell table:formula="of:=SQRT( [.$B$12]*[.$B$12]*( 1 - ([.E17]*[.E17])/([.$B$10]*[.$B$10]) ) )" office:value-type="float" office:value="47.9737365961431" calcext:value-type="float">
            <text:p>47,9737365961</text:p>
          </table:table-cell>
          <table:table-cell table:formula="of:=[.E17]*[.$B$16]-[.F17]*[.$B$15]+[.$B$8]" office:value-type="float" office:value="134.782992401732" calcext:value-type="float">
            <text:p>134,7829924017</text:p>
          </table:table-cell>
          <table:table-cell table:formula="of:=[.E17]*[.$B$15]+[.F17]*[.$B$16]+[.$B$9]" office:value-type="float" office:value="286.244771880956" calcext:value-type="float">
            <text:p>286,244771881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40" calcext:value-type="float">
            <text:p>-40</text:p>
          </table:table-cell>
          <table:table-cell table:formula="of:=SQRT( [.$B$12]*[.$B$12]*( 1 - ([.E18]*[.E18])/([.$B$10]*[.$B$10]) ) )" office:value-type="float" office:value="49.3009027239549" calcext:value-type="float">
            <text:p>49,300902724</text:p>
          </table:table-cell>
          <table:table-cell table:formula="of:=[.E18]*[.$B$16]-[.F18]*[.$B$15]+[.$B$8]" office:value-type="float" office:value="136.270946328577" calcext:value-type="float">
            <text:p>136,2709463286</text:p>
          </table:table-cell>
          <table:table-cell table:formula="of:=[.E18]*[.$B$15]+[.F18]*[.$B$16]+[.$B$9]" office:value-type="float" office:value="286.984611757145" calcext:value-type="float">
            <text:p>286,9846117571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39" calcext:value-type="float">
            <text:p>-39</text:p>
          </table:table-cell>
          <table:table-cell table:formula="of:=SQRT( [.$B$12]*[.$B$12]*( 1 - ([.E19]*[.E19])/([.$B$10]*[.$B$10]) ) )" office:value-type="float" office:value="50.5617540359819" calcext:value-type="float">
            <text:p>50,561754036</text:p>
          </table:table-cell>
          <table:table-cell table:formula="of:=[.E19]*[.$B$16]-[.F19]*[.$B$15]+[.$B$8]" office:value-type="float" office:value="137.729243368219" calcext:value-type="float">
            <text:p>137,7292433682</text:p>
          </table:table-cell>
          <table:table-cell table:formula="of:=[.E19]*[.$B$15]+[.F19]*[.$B$16]+[.$B$9]" office:value-type="float" office:value="287.66513785893" calcext:value-type="float">
            <text:p>287,6651378589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38" calcext:value-type="float">
            <text:p>-38</text:p>
          </table:table-cell>
          <table:table-cell table:formula="of:=SQRT( [.$B$12]*[.$B$12]*( 1 - ([.E20]*[.E20])/([.$B$10]*[.$B$10]) ) )" office:value-type="float" office:value="51.7611368537333" calcext:value-type="float">
            <text:p>51,7611368537</text:p>
          </table:table-cell>
          <table:table-cell table:formula="of:=[.E20]*[.$B$16]-[.F20]*[.$B$15]+[.$B$8]" office:value-type="float" office:value="139.160050861527" calcext:value-type="float">
            <text:p>139,1600508615</text:p>
          </table:table-cell>
          <table:table-cell table:formula="of:=[.E20]*[.$B$15]+[.F20]*[.$B$16]+[.$B$9]" office:value-type="float" office:value="288.290684868045" calcext:value-type="float">
            <text:p>288,290684868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37" calcext:value-type="float">
            <text:p>-37</text:p>
          </table:table-cell>
          <table:table-cell table:formula="of:=SQRT( [.$B$12]*[.$B$12]*( 1 - ([.E21]*[.E21])/([.$B$10]*[.$B$10]) ) )" office:value-type="float" office:value="52.9032320466736" calcext:value-type="float">
            <text:p>52,9032320467</text:p>
          </table:table-cell>
          <table:table-cell table:formula="of:=[.E21]*[.$B$16]-[.F21]*[.$B$15]+[.$B$8]" office:value-type="float" office:value="140.565238550165" calcext:value-type="float">
            <text:p>140,5652385502</text:p>
          </table:table-cell>
          <table:table-cell table:formula="of:=[.E21]*[.$B$15]+[.F21]*[.$B$16]+[.$B$9]" office:value-type="float" office:value="288.864992267821" calcext:value-type="float">
            <text:p>288,8649922678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36" calcext:value-type="float">
            <text:p>-36</text:p>
          </table:table-cell>
          <table:table-cell table:formula="of:=SQRT( [.$B$12]*[.$B$12]*( 1 - ([.E22]*[.E22])/([.$B$10]*[.$B$10]) ) )" office:value-type="float" office:value="53.9916751821519" calcext:value-type="float">
            <text:p>53,9916751822</text:p>
          </table:table-cell>
          <table:table-cell table:formula="of:=[.E22]*[.$B$16]-[.F22]*[.$B$15]+[.$B$8]" office:value-type="float" office:value="141.946432309279" calcext:value-type="float">
            <text:p>141,9464323093</text:p>
          </table:table-cell>
          <table:table-cell table:formula="of:=[.E22]*[.$B$15]+[.F22]*[.$B$16]+[.$B$9]" office:value-type="float" office:value="289.39131180855" calcext:value-type="float">
            <text:p>289,3913118086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35" calcext:value-type="float">
            <text:p>-35</text:p>
          </table:table-cell>
          <table:table-cell table:formula="of:=SQRT( [.$B$12]*[.$B$12]*( 1 - ([.E23]*[.E23])/([.$B$10]*[.$B$10]) ) )" office:value-type="float" office:value="55.0296499385859" calcext:value-type="float">
            <text:p>55,0296499386</text:p>
          </table:table-cell>
          <table:table-cell table:formula="of:=[.E23]*[.$B$16]-[.F23]*[.$B$15]+[.$B$8]" office:value-type="float" office:value="143.305055923142" calcext:value-type="float">
            <text:p>143,3050559231</text:p>
          </table:table-cell>
          <table:table-cell table:formula="of:=[.E23]*[.$B$15]+[.F23]*[.$B$16]+[.$B$9]" office:value-type="float" office:value="289.872491058777" calcext:value-type="float">
            <text:p>289,8724910588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34" calcext:value-type="float">
            <text:p>-34</text:p>
          </table:table-cell>
          <table:table-cell table:formula="of:=SQRT( [.$B$12]*[.$B$12]*( 1 - ([.E24]*[.E24])/([.$B$10]*[.$B$10]) ) )" office:value-type="float" office:value="56.0199617203469" calcext:value-type="float">
            <text:p>56,0199617203</text:p>
          </table:table-cell>
          <table:table-cell table:formula="of:=[.E24]*[.$B$16]-[.F24]*[.$B$15]+[.$B$8]" office:value-type="float" office:value="144.642364006729" calcext:value-type="float">
            <text:p>144,6423640067</text:p>
          </table:table-cell>
          <table:table-cell table:formula="of:=[.E24]*[.$B$15]+[.F24]*[.$B$16]+[.$B$9]" office:value-type="float" office:value="290.311039248451" calcext:value-type="float">
            <text:p>290,3110392485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33" calcext:value-type="float">
            <text:p>-33</text:p>
          </table:table-cell>
          <table:table-cell table:formula="of:=SQRT( [.$B$12]*[.$B$12]*( 1 - ([.E25]*[.E25])/([.$B$10]*[.$B$10]) ) )" office:value-type="float" office:value="56.9650963778038" calcext:value-type="float">
            <text:p>56,9650963778</text:p>
          </table:table-cell>
          <table:table-cell table:formula="of:=[.E25]*[.$B$16]-[.F25]*[.$B$15]+[.$B$8]" office:value-type="float" office:value="145.959468266122" calcext:value-type="float">
            <text:p>145,9594682661</text:p>
          </table:table-cell>
          <table:table-cell table:formula="of:=[.E25]*[.$B$15]+[.F25]*[.$B$16]+[.$B$9]" office:value-type="float" office:value="290.709179789737" calcext:value-type="float">
            <text:p>290,7091797897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32" calcext:value-type="float">
            <text:p>-32</text:p>
          </table:table-cell>
          <table:table-cell table:formula="of:=SQRT( [.$B$12]*[.$B$12]*( 1 - ([.E26]*[.E26])/([.$B$10]*[.$B$10]) ) )" office:value-type="float" office:value="57.8672675604553" calcext:value-type="float">
            <text:p>57,8672675605</text:p>
          </table:table-cell>
          <table:table-cell table:formula="of:=[.E26]*[.$B$16]-[.F26]*[.$B$15]+[.$B$8]" office:value-type="float" office:value="147.257358675472" calcext:value-type="float">
            <text:p>147,2573586755</text:p>
          </table:table-cell>
          <table:table-cell table:formula="of:=[.E26]*[.$B$15]+[.F26]*[.$B$16]+[.$B$9]" office:value-type="float" office:value="291.068892630937" calcext:value-type="float">
            <text:p>291,0688926309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31" calcext:value-type="float">
            <text:p>-31</text:p>
          </table:table-cell>
          <table:table-cell table:formula="of:=SQRT( [.$B$12]*[.$B$12]*( 1 - ([.E27]*[.E27])/([.$B$10]*[.$B$10]) ) )" office:value-type="float" office:value="58.7284552826965" calcext:value-type="float">
            <text:p>58,7284552827</text:p>
          </table:table-cell>
          <table:table-cell table:formula="of:=[.E27]*[.$B$16]-[.F27]*[.$B$15]+[.$B$8]" office:value-type="float" office:value="148.536920724136" calcext:value-type="float">
            <text:p>148,5369207241</text:p>
          </table:table-cell>
          <table:table-cell table:formula="of:=[.E27]*[.$B$15]+[.F27]*[.$B$16]+[.$B$9]" office:value-type="float" office:value="291.391948750765" calcext:value-type="float">
            <text:p>291,3919487508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30" calcext:value-type="float">
            <text:p>-30</text:p>
          </table:table-cell>
          <table:table-cell table:formula="of:=SQRT( [.$B$12]*[.$B$12]*( 1 - ([.E28]*[.E28])/([.$B$10]*[.$B$10]) ) )" office:value-type="float" office:value="59.5504376160878" calcext:value-type="float">
            <text:p>59,5504376161</text:p>
          </table:table-cell>
          <table:table-cell table:formula="of:=[.E28]*[.$B$16]-[.F28]*[.$B$15]+[.$B$8]" office:value-type="float" office:value="149.798949589889" calcext:value-type="float">
            <text:p>149,7989495899</text:p>
          </table:table-cell>
          <table:table-cell table:formula="of:=[.E28]*[.$B$15]+[.F28]*[.$B$16]+[.$B$9]" office:value-type="float" office:value="291.679938504772" calcext:value-type="float">
            <text:p>291,6799385048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29" calcext:value-type="float">
            <text:p>-29</text:p>
          </table:table-cell>
          <table:table-cell table:formula="of:=SQRT( [.$B$12]*[.$B$12]*( 1 - ([.E29]*[.E29])/([.$B$10]*[.$B$10]) ) )" office:value-type="float" office:value="60.3348169471073" calcext:value-type="float">
            <text:p>60,3348169471</text:p>
          </table:table-cell>
          <table:table-cell table:formula="of:=[.E29]*[.$B$16]-[.F29]*[.$B$15]+[.$B$8]" office:value-type="float" office:value="151.04416188175" calcext:value-type="float">
            <text:p>151,0441618818</text:p>
          </table:table-cell>
          <table:table-cell table:formula="of:=[.E29]*[.$B$15]+[.F29]*[.$B$16]+[.$B$9]" office:value-type="float" office:value="291.934295110994" calcext:value-type="float">
            <text:p>291,934295111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28" calcext:value-type="float">
            <text:p>-28</text:p>
          </table:table-cell>
          <table:table-cell table:formula="of:=SQRT( [.$B$12]*[.$B$12]*( 1 - ([.E30]*[.E30])/([.$B$10]*[.$B$10]) ) )" office:value-type="float" office:value="61.0830418955363" calcext:value-type="float">
            <text:p>61,0830418955</text:p>
          </table:table-cell>
          <table:table-cell table:formula="of:=[.E30]*[.$B$16]-[.F30]*[.$B$15]+[.$B$8]" office:value-type="float" office:value="152.27320544218" calcext:value-type="float">
            <text:p>152,2732054422</text:p>
          </table:table-cell>
          <table:table-cell table:formula="of:=[.E30]*[.$B$15]+[.F30]*[.$B$16]+[.$B$9]" office:value-type="float" office:value="292.156314254354" calcext:value-type="float">
            <text:p>292,1563142544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27" calcext:value-type="float">
            <text:p>-27</text:p>
          </table:table-cell>
          <table:table-cell table:formula="of:=SQRT( [.$B$12]*[.$B$12]*( 1 - ([.E31]*[.E31])/([.$B$10]*[.$B$10]) ) )" office:value-type="float" office:value="61.7964257362856" calcext:value-type="float">
            <text:p>61,7964257363</text:p>
          </table:table-cell>
          <table:table-cell table:formula="of:=[.E31]*[.$B$16]-[.F31]*[.$B$15]+[.$B$8]" office:value-type="float" office:value="153.486667585573" calcext:value-type="float">
            <text:p>153,4866675856</text:p>
          </table:table-cell>
          <table:table-cell table:formula="of:=[.E31]*[.$B$15]+[.F31]*[.$B$16]+[.$B$9]" office:value-type="float" office:value="292.34717056364" calcext:value-type="float">
            <text:p>292,3471705636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26" calcext:value-type="float">
            <text:p>-26</text:p>
          </table:table-cell>
          <table:table-cell table:formula="of:=SQRT( [.$B$12]*[.$B$12]*( 1 - ([.E32]*[.E32])/([.$B$10]*[.$B$10]) ) )" office:value-type="float" office:value="62.4761619799599" calcext:value-type="float">
            <text:p>62,47616198</text:p>
          </table:table-cell>
          <table:table-cell table:formula="of:=[.E32]*[.$B$16]-[.F32]*[.$B$15]+[.$B$8]" office:value-type="float" office:value="154.685082066098" calcext:value-type="float">
            <text:p>154,6850820661</text:p>
          </table:table-cell>
          <table:table-cell table:formula="of:=[.E32]*[.$B$15]+[.F32]*[.$B$16]+[.$B$9]" office:value-type="float" office:value="292.50793154719" calcext:value-type="float">
            <text:p>292,5079315472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25" calcext:value-type="float">
            <text:p>-25</text:p>
          </table:table-cell>
          <table:table-cell table:formula="of:=SQRT( [.$B$12]*[.$B$12]*( 1 - ([.E33]*[.E33])/([.$B$10]*[.$B$10]) ) )" office:value-type="float" office:value="63.123337626504" calcext:value-type="float">
            <text:p>63,1233376265</text:p>
          </table:table-cell>
          <table:table-cell table:formula="of:=[.E33]*[.$B$16]-[.F33]*[.$B$15]+[.$B$8]" office:value-type="float" office:value="155.868935004909" calcext:value-type="float">
            <text:p>155,8689350049</text:p>
          </table:table-cell>
          <table:table-cell table:formula="of:=[.E33]*[.$B$15]+[.F33]*[.$B$16]+[.$B$9]" office:value-type="float" office:value="292.639569447312" calcext:value-type="float">
            <text:p>292,6395694473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24" calcext:value-type="float">
            <text:p>-24</text:p>
          </table:table-cell>
          <table:table-cell table:formula="of:=SQRT( [.$B$12]*[.$B$12]*( 1 - ([.E34]*[.E34])/([.$B$10]*[.$B$10]) ) )" office:value-type="float" office:value="63.738944499188" calcext:value-type="float">
            <text:p>63,7389444992</text:p>
          </table:table-cell>
          <table:table-cell table:formula="of:=[.E34]*[.$B$16]-[.F34]*[.$B$15]+[.$B$8]" office:value-type="float" office:value="157.038669958856" calcext:value-type="float">
            <text:p>157,0386699589</text:p>
          </table:table-cell>
          <table:table-cell table:formula="of:=[.E34]*[.$B$15]+[.F34]*[.$B$16]+[.$B$9]" office:value-type="float" office:value="292.742971377707" calcext:value-type="float">
            <text:p>292,7429713777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23" calcext:value-type="float">
            <text:p>-23</text:p>
          </table:table-cell>
          <table:table-cell table:formula="of:=SQRT( [.$B$12]*[.$B$12]*( 1 - ([.E35]*[.E35])/([.$B$10]*[.$B$10]) ) )" office:value-type="float" office:value="64.3238889840239" calcext:value-type="float">
            <text:p>64,323888984</text:p>
          </table:table-cell>
          <table:table-cell table:formula="of:=[.E35]*[.$B$16]-[.F35]*[.$B$15]+[.$B$8]" office:value-type="float" office:value="158.194692276087" calcext:value-type="float">
            <text:p>158,1946922761</text:p>
          </table:table-cell>
          <table:table-cell table:formula="of:=[.E35]*[.$B$15]+[.F35]*[.$B$16]+[.$B$9]" office:value-type="float" office:value="292.81894803467" calcext:value-type="float">
            <text:p>292,8189480347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22" calcext:value-type="float">
            <text:p>-22</text:p>
          </table:table-cell>
          <table:table-cell table:formula="of:=SQRT( [.$B$12]*[.$B$12]*( 1 - ([.E36]*[.E36])/([.$B$10]*[.$B$10]) ) )" office:value-type="float" office:value="64.879000436081" calcext:value-type="float">
            <text:p>64,8790004361</text:p>
          </table:table-cell>
          <table:table-cell table:formula="of:=[.E36]*[.$B$16]-[.F36]*[.$B$15]+[.$B$8]" office:value-type="float" office:value="159.337372855465" calcext:value-type="float">
            <text:p>159,3373728555</text:p>
          </table:table-cell>
          <table:table-cell table:formula="of:=[.E36]*[.$B$15]+[.F36]*[.$B$16]+[.$B$9]" office:value-type="float" office:value="292.868241215925" calcext:value-type="float">
            <text:p>292,8682412159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21" calcext:value-type="float">
            <text:p>-21</text:p>
          </table:table-cell>
          <table:table-cell table:formula="of:=SQRT( [.$B$12]*[.$B$12]*( 1 - ([.E37]*[.E37])/([.$B$10]*[.$B$10]) ) )" office:value-type="float" office:value="65.4050384644676" calcext:value-type="float">
            <text:p>65,4050384645</text:p>
          </table:table-cell>
          <table:table-cell table:formula="of:=[.E37]*[.$B$16]-[.F37]*[.$B$15]+[.$B$8]" office:value-type="float" office:value="160.467051404509" calcext:value-type="float">
            <text:p>160,4670514045</text:p>
          </table:table-cell>
          <table:table-cell table:formula="of:=[.E37]*[.$B$15]+[.F37]*[.$B$16]+[.$B$9]" office:value-type="float" office:value="292.891530336514" calcext:value-type="float">
            <text:p>292,8915303365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20" calcext:value-type="float">
            <text:p>-20</text:p>
          </table:table-cell>
          <table:table-cell table:formula="of:=SQRT( [.$B$12]*[.$B$12]*( 1 - ([.E38]*[.E38])/([.$B$10]*[.$B$10]) ) )" office:value-type="float" office:value="65.9026992686148" calcext:value-type="float">
            <text:p>65,9026992686</text:p>
          </table:table-cell>
          <table:table-cell table:formula="of:=[.E38]*[.$B$16]-[.F38]*[.$B$15]+[.$B$8]" office:value-type="float" office:value="161.584039273071" calcext:value-type="float">
            <text:p>161,5840392731</text:p>
          </table:table-cell>
          <table:table-cell table:formula="of:=[.E38]*[.$B$15]+[.F38]*[.$B$16]+[.$B$9]" office:value-type="float" office:value="292.889438096139" calcext:value-type="float">
            <text:p>292,8894380961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19" calcext:value-type="float">
            <text:p>-19</text:p>
          </table:table-cell>
          <table:table-cell table:formula="of:=SQRT( [.$B$12]*[.$B$12]*( 1 - ([.E39]*[.E39])/([.$B$10]*[.$B$10]) ) )" office:value-type="float" office:value="66.3726211674512" calcext:value-type="float">
            <text:p>66,3726211675</text:p>
          </table:table-cell>
          <table:table-cell table:formula="of:=[.E39]*[.$B$16]-[.F39]*[.$B$15]+[.$B$8]" office:value-type="float" office:value="162.688621926054" calcext:value-type="float">
            <text:p>162,6886219261</text:p>
          </table:table-cell>
          <table:table-cell table:formula="of:=[.E39]*[.$B$15]+[.F39]*[.$B$16]+[.$B$9]" office:value-type="float" office:value="292.862535424604" calcext:value-type="float">
            <text:p>292,8625354246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18" calcext:value-type="float">
            <text:p>-18</text:p>
          </table:table-cell>
          <table:table-cell table:formula="of:=SQRT( [.$B$12]*[.$B$12]*( 1 - ([.E40]*[.E40])/([.$B$10]*[.$B$10]) ) )" office:value-type="float" office:value="66.8153894382426" calcext:value-type="float">
            <text:p>66,8153894382</text:p>
          </table:table-cell>
          <table:table-cell table:formula="of:=[.E40]*[.$B$16]-[.F40]*[.$B$15]+[.$B$8]" office:value-type="float" office:value="163.781061107408" calcext:value-type="float">
            <text:p>163,7810611074</text:p>
          </table:table-cell>
          <table:table-cell table:formula="of:=[.E40]*[.$B$15]+[.F40]*[.$B$16]+[.$B$9]" office:value-type="float" office:value="292.811345809812" calcext:value-type="float">
            <text:p>292,8113458098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17" calcext:value-type="float">
            <text:p>-17</text:p>
          </table:table-cell>
          <table:table-cell table:formula="of:=SQRT( [.$B$12]*[.$B$12]*( 1 - ([.E41]*[.E41])/([.$B$10]*[.$B$10]) ) )" office:value-type="float" office:value="67.2315405619085" calcext:value-type="float">
            <text:p>67,2315405619</text:p>
          </table:table-cell>
          <table:table-cell table:formula="of:=[.E41]*[.$B$16]-[.F41]*[.$B$15]+[.$B$8]" office:value-type="float" office:value="164.861596738694" calcext:value-type="float">
            <text:p>164,8615967387</text:p>
          </table:table-cell>
          <table:table-cell table:formula="of:=[.E41]*[.$B$15]+[.F41]*[.$B$16]+[.$B$9]" office:value-type="float" office:value="292.736349094884" calcext:value-type="float">
            <text:p>292,7363490949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16" calcext:value-type="float">
            <text:p>-16</text:p>
          </table:table-cell>
          <table:table-cell table:formula="of:=SQRT( [.$B$12]*[.$B$12]*( 1 - ([.E42]*[.E42])/([.$B$10]*[.$B$10]) ) )" office:value-type="float" office:value="67.6215659554598" calcext:value-type="float">
            <text:p>67,6215659555</text:p>
          </table:table-cell>
          <table:table-cell table:formula="of:=[.E42]*[.$B$16]-[.F42]*[.$B$15]+[.$B$8]" office:value-type="float" office:value="165.93044858828" calcext:value-type="float">
            <text:p>165,9304485883</text:p>
          </table:table-cell>
          <table:table-cell table:formula="of:=[.E42]*[.$B$15]+[.F42]*[.$B$16]+[.$B$9]" office:value-type="float" office:value="292.637984816557" calcext:value-type="float">
            <text:p>292,6379848166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15" calcext:value-type="float">
            <text:p>-15</text:p>
          </table:table-cell>
          <table:table-cell table:formula="of:=SQRT( [.$B$12]*[.$B$12]*( 1 - ([.E43]*[.E43])/([.$B$10]*[.$B$10]) ) )" office:value-type="float" office:value="67.9859152590237" calcext:value-type="float">
            <text:p>67,985915259</text:p>
          </table:table-cell>
          <table:table-cell table:formula="of:=[.E43]*[.$B$16]-[.F43]*[.$B$15]+[.$B$8]" office:value-type="float" office:value="166.987817741345" calcext:value-type="float">
            <text:p>166,9878177413</text:p>
          </table:table-cell>
          <table:table-cell table:formula="of:=[.E43]*[.$B$15]+[.F43]*[.$B$16]+[.$B$9]" office:value-type="float" office:value="292.516655145186" calcext:value-type="float">
            <text:p>292,5166551452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14" calcext:value-type="float">
            <text:p>-14</text:p>
          </table:table-cell>
          <table:table-cell table:formula="of:=SQRT( [.$B$12]*[.$B$12]*( 1 - ([.E44]*[.E44])/([.$B$10]*[.$B$10]) ) )" office:value-type="float" office:value="68.3249992341253" calcext:value-type="float">
            <text:p>68,3249992341</text:p>
          </table:table-cell>
          <table:table-cell table:formula="of:=[.E44]*[.$B$16]-[.F44]*[.$B$15]+[.$B$8]" office:value-type="float" office:value="168.033887896026" calcext:value-type="float">
            <text:p>168,033887896</text:p>
          </table:table-cell>
          <table:table-cell table:formula="of:=[.E44]*[.$B$15]+[.F44]*[.$B$16]+[.$B$9]" office:value-type="float" office:value="292.37272747705" calcext:value-type="float">
            <text:p>292,3727274771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13" calcext:value-type="float">
            <text:p>-13</text:p>
          </table:table-cell>
          <table:table-cell table:formula="of:=SQRT( [.$B$12]*[.$B$12]*( 1 - ([.E45]*[.E45])/([.$B$10]*[.$B$10]) ) )" office:value-type="float" office:value="68.6391923209824" calcext:value-type="float">
            <text:p>68,639192321</text:p>
          </table:table-cell>
          <table:table-cell table:formula="of:=[.E45]*[.$B$16]-[.F45]*[.$B$15]+[.$B$8]" office:value-type="float" office:value="169.068826507081" calcext:value-type="float">
            <text:p>169,0688265071</text:p>
          </table:table-cell>
          <table:table-cell table:formula="of:=[.E45]*[.$B$15]+[.F45]*[.$B$16]+[.$B$9]" office:value-type="float" office:value="292.206536721659" calcext:value-type="float">
            <text:p>292,2065367217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12" calcext:value-type="float">
            <text:p>-12</text:p>
          </table:table-cell>
          <table:table-cell table:formula="of:=SQRT( [.$B$12]*[.$B$12]*( 1 - ([.E46]*[.E46])/([.$B$10]*[.$B$10]) ) )" office:value-type="float" office:value="68.9288348951867" calcext:value-type="float">
            <text:p>68,9288348952</text:p>
          </table:table-cell>
          <table:table-cell table:formula="of:=[.E46]*[.$B$16]-[.F46]*[.$B$15]+[.$B$8]" office:value-type="float" office:value="170.0927857951" calcext:value-type="float">
            <text:p>170,0927857951</text:p>
          </table:table-cell>
          <table:table-cell table:formula="of:=[.E46]*[.$B$15]+[.F46]*[.$B$16]+[.$B$9]" office:value-type="float" office:value="292.018387320198" calcext:value-type="float">
            <text:p>292,0183873202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11" calcext:value-type="float">
            <text:p>-11</text:p>
          </table:table-cell>
          <table:table-cell table:formula="of:=SQRT( [.$B$12]*[.$B$12]*( 1 - ([.E47]*[.E47])/([.$B$10]*[.$B$10]) ) )" office:value-type="float" office:value="69.1942352579788" calcext:value-type="float">
            <text:p>69,194235258</text:p>
          </table:table-cell>
          <table:table-cell table:formula="of:=[.E47]*[.$B$16]-[.F47]*[.$B$15]+[.$B$8]" office:value-type="float" office:value="171.105903636592" calcext:value-type="float">
            <text:p>171,1059036366</text:p>
          </table:table-cell>
          <table:table-cell table:formula="of:=[.E47]*[.$B$15]+[.F47]*[.$B$16]+[.$B$9]" office:value-type="float" office:value="291.808555025681" calcext:value-type="float">
            <text:p>291,8085550257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10" calcext:value-type="float">
            <text:p>-10</text:p>
          </table:table-cell>
          <table:table-cell table:formula="of:=SQRT( [.$B$12]*[.$B$12]*( 1 - ([.E48]*[.E48])/([.$B$10]*[.$B$10]) ) )" office:value-type="float" office:value="69.4356713891544" calcext:value-type="float">
            <text:p>69,4356713892</text:p>
          </table:table-cell>
          <table:table-cell table:formula="of:=[.E48]*[.$B$16]-[.F48]*[.$B$15]+[.$B$8]" office:value-type="float" office:value="172.108304347898" calcext:value-type="float">
            <text:p>172,1083043479</text:p>
          </table:table-cell>
          <table:table-cell table:formula="of:=[.E48]*[.$B$15]+[.F48]*[.$B$16]+[.$B$9]" office:value-type="float" office:value="291.577288470794" calcext:value-type="float">
            <text:p>291,5772884708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9" calcext:value-type="float">
            <text:p>-9</text:p>
          </table:table-cell>
          <table:table-cell table:formula="of:=SQRT( [.$B$12]*[.$B$12]*( 1 - ([.E49]*[.E49])/([.$B$10]*[.$B$10]) ) )" office:value-type="float" office:value="69.6533924872742" calcext:value-type="float">
            <text:p>69,6533924873</text:p>
          </table:table-cell>
          <table:table-cell table:formula="of:=[.E49]*[.$B$16]-[.F49]*[.$B$15]+[.$B$8]" office:value-type="float" office:value="173.100099374004" calcext:value-type="float">
            <text:p>173,100099374</text:p>
          </table:table-cell>
          <table:table-cell table:formula="of:=[.E49]*[.$B$15]+[.F49]*[.$B$16]+[.$B$9]" office:value-type="float" office:value="291.324810545507" calcext:value-type="float">
            <text:p>291,3248105455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8" calcext:value-type="float">
            <text:p>-8</text:p>
          </table:table-cell>
          <table:table-cell table:formula="of:=SQRT( [.$B$12]*[.$B$12]*( 1 - ([.E50]*[.E50])/([.$B$10]*[.$B$10]) ) )" office:value-type="float" office:value="69.8476203181427" calcext:value-type="float">
            <text:p>69,8476203181</text:p>
          </table:table-cell>
          <table:table-cell table:formula="of:=[.E50]*[.$B$16]-[.F50]*[.$B$15]+[.$B$8]" office:value-type="float" office:value="174.081387891593" calcext:value-type="float">
            <text:p>174,0813878916</text:p>
          </table:table-cell>
          <table:table-cell table:formula="of:=[.E50]*[.$B$15]+[.F50]*[.$B$16]+[.$B$9]" office:value-type="float" office:value="291.051319603185" calcext:value-type="float">
            <text:p>291,0513196032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7" calcext:value-type="float">
            <text:p>-7</text:p>
          </table:table-cell>
          <table:table-cell table:formula="of:=SQRT( [.$B$12]*[.$B$12]*( 1 - ([.E51]*[.E51])/([.$B$10]*[.$B$10]) ) )" office:value-type="float" office:value="70.0185503893509" calcext:value-type="float">
            <text:p>70,0185503894</text:p>
          </table:table-cell>
          <table:table-cell table:formula="of:=[.E51]*[.$B$16]-[.F51]*[.$B$15]+[.$B$8]" office:value-type="float" office:value="175.052257334317" calcext:value-type="float">
            <text:p>175,0522573343</text:p>
          </table:table-cell>
          <table:table-cell table:formula="of:=[.E51]*[.$B$15]+[.F51]*[.$B$16]+[.$B$9]" office:value-type="float" office:value="290.756990511133" calcext:value-type="float">
            <text:p>290,7569905111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6" calcext:value-type="float">
            <text:p>-6</text:p>
          </table:table-cell>
          <table:table-cell table:formula="of:=SQRT( [.$B$12]*[.$B$12]*( 1 - ([.E52]*[.E52])/([.$B$10]*[.$B$10]) ) )" office:value-type="float" office:value="70.1663529659497" calcext:value-type="float">
            <text:p>70,1663529659</text:p>
          </table:table-cell>
          <table:table-cell table:formula="of:=[.E52]*[.$B$16]-[.F52]*[.$B$15]+[.$B$8]" office:value-type="float" office:value="176.012783847022" calcext:value-type="float">
            <text:p>176,012783847</text:p>
          </table:table-cell>
          <table:table-cell table:formula="of:=[.E52]*[.$B$15]+[.F52]*[.$B$16]+[.$B$9]" office:value-type="float" office:value="290.441975559043" calcext:value-type="float">
            <text:p>290,441975559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5" calcext:value-type="float">
            <text:p>-5</text:p>
          </table:table-cell>
          <table:table-cell table:formula="of:=SQRT( [.$B$12]*[.$B$12]*( 1 - ([.E53]*[.E53])/([.$B$10]*[.$B$10]) ) )" office:value-type="float" office:value="70.2911739399473" calcext:value-type="float">
            <text:p>70,2911739399</text:p>
          </table:table-cell>
          <table:table-cell table:formula="of:=[.E53]*[.$B$16]-[.F53]*[.$B$15]+[.$B$8]" office:value-type="float" office:value="176.963032674597" calcext:value-type="float">
            <text:p>176,9630326746</text:p>
          </table:table-cell>
          <table:table-cell table:formula="of:=[.E53]*[.$B$15]+[.F53]*[.$B$16]+[.$B$9]" office:value-type="float" office:value="290.106405236693" calcext:value-type="float">
            <text:p>290,1064052367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4" calcext:value-type="float">
            <text:p>-4</text:p>
          </table:table-cell>
          <table:table-cell table:formula="of:=SQRT( [.$B$12]*[.$B$12]*( 1 - ([.E54]*[.E54])/([.$B$10]*[.$B$10]) ) )" office:value-type="float" office:value="70.3931355642517" calcext:value-type="float">
            <text:p>70,3931355643</text:p>
          </table:table-cell>
          <table:table-cell table:formula="of:=[.E54]*[.$B$16]-[.F54]*[.$B$15]+[.$B$8]" office:value-type="float" office:value="177.903058490205" calcext:value-type="float">
            <text:p>177,9030584902</text:p>
          </table:table-cell>
          <table:table-cell table:formula="of:=[.E54]*[.$B$15]+[.F54]*[.$B$16]+[.$B$9]" office:value-type="float" office:value="289.75038889041" calcext:value-type="float">
            <text:p>289,7503888904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3" calcext:value-type="float">
            <text:p>-3</text:p>
          </table:table-cell>
          <table:table-cell table:formula="of:=SQRT( [.$B$12]*[.$B$12]*( 1 - ([.E55]*[.E55])/([.$B$10]*[.$B$10]) ) )" office:value-type="float" office:value="70.4723370598409" calcext:value-type="float">
            <text:p>70,4723370598</text:p>
          </table:table-cell>
          <table:table-cell table:formula="of:=[.E55]*[.$B$16]-[.F55]*[.$B$15]+[.$B$8]" office:value-type="float" office:value="178.832905666817" calcext:value-type="float">
            <text:p>178,8329056668</text:p>
          </table:table-cell>
          <table:table-cell table:formula="of:=[.E55]*[.$B$15]+[.F55]*[.$B$16]+[.$B$9]" office:value-type="float" office:value="289.374015266133" calcext:value-type="float">
            <text:p>289,3740152661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2" calcext:value-type="float">
            <text:p>-2</text:p>
          </table:table-cell>
          <table:table-cell table:formula="of:=SQRT( [.$B$12]*[.$B$12]*( 1 - ([.E56]*[.E56])/([.$B$10]*[.$B$10]) ) )" office:value-type="float" office:value="70.5288551032983" calcext:value-type="float">
            <text:p>70,5288551033</text:p>
          </table:table-cell>
          <table:table-cell table:formula="of:=[.E56]*[.$B$16]-[.F56]*[.$B$15]+[.$B$8]" office:value-type="float" office:value="179.752608495242" calcext:value-type="float">
            <text:p>179,7526084952</text:p>
          </table:table-cell>
          <table:table-cell table:formula="of:=[.E56]*[.$B$15]+[.F56]*[.$B$16]+[.$B$9]" office:value-type="float" office:value="288.977352945483" calcext:value-type="float">
            <text:p>288,9773529455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-1" calcext:value-type="float">
            <text:p>-1</text:p>
          </table:table-cell>
          <table:table-cell table:formula="of:=SQRT( [.$B$12]*[.$B$12]*( 1 - ([.E57]*[.E57])/([.$B$10]*[.$B$10]) ) )" office:value-type="float" office:value="70.5627442003624" calcext:value-type="float">
            <text:p>70,5627442004</text:p>
          </table:table-cell>
          <table:table-cell table:formula="of:=[.E57]*[.$B$16]-[.F57]*[.$B$15]+[.$B$8]" office:value-type="float" office:value="180.662191351188" calcext:value-type="float">
            <text:p>180,6621913512</text:p>
          </table:table-cell>
          <table:table-cell table:formula="of:=[.E57]*[.$B$15]+[.F57]*[.$B$16]+[.$B$9]" office:value-type="float" office:value="288.560450679876" calcext:value-type="float">
            <text:p>288,5604506799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table:formula="of:=SQRT( [.$B$12]*[.$B$12]*( 1 - ([.E58]*[.E58])/([.$B$10]*[.$B$10]) ) )" office:value-type="float" office:value="70.5740369497666" calcext:value-type="float">
            <text:p>70,5740369498</text:p>
          </table:table-cell>
          <table:table-cell table:formula="of:=[.E58]*[.$B$16]-[.F58]*[.$B$15]+[.$B$8]" office:value-type="float" office:value="181.561668813252" calcext:value-type="float">
            <text:p>181,5616688133</text:p>
          </table:table-cell>
          <table:table-cell table:formula="of:=[.E58]*[.$B$15]+[.F58]*[.$B$16]+[.$B$9]" office:value-type="float" office:value="288.123337626504" calcext:value-type="float">
            <text:p>288,1233376265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formula="of:=SQRT( [.$B$12]*[.$B$12]*( 1 - ([.E59]*[.E59])/([.$B$10]*[.$B$10]) ) )" office:value-type="float" office:value="70.5627442003624" calcext:value-type="float">
            <text:p>70,5627442004</text:p>
          </table:table-cell>
          <table:table-cell table:formula="of:=[.E59]*[.$B$16]-[.F59]*[.$B$15]+[.$B$8]" office:value-type="float" office:value="182.451045733188" calcext:value-type="float">
            <text:p>182,4510457332</text:p>
          </table:table-cell>
          <table:table-cell table:formula="of:=[.E59]*[.$B$15]+[.F59]*[.$B$16]+[.$B$9]" office:value-type="float" office:value="287.666023488876" calcext:value-type="float">
            <text:p>287,6660234889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table:formula="of:=SQRT( [.$B$12]*[.$B$12]*( 1 - ([.E60]*[.E60])/([.$B$10]*[.$B$10]) ) )" office:value-type="float" office:value="70.5288551032983" calcext:value-type="float">
            <text:p>70,5288551033</text:p>
          </table:table-cell>
          <table:table-cell table:formula="of:=[.E60]*[.$B$16]-[.F60]*[.$B$15]+[.$B$8]" office:value-type="float" office:value="183.330317259241" calcext:value-type="float">
            <text:p>183,3303172592</text:p>
          </table:table-cell>
          <table:table-cell table:formula="of:=[.E60]*[.$B$15]+[.F60]*[.$B$16]+[.$B$9]" office:value-type="float" office:value="287.188498563483" calcext:value-type="float">
            <text:p>287,1884985635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table:formula="of:=SQRT( [.$B$12]*[.$B$12]*( 1 - ([.E61]*[.E61])/([.$B$10]*[.$B$10]) ) )" office:value-type="float" office:value="70.4723370598409" calcext:value-type="float">
            <text:p>70,4723370598</text:p>
          </table:table-cell>
          <table:table-cell table:formula="of:=[.E61]*[.$B$16]-[.F61]*[.$B$15]+[.$B$8]" office:value-type="float" office:value="184.199468812816" calcext:value-type="float">
            <text:p>184,1994688128</text:p>
          </table:table-cell>
          <table:table-cell table:formula="of:=[.E61]*[.$B$15]+[.F61]*[.$B$16]+[.$B$9]" office:value-type="float" office:value="286.690733693133" calcext:value-type="float">
            <text:p>286,6907336931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table:formula="of:=SQRT( [.$B$12]*[.$B$12]*( 1 - ([.E62]*[.E62])/([.$B$10]*[.$B$10]) ) )" office:value-type="float" office:value="70.3931355642517" calcext:value-type="float">
            <text:p>70,3931355643</text:p>
          </table:table-cell>
          <table:table-cell table:formula="of:=[.E62]*[.$B$16]-[.F62]*[.$B$15]+[.$B$8]" office:value-type="float" office:value="185.058476018205" calcext:value-type="float">
            <text:p>185,0584760182</text:p>
          </table:table-cell>
          <table:table-cell table:formula="of:=[.E62]*[.$B$15]+[.F62]*[.$B$16]+[.$B$9]" office:value-type="float" office:value="286.17268012641" calcext:value-type="float">
            <text:p>286,1726801264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table:formula="of:=SQRT( [.$B$12]*[.$B$12]*( 1 - ([.E63]*[.E63])/([.$B$10]*[.$B$10]) ) )" office:value-type="float" office:value="70.2911739399473" calcext:value-type="float">
            <text:p>70,2911739399</text:p>
          </table:table-cell>
          <table:table-cell table:formula="of:=[.E63]*[.$B$16]-[.F63]*[.$B$15]+[.$B$8]" office:value-type="float" office:value="185.907304584596" calcext:value-type="float">
            <text:p>185,9073045846</text:p>
          </table:table-cell>
          <table:table-cell table:formula="of:=[.E63]*[.$B$15]+[.F63]*[.$B$16]+[.$B$9]" office:value-type="float" office:value="285.634269281694" calcext:value-type="float">
            <text:p>285,6342692817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table:formula="of:=SQRT( [.$B$12]*[.$B$12]*( 1 - ([.E64]*[.E64])/([.$B$10]*[.$B$10]) ) )" office:value-type="float" office:value="70.1663529659497" calcext:value-type="float">
            <text:p>70,1663529659</text:p>
          </table:table-cell>
          <table:table-cell table:formula="of:=[.E64]*[.$B$16]-[.F64]*[.$B$15]+[.$B$8]" office:value-type="float" office:value="186.745910139021" calcext:value-type="float">
            <text:p>186,745910139</text:p>
          </table:table-cell>
          <table:table-cell table:formula="of:=[.E64]*[.$B$15]+[.F64]*[.$B$16]+[.$B$9]" office:value-type="float" office:value="285.075412413043" calcext:value-type="float">
            <text:p>285,075412413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7" calcext:value-type="float">
            <text:p>7</text:p>
          </table:table-cell>
          <table:table-cell table:formula="of:=SQRT( [.$B$12]*[.$B$12]*( 1 - ([.E65]*[.E65])/([.$B$10]*[.$B$10]) ) )" office:value-type="float" office:value="70.0185503893509" calcext:value-type="float">
            <text:p>70,0185503894</text:p>
          </table:table-cell>
          <table:table-cell table:formula="of:=[.E65]*[.$B$16]-[.F65]*[.$B$15]+[.$B$8]" office:value-type="float" office:value="187.574238008316" calcext:value-type="float">
            <text:p>187,5742380083</text:p>
          </table:table-cell>
          <table:table-cell table:formula="of:=[.E65]*[.$B$15]+[.F65]*[.$B$16]+[.$B$9]" office:value-type="float" office:value="284.496000174133" calcext:value-type="float">
            <text:p>284,4960001741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8" calcext:value-type="float">
            <text:p>8</text:p>
          </table:table-cell>
          <table:table-cell table:formula="of:=SQRT( [.$B$12]*[.$B$12]*( 1 - ([.E66]*[.E66])/([.$B$10]*[.$B$10]) ) )" office:value-type="float" office:value="69.8476203181427" calcext:value-type="float">
            <text:p>69,8476203181</text:p>
          </table:table-cell>
          <table:table-cell table:formula="of:=[.E66]*[.$B$16]-[.F66]*[.$B$15]+[.$B$8]" office:value-type="float" office:value="188.392222947592" calcext:value-type="float">
            <text:p>188,3922229476</text:p>
          </table:table-cell>
          <table:table-cell table:formula="of:=[.E66]*[.$B$15]+[.F66]*[.$B$16]+[.$B$9]" office:value-type="float" office:value="283.895902075185" calcext:value-type="float">
            <text:p>283,8959020752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9" calcext:value-type="float">
            <text:p>9</text:p>
          </table:table-cell>
          <table:table-cell table:formula="of:=SQRT( [.$B$12]*[.$B$12]*( 1 - ([.E67]*[.E67])/([.$B$10]*[.$B$10]) ) )" office:value-type="float" office:value="69.6533924872742" calcext:value-type="float">
            <text:p>69,6533924873</text:p>
          </table:table-cell>
          <table:table-cell table:formula="of:=[.E67]*[.$B$16]-[.F67]*[.$B$15]+[.$B$8]" office:value-type="float" office:value="189.199788812003" calcext:value-type="float">
            <text:p>189,199788812</text:p>
          </table:table-cell>
          <table:table-cell table:formula="of:=[.E67]*[.$B$15]+[.F67]*[.$B$16]+[.$B$9]" office:value-type="float" office:value="283.274965826508" calcext:value-type="float">
            <text:p>283,2749658265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10" calcext:value-type="float">
            <text:p>10</text:p>
          </table:table-cell>
          <table:table-cell table:formula="of:=SQRT( [.$B$12]*[.$B$12]*( 1 - ([.E68]*[.E68])/([.$B$10]*[.$B$10]) ) )" office:value-type="float" office:value="69.4356713891544" calcext:value-type="float">
            <text:p>69,4356713892</text:p>
          </table:table-cell>
          <table:table-cell table:formula="of:=[.E68]*[.$B$16]-[.F68]*[.$B$15]+[.$B$8]" office:value-type="float" office:value="189.996848167896" calcext:value-type="float">
            <text:p>189,9968481679</text:p>
          </table:table-cell>
          <table:table-cell table:formula="of:=[.E68]*[.$B$15]+[.F68]*[.$B$16]+[.$B$9]" office:value-type="float" office:value="282.633016560795" calcext:value-type="float">
            <text:p>282,6330165608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11" calcext:value-type="float">
            <text:p>11</text:p>
          </table:table-cell>
          <table:table-cell table:formula="of:=SQRT( [.$B$12]*[.$B$12]*( 1 - ([.E69]*[.E69])/([.$B$10]*[.$B$10]) ) )" office:value-type="float" office:value="69.1942352579788" calcext:value-type="float">
            <text:p>69,194235258</text:p>
          </table:table-cell>
          <table:table-cell table:formula="of:=[.E69]*[.$B$16]-[.F69]*[.$B$15]+[.$B$8]" office:value-type="float" office:value="190.78330183859" calcext:value-type="float">
            <text:p>190,7833018386</text:p>
          </table:table-cell>
          <table:table-cell table:formula="of:=[.E69]*[.$B$15]+[.F69]*[.$B$16]+[.$B$9]" office:value-type="float" office:value="281.969855924682" calcext:value-type="float">
            <text:p>281,9698559247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12" calcext:value-type="float">
            <text:p>12</text:p>
          </table:table-cell>
          <table:table-cell table:formula="of:=SQRT( [.$B$12]*[.$B$12]*( 1 - ([.E70]*[.E70])/([.$B$10]*[.$B$10]) ) )" office:value-type="float" office:value="68.9288348951867" calcext:value-type="float">
            <text:p>68,9288348952</text:p>
          </table:table-cell>
          <table:table-cell table:formula="of:=[.E70]*[.$B$16]-[.F70]*[.$B$15]+[.$B$8]" office:value-type="float" office:value="191.559038379098" calcext:value-type="float">
            <text:p>191,5590383791</text:p>
          </table:table-cell>
          <table:table-cell table:formula="of:=[.E70]*[.$B$15]+[.F70]*[.$B$16]+[.$B$9]" office:value-type="float" office:value="281.285261028199" calcext:value-type="float">
            <text:p>281,2852610282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13" calcext:value-type="float">
            <text:p>13</text:p>
          </table:table-cell>
          <table:table-cell table:formula="of:=SQRT( [.$B$12]*[.$B$12]*( 1 - ([.E71]*[.E71])/([.$B$10]*[.$B$10]) ) )" office:value-type="float" office:value="68.6391923209824" calcext:value-type="float">
            <text:p>68,639192321</text:p>
          </table:table-cell>
          <table:table-cell table:formula="of:=[.E71]*[.$B$16]-[.F71]*[.$B$15]+[.$B$8]" office:value-type="float" office:value="192.323933473079" calcext:value-type="float">
            <text:p>192,3239334731</text:p>
          </table:table-cell>
          <table:table-cell table:formula="of:=[.E71]*[.$B$15]+[.F71]*[.$B$16]+[.$B$9]" office:value-type="float" office:value="280.57898323866" calcext:value-type="float">
            <text:p>280,5789832387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14" calcext:value-type="float">
            <text:p>14</text:p>
          </table:table-cell>
          <table:table-cell table:formula="of:=SQRT( [.$B$12]*[.$B$12]*( 1 - ([.E72]*[.E72])/([.$B$10]*[.$B$10]) ) )" office:value-type="float" office:value="68.3249992341253" calcext:value-type="float">
            <text:p>68,3249992341</text:p>
          </table:table-cell>
          <table:table-cell table:formula="of:=[.E72]*[.$B$16]-[.F72]*[.$B$15]+[.$B$8]" office:value-type="float" office:value="193.077849244024" calcext:value-type="float">
            <text:p>193,077849244</text:p>
          </table:table-cell>
          <table:table-cell table:formula="of:=[.E72]*[.$B$15]+[.F72]*[.$B$16]+[.$B$9]" office:value-type="float" office:value="279.850746803051" calcext:value-type="float">
            <text:p>279,8507468031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15" calcext:value-type="float">
            <text:p>15</text:p>
          </table:table-cell>
          <table:table-cell table:formula="of:=SQRT( [.$B$12]*[.$B$12]*( 1 - ([.E73]*[.E73])/([.$B$10]*[.$B$10]) ) )" office:value-type="float" office:value="67.9859152590237" calcext:value-type="float">
            <text:p>67,985915259</text:p>
          </table:table-cell>
          <table:table-cell table:formula="of:=[.E73]*[.$B$16]-[.F73]*[.$B$15]+[.$B$8]" office:value-type="float" office:value="193.820633471342" calcext:value-type="float">
            <text:p>193,8206334713</text:p>
          </table:table-cell>
          <table:table-cell table:formula="of:=[.E73]*[.$B$15]+[.F73]*[.$B$16]+[.$B$9]" office:value-type="float" office:value="279.100247280188" calcext:value-type="float">
            <text:p>279,1002472802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16" calcext:value-type="float">
            <text:p>16</text:p>
          </table:table-cell>
          <table:table-cell table:formula="of:=SQRT( [.$B$12]*[.$B$12]*( 1 - ([.E74]*[.E74])/([.$B$10]*[.$B$10]) ) )" office:value-type="float" office:value="67.6215659554598" calcext:value-type="float">
            <text:p>67,6215659555</text:p>
          </table:table-cell>
          <table:table-cell table:formula="of:=[.E74]*[.$B$16]-[.F74]*[.$B$15]+[.$B$8]" office:value-type="float" office:value="194.552118700277" calcext:value-type="float">
            <text:p>194,5521187003</text:p>
          </table:table-cell>
          <table:table-cell table:formula="of:=[.E74]*[.$B$15]+[.F74]*[.$B$16]+[.$B$9]" office:value-type="float" office:value="278.327149760558" calcext:value-type="float">
            <text:p>278,3271497606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17" calcext:value-type="float">
            <text:p>17</text:p>
          </table:table-cell>
          <table:table-cell table:formula="of:=SQRT( [.$B$12]*[.$B$12]*( 1 - ([.E75]*[.E75])/([.$B$10]*[.$B$10]) ) )" office:value-type="float" office:value="67.2315405619085" calcext:value-type="float">
            <text:p>67,2315405619</text:p>
          </table:table-cell>
          <table:table-cell table:formula="of:=[.E75]*[.$B$16]-[.F75]*[.$B$15]+[.$B$8]" office:value-type="float" office:value="195.272121232691" calcext:value-type="float">
            <text:p>195,2721212327</text:p>
          </table:table-cell>
          <table:table-cell table:formula="of:=[.E75]*[.$B$15]+[.F75]*[.$B$16]+[.$B$9]" office:value-type="float" office:value="277.531086847885" calcext:value-type="float">
            <text:p>277,5310868479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18" calcext:value-type="float">
            <text:p>18</text:p>
          </table:table-cell>
          <table:table-cell table:formula="of:=SQRT( [.$B$12]*[.$B$12]*( 1 - ([.E76]*[.E76])/([.$B$10]*[.$B$10]) ) )" office:value-type="float" office:value="66.8153894382426" calcext:value-type="float">
            <text:p>66,8153894382</text:p>
          </table:table-cell>
          <table:table-cell table:formula="of:=[.E76]*[.$B$16]-[.F76]*[.$B$15]+[.$B$8]" office:value-type="float" office:value="195.980439983405" calcext:value-type="float">
            <text:p>195,9804399834</text:p>
          </table:table-cell>
          <table:table-cell table:formula="of:=[.E76]*[.$B$15]+[.F76]*[.$B$16]+[.$B$9]" office:value-type="float" office:value="276.711656371813" calcext:value-type="float">
            <text:p>276,7116563718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19" calcext:value-type="float">
            <text:p>19</text:p>
          </table:table-cell>
          <table:table-cell table:formula="of:=SQRT( [.$B$12]*[.$B$12]*( 1 - ([.E77]*[.E77])/([.$B$10]*[.$B$10]) ) )" office:value-type="float" office:value="66.3726211674512" calcext:value-type="float">
            <text:p>66,3726211675</text:p>
          </table:table-cell>
          <table:table-cell table:formula="of:=[.E77]*[.$B$16]-[.F77]*[.$B$15]+[.$B$8]" office:value-type="float" office:value="196.676855184051" calcext:value-type="float">
            <text:p>196,6768551841</text:p>
          </table:table-cell>
          <table:table-cell table:formula="of:=[.E77]*[.$B$15]+[.F77]*[.$B$16]+[.$B$9]" office:value-type="float" office:value="275.868418795606" calcext:value-type="float">
            <text:p>275,8684187956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20" calcext:value-type="float">
            <text:p>20</text:p>
          </table:table-cell>
          <table:table-cell table:formula="of:=SQRT( [.$B$12]*[.$B$12]*( 1 - ([.E78]*[.E78])/([.$B$10]*[.$B$10]) ) )" office:value-type="float" office:value="65.9026992686148" calcext:value-type="float">
            <text:p>65,9026992686</text:p>
          </table:table-cell>
          <table:table-cell table:formula="of:=[.E78]*[.$B$16]-[.F78]*[.$B$15]+[.$B$8]" office:value-type="float" office:value="197.361126913068" calcext:value-type="float">
            <text:p>197,3611269131</text:p>
          </table:table-cell>
          <table:table-cell table:formula="of:=[.E78]*[.$B$15]+[.F78]*[.$B$16]+[.$B$9]" office:value-type="float" office:value="275.00089427614" calcext:value-type="float">
            <text:p>275,0008942761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21" calcext:value-type="float">
            <text:p>21</text:p>
          </table:table-cell>
          <table:table-cell table:formula="of:=SQRT( [.$B$12]*[.$B$12]*( 1 - ([.E79]*[.E79])/([.$B$10]*[.$B$10]) ) )" office:value-type="float" office:value="65.4050384644676" calcext:value-type="float">
            <text:p>65,4050384645</text:p>
          </table:table-cell>
          <table:table-cell table:formula="of:=[.E79]*[.$B$16]-[.F79]*[.$B$15]+[.$B$8]" office:value-type="float" office:value="198.032993426506" calcext:value-type="float">
            <text:p>198,0329934265</text:p>
          </table:table-cell>
          <table:table-cell table:formula="of:=[.E79]*[.$B$15]+[.F79]*[.$B$16]+[.$B$9]" office:value-type="float" office:value="274.108559325516" calcext:value-type="float">
            <text:p>274,1085593255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22" calcext:value-type="float">
            <text:p>22</text:p>
          </table:table-cell>
          <table:table-cell table:formula="of:=SQRT( [.$B$12]*[.$B$12]*( 1 - ([.E80]*[.E80])/([.$B$10]*[.$B$10]) ) )" office:value-type="float" office:value="64.879000436081" calcext:value-type="float">
            <text:p>64,8790004361</text:p>
          </table:table-cell>
          <table:table-cell table:formula="of:=[.E80]*[.$B$16]-[.F80]*[.$B$15]+[.$B$8]" office:value-type="float" office:value="198.692169259461" calcext:value-type="float">
            <text:p>198,6921692595</text:p>
          </table:table-cell>
          <table:table-cell table:formula="of:=[.E80]*[.$B$15]+[.F80]*[.$B$16]+[.$B$9]" office:value-type="float" office:value="273.190843013927" calcext:value-type="float">
            <text:p>273,1908430139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23" calcext:value-type="float">
            <text:p>23</text:p>
          </table:table-cell>
          <table:table-cell table:formula="of:=SQRT( [.$B$12]*[.$B$12]*( 1 - ([.E81]*[.E81])/([.$B$10]*[.$B$10]) ) )" office:value-type="float" office:value="64.3238889840239" calcext:value-type="float">
            <text:p>64,323888984</text:p>
          </table:table-cell>
          <table:table-cell table:formula="of:=[.E81]*[.$B$16]-[.F81]*[.$B$15]+[.$B$8]" office:value-type="float" office:value="199.338343062084" calcext:value-type="float">
            <text:p>199,3383430621</text:p>
          </table:table-cell>
          <table:table-cell table:formula="of:=[.E81]*[.$B$15]+[.F81]*[.$B$16]+[.$B$9]" office:value-type="float" office:value="272.247122641672" calcext:value-type="float">
            <text:p>272,2471226417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24" calcext:value-type="float">
            <text:p>24</text:p>
          </table:table-cell>
          <table:table-cell table:formula="of:=SQRT( [.$B$12]*[.$B$12]*( 1 - ([.E82]*[.E82])/([.$B$10]*[.$B$10]) ) )" office:value-type="float" office:value="63.738944499188" calcext:value-type="float">
            <text:p>63,7389444992</text:p>
          </table:table-cell>
          <table:table-cell table:formula="of:=[.E82]*[.$B$16]-[.F82]*[.$B$15]+[.$B$8]" office:value-type="float" office:value="199.971175126852" calcext:value-type="float">
            <text:p>199,9711751269</text:p>
          </table:table-cell>
          <table:table-cell table:formula="of:=[.E82]*[.$B$15]+[.F82]*[.$B$16]+[.$B$9]" office:value-type="float" office:value="271.276718793709" calcext:value-type="float">
            <text:p>271,2767187937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25" calcext:value-type="float">
            <text:p>25</text:p>
          </table:table-cell>
          <table:table-cell table:formula="of:=SQRT( [.$B$12]*[.$B$12]*( 1 - ([.E83]*[.E83])/([.$B$10]*[.$B$10]) ) )" office:value-type="float" office:value="63.123337626504" calcext:value-type="float">
            <text:p>63,1233376265</text:p>
          </table:table-cell>
          <table:table-cell table:formula="of:=[.E83]*[.$B$16]-[.F83]*[.$B$15]+[.$B$8]" office:value-type="float" office:value="200.590294554905" calcext:value-type="float">
            <text:p>200,5902945549</text:p>
          </table:table-cell>
          <table:table-cell table:formula="of:=[.E83]*[.$B$15]+[.F83]*[.$B$16]+[.$B$9]" office:value-type="float" office:value="270.278889672314" calcext:value-type="float">
            <text:p>270,2788896723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26" calcext:value-type="float">
            <text:p>26</text:p>
          </table:table-cell>
          <table:table-cell table:formula="of:=SQRT( [.$B$12]*[.$B$12]*( 1 - ([.E84]*[.E84])/([.$B$10]*[.$B$10]) ) )" office:value-type="float" office:value="62.4761619799599" calcext:value-type="float">
            <text:p>62,47616198</text:p>
          </table:table-cell>
          <table:table-cell table:formula="of:=[.E84]*[.$B$16]-[.F84]*[.$B$15]+[.$B$8]" office:value-type="float" office:value="201.195295998093" calcext:value-type="float">
            <text:p>201,1952959981</text:p>
          </table:table-cell>
          <table:table-cell table:formula="of:=[.E84]*[.$B$15]+[.F84]*[.$B$16]+[.$B$9]" office:value-type="float" office:value="269.252824581192" calcext:value-type="float">
            <text:p>269,2528245812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27" calcext:value-type="float">
            <text:p>27</text:p>
          </table:table-cell>
          <table:table-cell table:formula="of:=SQRT( [.$B$12]*[.$B$12]*( 1 - ([.E85]*[.E85])/([.$B$10]*[.$B$10]) ) )" office:value-type="float" office:value="61.7964257362856" calcext:value-type="float">
            <text:p>61,7964257363</text:p>
          </table:table-cell>
          <table:table-cell table:formula="of:=[.E85]*[.$B$16]-[.F85]*[.$B$15]+[.$B$8]" office:value-type="float" office:value="201.785735899568" calcext:value-type="float">
            <text:p>201,7857358996</text:p>
          </table:table-cell>
          <table:table-cell table:formula="of:=[.E85]*[.$B$15]+[.F85]*[.$B$16]+[.$B$9]" office:value-type="float" office:value="268.197636406642" calcext:value-type="float">
            <text:p>268,1976364066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28" calcext:value-type="float">
            <text:p>28</text:p>
          </table:table-cell>
          <table:table-cell table:formula="of:=SQRT( [.$B$12]*[.$B$12]*( 1 - ([.E86]*[.E86])/([.$B$10]*[.$B$10]) ) )" office:value-type="float" office:value="61.0830418955363" calcext:value-type="float">
            <text:p>61,0830418955</text:p>
          </table:table-cell>
          <table:table-cell table:formula="of:=[.E86]*[.$B$16]-[.F86]*[.$B$15]+[.$B$8]" office:value-type="float" office:value="202.361128138175" calcext:value-type="float">
            <text:p>202,3611281382</text:p>
          </table:table-cell>
          <table:table-cell table:formula="of:=[.E86]*[.$B$15]+[.F86]*[.$B$16]+[.$B$9]" office:value-type="float" office:value="267.112352906356" calcext:value-type="float">
            <text:p>267,1123529064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29" calcext:value-type="float">
            <text:p>29</text:p>
          </table:table-cell>
          <table:table-cell table:formula="of:=SQRT( [.$B$12]*[.$B$12]*( 1 - ([.E87]*[.E87])/([.$B$10]*[.$B$10]) ) )" office:value-type="float" office:value="60.3348169471073" calcext:value-type="float">
            <text:p>60,3348169471</text:p>
          </table:table-cell>
          <table:table-cell table:formula="of:=[.E87]*[.$B$16]-[.F87]*[.$B$15]+[.$B$8]" office:value-type="float" office:value="202.920938959745" calcext:value-type="float">
            <text:p>202,9209389597</text:p>
          </table:table-cell>
          <table:table-cell table:formula="of:=[.E87]*[.$B$15]+[.F87]*[.$B$16]+[.$B$9]" office:value-type="float" office:value="265.995906571997" calcext:value-type="float">
            <text:p>265,995906572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30" calcext:value-type="float">
            <text:p>30</text:p>
          </table:table-cell>
          <table:table-cell table:formula="of:=SQRT( [.$B$12]*[.$B$12]*( 1 - ([.E88]*[.E88])/([.$B$10]*[.$B$10]) ) )" office:value-type="float" office:value="59.5504376160878" calcext:value-type="float">
            <text:p>59,5504376161</text:p>
          </table:table-cell>
          <table:table-cell table:formula="of:=[.E88]*[.$B$16]-[.F88]*[.$B$15]+[.$B$8]" office:value-type="float" office:value="203.464581049884" calcext:value-type="float">
            <text:p>203,4645810499</text:p>
          </table:table-cell>
          <table:table-cell table:formula="of:=[.E88]*[.$B$15]+[.F88]*[.$B$16]+[.$B$9]" office:value-type="float" office:value="264.847122774774" calcext:value-type="float">
            <text:p>264,8471227748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31" calcext:value-type="float">
            <text:p>31</text:p>
          </table:table-cell>
          <table:table-cell table:formula="of:=SQRT( [.$B$12]*[.$B$12]*( 1 - ([.E89]*[.E89])/([.$B$10]*[.$B$10]) ) )" office:value-type="float" office:value="58.7284552826965" calcext:value-type="float">
            <text:p>58,7284552827</text:p>
          </table:table-cell>
          <table:table-cell table:formula="of:=[.E89]*[.$B$16]-[.F89]*[.$B$15]+[.$B$8]" office:value-type="float" office:value="203.991406566131" calcext:value-type="float">
            <text:p>203,9914065661</text:p>
          </table:table-cell>
          <table:table-cell table:formula="of:=[.E89]*[.$B$15]+[.F89]*[.$B$16]+[.$B$9]" office:value-type="float" office:value="263.664705829768" calcext:value-type="float">
            <text:p>263,6647058298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32" calcext:value-type="float">
            <text:p>32</text:p>
          </table:table-cell>
          <table:table-cell table:formula="of:=SQRT( [.$B$12]*[.$B$12]*( 1 - ([.E90]*[.E90])/([.$B$10]*[.$B$10]) ) )" office:value-type="float" office:value="57.8672675604553" calcext:value-type="float">
            <text:p>57,8672675605</text:p>
          </table:table-cell>
          <table:table-cell table:formula="of:=[.E90]*[.$B$16]-[.F90]*[.$B$15]+[.$B$8]" office:value-type="float" office:value="204.500698899467" calcext:value-type="float">
            <text:p>204,5006988995</text:p>
          </table:table-cell>
          <table:table-cell table:formula="of:=[.E90]*[.$B$15]+[.F90]*[.$B$16]+[.$B$9]" office:value-type="float" office:value="262.44722251894" calcext:value-type="float">
            <text:p>262,4472225189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33" calcext:value-type="float">
            <text:p>33</text:p>
          </table:table-cell>
          <table:table-cell table:formula="of:=SQRT( [.$B$12]*[.$B$12]*( 1 - ([.E91]*[.E91])/([.$B$10]*[.$B$10]) ) )" office:value-type="float" office:value="56.9650963778038" calcext:value-type="float">
            <text:p>56,9650963778</text:p>
          </table:table-cell>
          <table:table-cell table:formula="of:=[.E91]*[.$B$16]-[.F91]*[.$B$15]+[.$B$8]" office:value-type="float" office:value="204.991662872116" calcext:value-type="float">
            <text:p>204,9916628721</text:p>
          </table:table-cell>
          <table:table-cell table:formula="of:=[.E91]*[.$B$15]+[.F91]*[.$B$16]+[.$B$9]" office:value-type="float" office:value="261.19308248674" calcext:value-type="float">
            <text:p>261,1930824867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34" calcext:value-type="float">
            <text:p>34</text:p>
          </table:table-cell>
          <table:table-cell table:formula="of:=SQRT( [.$B$12]*[.$B$12]*( 1 - ([.E92]*[.E92])/([.$B$10]*[.$B$10]) ) )" office:value-type="float" office:value="56.0199617203469" calcext:value-type="float">
            <text:p>56,0199617203</text:p>
          </table:table-cell>
          <table:table-cell table:formula="of:=[.E92]*[.$B$16]-[.F92]*[.$B$15]+[.$B$8]" office:value-type="float" office:value="205.463412994724" calcext:value-type="float">
            <text:p>205,4634129947</text:p>
          </table:table-cell>
          <table:table-cell table:formula="of:=[.E92]*[.$B$15]+[.F92]*[.$B$16]+[.$B$9]" office:value-type="float" office:value="259.900514754454" calcext:value-type="float">
            <text:p>259,9005147545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35" calcext:value-type="float">
            <text:p>35</text:p>
          </table:table-cell>
          <table:table-cell table:formula="of:=SQRT( [.$B$12]*[.$B$12]*( 1 - ([.E93]*[.E93])/([.$B$10]*[.$B$10]) ) )" office:value-type="float" office:value="55.0296499385859" calcext:value-type="float">
            <text:p>55,0296499386</text:p>
          </table:table-cell>
          <table:table-cell table:formula="of:=[.E93]*[.$B$16]-[.F93]*[.$B$15]+[.$B$8]" office:value-type="float" office:value="205.914959293136" calcext:value-type="float">
            <text:p>205,9149592931</text:p>
          </table:table-cell>
          <table:table-cell table:formula="of:=[.E93]*[.$B$15]+[.F93]*[.$B$16]+[.$B$9]" office:value-type="float" office:value="258.56753937378" calcext:value-type="float">
            <text:p>258,5675393738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36" calcext:value-type="float">
            <text:p>36</text:p>
          </table:table-cell>
          <table:table-cell table:formula="of:=SQRT( [.$B$12]*[.$B$12]*( 1 - ([.E94]*[.E94])/([.$B$10]*[.$B$10]) ) )" office:value-type="float" office:value="53.9916751821519" calcext:value-type="float">
            <text:p>53,9916751822</text:p>
          </table:table-cell>
          <table:table-cell table:formula="of:=[.E94]*[.$B$16]-[.F94]*[.$B$15]+[.$B$8]" office:value-type="float" office:value="206.345190061273" calcext:value-type="float">
            <text:p>206,3451900613</text:p>
          </table:table-cell>
          <table:table-cell table:formula="of:=[.E94]*[.$B$15]+[.F94]*[.$B$16]+[.$B$9]" office:value-type="float" office:value="257.191932932554" calcext:value-type="float">
            <text:p>257,1919329326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37" calcext:value-type="float">
            <text:p>37</text:p>
          </table:table-cell>
          <table:table-cell table:formula="of:=SQRT( [.$B$12]*[.$B$12]*( 1 - ([.E95]*[.E95])/([.$B$10]*[.$B$10]) ) )" office:value-type="float" office:value="52.9032320466736" calcext:value-type="float">
            <text:p>52,9032320467</text:p>
          </table:table-cell>
          <table:table-cell table:formula="of:=[.E95]*[.$B$16]-[.F95]*[.$B$15]+[.$B$8]" office:value-type="float" office:value="206.752850684158" calcext:value-type="float">
            <text:p>206,7528506842</text:p>
          </table:table-cell>
          <table:table-cell table:formula="of:=[.E95]*[.$B$15]+[.F95]*[.$B$16]+[.$B$9]" office:value-type="float" office:value="255.771186200825" calcext:value-type="float">
            <text:p>255,7711862008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38" calcext:value-type="float">
            <text:p>38</text:p>
          </table:table-cell>
          <table:table-cell table:formula="of:=SQRT( [.$B$12]*[.$B$12]*( 1 - ([.E96]*[.E96])/([.$B$10]*[.$B$10]) ) )" office:value-type="float" office:value="51.7611368537333" calcext:value-type="float">
            <text:p>51,7611368537</text:p>
          </table:table-cell>
          <table:table-cell table:formula="of:=[.E96]*[.$B$16]-[.F96]*[.$B$15]+[.$B$8]" office:value-type="float" office:value="207.13651737752" calcext:value-type="float">
            <text:p>207,1365173775</text:p>
          </table:table-cell>
          <table:table-cell table:formula="of:=[.E96]*[.$B$15]+[.F96]*[.$B$16]+[.$B$9]" office:value-type="float" office:value="254.302451610048" calcext:value-type="float">
            <text:p>254,30245161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39" calcext:value-type="float">
            <text:p>39</text:p>
          </table:table-cell>
          <table:table-cell table:formula="of:=SQRT( [.$B$12]*[.$B$12]*( 1 - ([.E97]*[.E97])/([.$B$10]*[.$B$10]) ) )" office:value-type="float" office:value="50.5617540359819" calcext:value-type="float">
            <text:p>50,561754036</text:p>
          </table:table-cell>
          <table:table-cell table:formula="of:=[.E97]*[.$B$16]-[.F97]*[.$B$15]+[.$B$8]" office:value-type="float" office:value="207.494564266213" calcext:value-type="float">
            <text:p>207,4945642662</text:p>
          </table:table-cell>
          <table:table-cell table:formula="of:=[.E97]*[.$B$15]+[.F97]*[.$B$16]+[.$B$9]" office:value-type="float" office:value="252.782477409934" calcext:value-type="float">
            <text:p>252,7824774099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40" calcext:value-type="float">
            <text:p>40</text:p>
          </table:table-cell>
          <table:table-cell table:formula="of:=SQRT( [.$B$12]*[.$B$12]*( 1 - ([.E98]*[.E98])/([.$B$10]*[.$B$10]) ) )" office:value-type="float" office:value="49.3009027239549" calcext:value-type="float">
            <text:p>49,300902724</text:p>
          </table:table-cell>
          <table:table-cell table:formula="of:=[.E98]*[.$B$16]-[.F98]*[.$B$15]+[.$B$8]" office:value-type="float" office:value="207.82512160857" calcext:value-type="float">
            <text:p>207,8251216086</text:p>
          </table:table-cell>
          <table:table-cell table:formula="of:=[.E98]*[.$B$15]+[.F98]*[.$B$16]+[.$B$9]" office:value-type="float" office:value="251.207524117149" calcext:value-type="float">
            <text:p>251,2075241171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41" calcext:value-type="float">
            <text:p>41</text:p>
          </table:table-cell>
          <table:table-cell table:formula="of:=SQRT( [.$B$12]*[.$B$12]*( 1 - ([.E99]*[.E99])/([.$B$10]*[.$B$10]) ) )" office:value-type="float" office:value="47.9737365961431" calcext:value-type="float">
            <text:p>47,9737365961</text:p>
          </table:table-cell>
          <table:table-cell table:formula="of:=[.E99]*[.$B$16]-[.F99]*[.$B$15]+[.$B$8]" office:value-type="float" office:value="208.126022063726" calcext:value-type="float">
            <text:p>208,1260220637</text:p>
          </table:table-cell>
          <table:table-cell table:formula="of:=[.E99]*[.$B$15]+[.F99]*[.$B$16]+[.$B$9]" office:value-type="float" office:value="249.57325704996" calcext:value-type="float">
            <text:p>249,57325705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42" calcext:value-type="float">
            <text:p>42</text:p>
          </table:table-cell>
          <table:table-cell table:formula="of:=SQRT( [.$B$12]*[.$B$12]*( 1 - ([.E100]*[.E100])/([.$B$10]*[.$B$10]) ) )" office:value-type="float" office:value="46.5745869760847" calcext:value-type="float">
            <text:p>46,5745869761</text:p>
          </table:table-cell>
          <table:table-cell table:formula="of:=[.E100]*[.$B$16]-[.F100]*[.$B$15]+[.$B$8]" office:value-type="float" office:value="208.394730522497" calcext:value-type="float">
            <text:p>208,3947305225</text:p>
          </table:table-cell>
          <table:table-cell table:formula="of:=[.E100]*[.$B$15]+[.F100]*[.$B$16]+[.$B$9]" office:value-type="float" office:value="247.874605990002" calcext:value-type="float">
            <text:p>247,87460599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43" calcext:value-type="float">
            <text:p>43</text:p>
          </table:table-cell>
          <table:table-cell table:formula="of:=SQRT( [.$B$12]*[.$B$12]*( 1 - ([.E101]*[.E101])/([.$B$10]*[.$B$10]) ) )" office:value-type="float" office:value="45.0967543886159" calcext:value-type="float">
            <text:p>45,0967543886</text:p>
          </table:table-cell>
          <table:table-cell table:formula="of:=[.E101]*[.$B$16]-[.F101]*[.$B$15]+[.$B$8]" office:value-type="float" office:value="208.628250888508" calcext:value-type="float">
            <text:p>208,6282508885</text:p>
          </table:table-cell>
          <table:table-cell table:formula="of:=[.E101]*[.$B$15]+[.F101]*[.$B$16]+[.$B$9]" office:value-type="float" office:value="246.105578744525" calcext:value-type="float">
            <text:p>246,1055787445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44" calcext:value-type="float">
            <text:p>44</text:p>
          </table:table-cell>
          <table:table-cell table:formula="of:=SQRT( [.$B$12]*[.$B$12]*( 1 - ([.E102]*[.E102])/([.$B$10]*[.$B$10]) ) )" office:value-type="float" office:value="43.5322261799111" calcext:value-type="float">
            <text:p>43,5322261799</text:p>
          </table:table-cell>
          <table:table-cell table:formula="of:=[.E102]*[.$B$16]-[.F102]*[.$B$15]+[.$B$8]" office:value-type="float" office:value="208.822999794032" calcext:value-type="float">
            <text:p>208,822999794</text:p>
          </table:table-cell>
          <table:table-cell table:formula="of:=[.E102]*[.$B$15]+[.F102]*[.$B$16]+[.$B$9]" office:value-type="float" office:value="244.259008578073" calcext:value-type="float">
            <text:p>244,2590085781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45" calcext:value-type="float">
            <text:p>45</text:p>
          </table:table-cell>
          <table:table-cell table:formula="of:=SQRT( [.$B$12]*[.$B$12]*( 1 - ([.E103]*[.E103])/([.$B$10]*[.$B$10]) ) )" office:value-type="float" office:value="41.8712852844074" calcext:value-type="float">
            <text:p>41,8712852844</text:p>
          </table:table-cell>
          <table:table-cell table:formula="of:=[.E103]*[.$B$16]-[.F103]*[.$B$15]+[.$B$8]" office:value-type="float" office:value="208.974631635241" calcext:value-type="float">
            <text:p>208,9746316352</text:p>
          </table:table-cell>
          <table:table-cell table:formula="of:=[.E103]*[.$B$15]+[.F103]*[.$B$16]+[.$B$9]" office:value-type="float" office:value="242.326204282991" calcext:value-type="float">
            <text:p>242,326204283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46" calcext:value-type="float">
            <text:p>46</text:p>
          </table:table-cell>
          <table:table-cell table:formula="of:=SQRT( [.$B$12]*[.$B$12]*( 1 - ([.E104]*[.E104])/([.$B$10]*[.$B$10]) ) )" office:value-type="float" office:value="40.101953842114" calcext:value-type="float">
            <text:p>40,1019538421</text:p>
          </table:table-cell>
          <table:table-cell table:formula="of:=[.E104]*[.$B$16]-[.F104]*[.$B$15]+[.$B$8]" office:value-type="float" office:value="209.077789750301" calcext:value-type="float">
            <text:p>209,0777897503</text:p>
          </table:table-cell>
          <table:table-cell table:formula="of:=[.E104]*[.$B$15]+[.F104]*[.$B$16]+[.$B$9]" office:value-type="float" office:value="240.296452535612" calcext:value-type="float">
            <text:p>240,2964525356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47" calcext:value-type="float">
            <text:p>47</text:p>
          </table:table-cell>
          <table:table-cell table:formula="of:=SQRT( [.$B$12]*[.$B$12]*( 1 - ([.E105]*[.E105])/([.$B$10]*[.$B$10]) ) )" office:value-type="float" office:value="38.2091772737829" calcext:value-type="float">
            <text:p>38,2091772738</text:p>
          </table:table-cell>
          <table:table-cell table:formula="of:=[.E105]*[.$B$16]-[.F105]*[.$B$15]+[.$B$8]" office:value-type="float" office:value="209.1257415267" calcext:value-type="float">
            <text:p>209,1257415267</text:p>
          </table:table-cell>
          <table:table-cell table:formula="of:=[.E105]*[.$B$15]+[.F105]*[.$B$16]+[.$B$9]" office:value-type="float" office:value="238.156288110909" calcext:value-type="float">
            <text:p>238,1562881109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48" calcext:value-type="float">
            <text:p>48</text:p>
          </table:table-cell>
          <table:table-cell table:formula="of:=SQRT( [.$B$12]*[.$B$12]*( 1 - ([.E106]*[.E106])/([.$B$10]*[.$B$10]) ) )" office:value-type="float" office:value="36.173583031284" calcext:value-type="float">
            <text:p>36,1735830313</text:p>
          </table:table-cell>
          <table:table-cell table:formula="of:=[.E106]*[.$B$16]-[.F106]*[.$B$15]+[.$B$8]" office:value-type="float" office:value="209.109823297533" calcext:value-type="float">
            <text:p>209,1098232975</text:p>
          </table:table-cell>
          <table:table-cell table:formula="of:=[.E106]*[.$B$15]+[.F106]*[.$B$16]+[.$B$9]" office:value-type="float" office:value="235.888383675076" calcext:value-type="float">
            <text:p>235,8883836751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49" calcext:value-type="float">
            <text:p>49</text:p>
          </table:table-cell>
          <table:table-cell table:formula="of:=SQRT( [.$B$12]*[.$B$12]*( 1 - ([.E107]*[.E107])/([.$B$10]*[.$B$10]) ) )" office:value-type="float" office:value="33.9695061209395" calcext:value-type="float">
            <text:p>33,9695061209</text:p>
          </table:table-cell>
          <table:table-cell table:formula="of:=[.E107]*[.$B$16]-[.F107]*[.$B$15]+[.$B$8]" office:value-type="float" office:value="209.018557328699" calcext:value-type="float">
            <text:p>209,0185573287</text:p>
          </table:table-cell>
          <table:table-cell table:formula="of:=[.E107]*[.$B$15]+[.F107]*[.$B$16]+[.$B$9]" office:value-type="float" office:value="233.469783759908" calcext:value-type="float">
            <text:p>233,4697837599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50" calcext:value-type="float">
            <text:p>50</text:p>
          </table:table-cell>
          <table:table-cell table:formula="of:=SQRT( [.$B$12]*[.$B$12]*( 1 - ([.E108]*[.E108])/([.$B$10]*[.$B$10]) ) )" office:value-type="float" office:value="31.561668813252" calcext:value-type="float">
            <text:p>31,5616688133</text:p>
          </table:table-cell>
          <table:table-cell table:formula="of:=[.E108]*[.$B$16]-[.F108]*[.$B$15]+[.$B$8]" office:value-type="float" office:value="208.836166939949" calcext:value-type="float">
            <text:p>208,83616694</text:p>
          </table:table-cell>
          <table:table-cell table:formula="of:=[.E108]*[.$B$15]+[.F108]*[.$B$16]+[.$B$9]" office:value-type="float" office:value="230.868935004909" calcext:value-type="float">
            <text:p>230,8689350049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51" calcext:value-type="float">
            <text:p>51</text:p>
          </table:table-cell>
          <table:table-cell table:formula="of:=SQRT( [.$B$12]*[.$B$12]*( 1 - ([.E109]*[.E109])/([.$B$10]*[.$B$10]) ) )" office:value-type="float" office:value="28.8991848648327" calcext:value-type="float">
            <text:p>28,8991848648</text:p>
          </table:table-cell>
          <table:table-cell table:formula="of:=[.E109]*[.$B$16]-[.F109]*[.$B$15]+[.$B$8]" office:value-type="float" office:value="208.539895111415" calcext:value-type="float">
            <text:p>208,5398951114</text:p>
          </table:table-cell>
          <table:table-cell table:formula="of:=[.E109]*[.$B$15]+[.F109]*[.$B$16]+[.$B$9]" office:value-type="float" office:value="228.040323370342" calcext:value-type="float">
            <text:p>228,0403233703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52" calcext:value-type="float">
            <text:p>52</text:p>
          </table:table-cell>
          <table:table-cell table:formula="of:=SQRT( [.$B$12]*[.$B$12]*( 1 - ([.E110]*[.E110])/([.$B$10]*[.$B$10]) ) )" office:value-type="float" office:value="25.9036520364149" calcext:value-type="float">
            <text:p>25,9036520364</text:p>
          </table:table-cell>
          <table:table-cell table:formula="of:=[.E110]*[.$B$16]-[.F110]*[.$B$15]+[.$B$8]" office:value-type="float" office:value="208.094679295781" calcext:value-type="float">
            <text:p>208,0946792958</text:p>
          </table:table-cell>
          <table:table-cell table:formula="of:=[.E110]*[.$B$15]+[.F110]*[.$B$16]+[.$B$9]" office:value-type="float" office:value="224.913823761572" calcext:value-type="float">
            <text:p>224,9138237616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53" calcext:value-type="float">
            <text:p>53</text:p>
          </table:table-cell>
          <table:table-cell table:formula="of:=SQRT( [.$B$12]*[.$B$12]*( 1 - ([.E111]*[.E111])/([.$B$10]*[.$B$10]) ) )" office:value-type="float" office:value="22.4420998837688" calcext:value-type="float">
            <text:p>22,4420998838</text:p>
          </table:table-cell>
          <table:table-cell table:formula="of:=[.E111]*[.$B$16]-[.F111]*[.$B$15]+[.$B$8]" office:value-type="float" office:value="207.441053302585" calcext:value-type="float">
            <text:p>207,4410533026</text:p>
          </table:table-cell>
          <table:table-cell table:formula="of:=[.E111]*[.$B$15]+[.F111]*[.$B$16]+[.$B$9]" office:value-type="float" office:value="221.370503797681" calcext:value-type="float">
            <text:p>221,3705037977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54" calcext:value-type="float">
            <text:p>54</text:p>
          </table:table-cell>
          <table:table-cell table:formula="of:=SQRT( [.$B$12]*[.$B$12]*( 1 - ([.E112]*[.E112])/([.$B$10]*[.$B$10]) ) )" office:value-type="float" office:value="18.2512701190894" calcext:value-type="float">
            <text:p>18,2512701191</text:p>
          </table:table-cell>
          <table:table-cell table:formula="of:=[.E112]*[.$B$16]-[.F112]*[.$B$15]+[.$B$8]" office:value-type="float" office:value="206.461284446394" calcext:value-type="float">
            <text:p>206,4612844464</text:p>
          </table:table-cell>
          <table:table-cell table:formula="of:=[.E112]*[.$B$15]+[.F112]*[.$B$16]+[.$B$9]" office:value-type="float" office:value="217.1748981078" calcext:value-type="float">
            <text:p>217,1748981078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float" office:value="55" calcext:value-type="float">
            <text:p>55</text:p>
          </table:table-cell>
          <table:table-cell table:formula="of:=SQRT( [.$B$12]*[.$B$12]*( 1 - ([.E113]*[.E113])/([.$B$10]*[.$B$10]) ) )" office:value-type="float" office:value="12.6246675253008" calcext:value-type="float">
            <text:p>12,6246675253</text:p>
          </table:table-cell>
          <table:table-cell table:formula="of:=[.E113]*[.$B$16]-[.F113]*[.$B$15]+[.$B$8]" office:value-type="float" office:value="204.839418460977" calcext:value-type="float">
            <text:p>204,839418461</text:p>
          </table:table-cell>
          <table:table-cell table:formula="of:=[.E113]*[.$B$15]+[.F113]*[.$B$16]+[.$B$9]" office:value-type="float" office:value="211.695098159465" calcext:value-type="float">
            <text:p>211,695098159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" table:formula="of:=[.B10]" office:value-type="float" office:value="55.9016994374947" calcext:value-type="float">
            <text:p>55,9016994375</text:p>
          </table:table-cell>
          <table:table-cell table:formula="of:=SQRT( [.$B$12]*[.$B$12]*( 1 - ([.E114]*[.E114])/([.$B$10]*[.$B$10]) ) )" office:value-type="float" office:value="0" calcext:value-type="float">
            <text:p>0</text:p>
          </table:table-cell>
          <table:table-cell table:formula="of:=[.E114]*[.$B$16]-[.F114]*[.$B$15]+[.$B$8]" office:value-type="float" office:value="200" calcext:value-type="float">
            <text:p>200</text:p>
          </table:table-cell>
          <table:table-cell table:formula="of:=[.E114]*[.$B$15]+[.F114]*[.$B$16]+[.$B$9]" office:value-type="float" office:value="200" calcext:value-type="float">
            <text:p>200</text:p>
          </table:table-cell>
          <table:table-cell table:number-columns-repeated="1016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4" table:style-name="ta3">
        <table:shapes>
          <draw:frame draw:z-index="0" draw:style-name="gr2" draw:text-style-name="P1" svg:width="159.99mm" svg:height="89.99mm" svg:x="46.16mm" svg:y="1mm">
            <loext:p draw:notify-on-update-of-ranges="Planilha4.A1:Planilha4.A113 Planilha4.B1:Planilha4.B1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number-columns-repeated="2" table:default-cell-style-name="Default"/>
        <table:table-row table:style-name="ro3">
          <table:table-cell office:value-type="float" office:value="-55.9016994374947" calcext:value-type="float">
            <text:p>-55,901699437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-55" calcext:value-type="float">
            <text:p>-55</text:p>
          </table:table-cell>
          <table:table-cell office:value-type="float" office:value="21.9911349816208" calcext:value-type="float">
            <text:p>21,9911349816</text:p>
          </table:table-cell>
        </table:table-row>
        <table:table-row table:style-name="ro3">
          <table:table-cell office:value-type="float" office:value="-54" calcext:value-type="float">
            <text:p>-54</text:p>
          </table:table-cell>
          <table:table-cell office:value-type="float" office:value="31.7922150401623" calcext:value-type="float">
            <text:p>31,7922150402</text:p>
          </table:table-cell>
        </table:table-row>
        <table:table-row table:style-name="ro3">
          <table:table-cell office:value-type="float" office:value="-53" calcext:value-type="float">
            <text:p>-53</text:p>
          </table:table-cell>
          <table:table-cell office:value-type="float" office:value="39.0922966348151" calcext:value-type="float">
            <text:p>39,0922966348</text:p>
          </table:table-cell>
        </table:table-row>
        <table:table-row table:style-name="ro3">
          <table:table-cell office:value-type="float" office:value="-52" calcext:value-type="float">
            <text:p>-52</text:p>
          </table:table-cell>
          <table:table-cell office:value-type="float" office:value="45.1220364661574" calcext:value-type="float">
            <text:p>45,1220364662</text:p>
          </table:table-cell>
        </table:table-row>
        <table:table-row table:style-name="ro3">
          <table:table-cell office:value-type="float" office:value="-51" calcext:value-type="float">
            <text:p>-51</text:p>
          </table:table-cell>
          <table:table-cell office:value-type="float" office:value="50.3400088713391" calcext:value-type="float">
            <text:p>50,3400088713</text:p>
          </table:table-cell>
        </table:table-row>
        <table:table-row table:style-name="ro3">
          <table:table-cell office:value-type="float" office:value="-50" calcext:value-type="float">
            <text:p>-50</text:p>
          </table:table-cell>
          <table:table-cell office:value-type="float" office:value="54.977837454052" calcext:value-type="float">
            <text:p>54,9778374541</text:p>
          </table:table-cell>
        </table:table-row>
        <table:table-row table:style-name="ro3">
          <table:table-cell office:value-type="float" office:value="-49" calcext:value-type="float">
            <text:p>-49</text:p>
          </table:table-cell>
          <table:table-cell office:value-type="float" office:value="59.1720924822355" calcext:value-type="float">
            <text:p>59,1720924822</text:p>
          </table:table-cell>
        </table:table-row>
        <table:table-row table:style-name="ro3">
          <table:table-cell office:value-type="float" office:value="-48" calcext:value-type="float">
            <text:p>-48</text:p>
          </table:table-cell>
          <table:table-cell office:value-type="float" office:value="63.0114136166829" calcext:value-type="float">
            <text:p>63,0114136167</text:p>
          </table:table-cell>
        </table:table-row>
        <table:table-row table:style-name="ro3">
          <table:table-cell office:value-type="float" office:value="-47" calcext:value-type="float">
            <text:p>-47</text:p>
          </table:table-cell>
          <table:table-cell office:value-type="float" office:value="66.5572517676592" calcext:value-type="float">
            <text:p>66,5572517677</text:p>
          </table:table-cell>
        </table:table-row>
        <table:table-row table:style-name="ro3">
          <table:table-cell office:value-type="float" office:value="-46" calcext:value-type="float">
            <text:p>-46</text:p>
          </table:table-cell>
          <table:table-cell office:value-type="float" office:value="69.8543132483517" calcext:value-type="float">
            <text:p>69,8543132484</text:p>
          </table:table-cell>
        </table:table-row>
        <table:table-row table:style-name="ro3">
          <table:table-cell office:value-type="float" office:value="-45" calcext:value-type="float">
            <text:p>-45</text:p>
          </table:table-cell>
          <table:table-cell office:value-type="float" office:value="72.9363434480954" calcext:value-type="float">
            <text:p>72,9363434481</text:p>
          </table:table-cell>
        </table:table-row>
        <table:table-row table:style-name="ro3">
          <table:table-cell office:value-type="float" office:value="-44" calcext:value-type="float">
            <text:p>-44</text:p>
          </table:table-cell>
          <table:table-cell office:value-type="float" office:value="75.8295662087197" calcext:value-type="float">
            <text:p>75,8295662087</text:p>
          </table:table-cell>
        </table:table-row>
        <table:table-row table:style-name="ro3">
          <table:table-cell office:value-type="float" office:value="-43" calcext:value-type="float">
            <text:p>-43</text:p>
          </table:table-cell>
          <table:table-cell office:value-type="float" office:value="78.5548459795517" calcext:value-type="float">
            <text:p>78,5548459796</text:p>
          </table:table-cell>
        </table:table-row>
        <table:table-row table:style-name="ro3">
          <table:table-cell office:value-type="float" office:value="-42" calcext:value-type="float">
            <text:p>-42</text:p>
          </table:table-cell>
          <table:table-cell office:value-type="float" office:value="81.1291090915213" calcext:value-type="float">
            <text:p>81,1291090915</text:p>
          </table:table-cell>
        </table:table-row>
        <table:table-row table:style-name="ro3">
          <table:table-cell office:value-type="float" office:value="-41" calcext:value-type="float">
            <text:p>-41</text:p>
          </table:table-cell>
          <table:table-cell office:value-type="float" office:value="83.566312930159" calcext:value-type="float">
            <text:p>83,5663129302</text:p>
          </table:table-cell>
        </table:table-row>
        <table:table-row table:style-name="ro3">
          <table:table-cell office:value-type="float" office:value="-40" calcext:value-type="float">
            <text:p>-40</text:p>
          </table:table-cell>
          <table:table-cell office:value-type="float" office:value="85.8781274315116" calcext:value-type="float">
            <text:p>85,8781274315</text:p>
          </table:table-cell>
        </table:table-row>
        <table:table-row table:style-name="ro3">
          <table:table-cell office:value-type="float" office:value="-39" calcext:value-type="float">
            <text:p>-39</text:p>
          </table:table-cell>
          <table:table-cell office:value-type="float" office:value="88.0744269648633" calcext:value-type="float">
            <text:p>88,0744269649</text:p>
          </table:table-cell>
        </table:table-row>
        <table:table-row table:style-name="ro3">
          <table:table-cell office:value-type="float" office:value="-38" calcext:value-type="float">
            <text:p>-38</text:p>
          </table:table-cell>
          <table:table-cell office:value-type="float" office:value="90.1636534246452" calcext:value-type="float">
            <text:p>90,1636534246</text:p>
          </table:table-cell>
        </table:table-row>
        <table:table-row table:style-name="ro3">
          <table:table-cell office:value-type="float" office:value="-37" calcext:value-type="float">
            <text:p>-37</text:p>
          </table:table-cell>
          <table:table-cell office:value-type="float" office:value="92.1530895424263" calcext:value-type="float">
            <text:p>92,1530895424</text:p>
          </table:table-cell>
        </table:table-row>
        <table:table-row table:style-name="ro3">
          <table:table-cell office:value-type="float" office:value="-36" calcext:value-type="float">
            <text:p>-36</text:p>
          </table:table-cell>
          <table:table-cell office:value-type="float" office:value="94.0490681782321" calcext:value-type="float">
            <text:p>94,0490681782</text:p>
          </table:table-cell>
        </table:table-row>
        <table:table-row table:style-name="ro3">
          <table:table-cell office:value-type="float" office:value="-35" calcext:value-type="float">
            <text:p>-35</text:p>
          </table:table-cell>
          <table:table-cell office:value-type="float" office:value="95.8571350386472" calcext:value-type="float">
            <text:p>95,8571350386</text:p>
          </table:table-cell>
        </table:table-row>
        <table:table-row table:style-name="ro3">
          <table:table-cell office:value-type="float" office:value="-34" calcext:value-type="float">
            <text:p>-34</text:p>
          </table:table-cell>
          <table:table-cell office:value-type="float" office:value="97.5821769079044" calcext:value-type="float">
            <text:p>97,5821769079</text:p>
          </table:table-cell>
        </table:table-row>
        <table:table-row table:style-name="ro3">
          <table:table-cell office:value-type="float" office:value="-33" calcext:value-type="float">
            <text:p>-33</text:p>
          </table:table-cell>
          <table:table-cell office:value-type="float" office:value="99.2285239333835" calcext:value-type="float">
            <text:p>99,2285239334</text:p>
          </table:table-cell>
        </table:table-row>
        <table:table-row table:style-name="ro3">
          <table:table-cell office:value-type="float" office:value="-32" calcext:value-type="float">
            <text:p>-32</text:p>
          </table:table-cell>
          <table:table-cell office:value-type="float" office:value="100.800032110883" calcext:value-type="float">
            <text:p>100,8000321109</text:p>
          </table:table-cell>
        </table:table-row>
        <table:table-row table:style-name="ro3">
          <table:table-cell office:value-type="float" office:value="-31" calcext:value-type="float">
            <text:p>-31</text:p>
          </table:table-cell>
          <table:table-cell office:value-type="float" office:value="102.300150463019" calcext:value-type="float">
            <text:p>102,300150463</text:p>
          </table:table-cell>
        </table:table-row>
        <table:table-row table:style-name="ro3">
          <table:table-cell office:value-type="float" office:value="-30" calcext:value-type="float">
            <text:p>-30</text:p>
          </table:table-cell>
          <table:table-cell office:value-type="float" office:value="103.73197624456" calcext:value-type="float">
            <text:p>103,7319762446</text:p>
          </table:table-cell>
        </table:table-row>
        <table:table-row table:style-name="ro3">
          <table:table-cell office:value-type="float" office:value="-29" calcext:value-type="float">
            <text:p>-29</text:p>
          </table:table-cell>
          <table:table-cell office:value-type="float" office:value="105.098300681277" calcext:value-type="float">
            <text:p>105,0983006813</text:p>
          </table:table-cell>
        </table:table-row>
        <table:table-row table:style-name="ro3">
          <table:table-cell office:value-type="float" office:value="-28" calcext:value-type="float">
            <text:p>-28</text:p>
          </table:table-cell>
          <table:table-cell office:value-type="float" office:value="106.40164714997" calcext:value-type="float">
            <text:p>106,40164715</text:p>
          </table:table-cell>
        </table:table-row>
        <table:table-row table:style-name="ro3">
          <table:table-cell office:value-type="float" office:value="-27" calcext:value-type="float">
            <text:p>-27</text:p>
          </table:table-cell>
          <table:table-cell office:value-type="float" office:value="107.644303267779" calcext:value-type="float">
            <text:p>107,6443032678</text:p>
          </table:table-cell>
        </table:table-row>
        <table:table-row table:style-name="ro3">
          <table:table-cell office:value-type="float" office:value="-26" calcext:value-type="float">
            <text:p>-26</text:p>
          </table:table-cell>
          <table:table-cell office:value-type="float" office:value="108.828348032252" calcext:value-type="float">
            <text:p>108,8283480323</text:p>
          </table:table-cell>
        </table:table-row>
        <table:table-row table:style-name="ro3">
          <table:table-cell office:value-type="float" office:value="-25" calcext:value-type="float">
            <text:p>-25</text:p>
          </table:table-cell>
          <table:table-cell office:value-type="float" office:value="109.955674908104" calcext:value-type="float">
            <text:p>109,9556749081</text:p>
          </table:table-cell>
        </table:table-row>
        <table:table-row table:style-name="ro3">
          <table:table-cell office:value-type="float" office:value="-24" calcext:value-type="float">
            <text:p>-24</text:p>
          </table:table-cell>
          <table:table-cell office:value-type="float" office:value="111.028011570093" calcext:value-type="float">
            <text:p>111,0280115701</text:p>
          </table:table-cell>
        </table:table-row>
        <table:table-row table:style-name="ro3">
          <table:table-cell office:value-type="float" office:value="-23" calcext:value-type="float">
            <text:p>-23</text:p>
          </table:table-cell>
          <table:table-cell office:value-type="float" office:value="112.046936868284" calcext:value-type="float">
            <text:p>112,0469368683</text:p>
          </table:table-cell>
        </table:table-row>
        <table:table-row table:style-name="ro3">
          <table:table-cell office:value-type="float" office:value="-22" calcext:value-type="float">
            <text:p>-22</text:p>
          </table:table-cell>
          <table:table-cell office:value-type="float" office:value="113.01389547116" calcext:value-type="float">
            <text:p>113,0138954712</text:p>
          </table:table-cell>
        </table:table-row>
        <table:table-row table:style-name="ro3">
          <table:table-cell office:value-type="float" office:value="-21" calcext:value-type="float">
            <text:p>-21</text:p>
          </table:table-cell>
          <table:table-cell office:value-type="float" office:value="113.930210555461" calcext:value-type="float">
            <text:p>113,9302105555</text:p>
          </table:table-cell>
        </table:table-row>
        <table:table-row table:style-name="ro3">
          <table:table-cell office:value-type="float" office:value="-20" calcext:value-type="float">
            <text:p>-20</text:p>
          </table:table-cell>
          <table:table-cell office:value-type="float" office:value="114.797094843473" calcext:value-type="float">
            <text:p>114,7970948435</text:p>
          </table:table-cell>
        </table:table-row>
        <table:table-row table:style-name="ro3">
          <table:table-cell office:value-type="float" office:value="-19" calcext:value-type="float">
            <text:p>-19</text:p>
          </table:table-cell>
          <table:table-cell office:value-type="float" office:value="115.615660234397" calcext:value-type="float">
            <text:p>115,6156602344</text:p>
          </table:table-cell>
        </table:table-row>
        <table:table-row table:style-name="ro3">
          <table:table-cell office:value-type="float" office:value="-18" calcext:value-type="float">
            <text:p>-18</text:p>
          </table:table-cell>
          <table:table-cell office:value-type="float" office:value="116.386926233207" calcext:value-type="float">
            <text:p>116,3869262332</text:p>
          </table:table-cell>
        </table:table-row>
        <table:table-row table:style-name="ro3">
          <table:table-cell office:value-type="float" office:value="-17" calcext:value-type="float">
            <text:p>-17</text:p>
          </table:table-cell>
          <table:table-cell office:value-type="float" office:value="117.111827345649" calcext:value-type="float">
            <text:p>117,1118273456</text:p>
          </table:table-cell>
        </table:table-row>
        <table:table-row table:style-name="ro3">
          <table:table-cell office:value-type="float" office:value="-16" calcext:value-type="float">
            <text:p>-16</text:p>
          </table:table-cell>
          <table:table-cell office:value-type="float" office:value="117.791219579833" calcext:value-type="float">
            <text:p>117,7912195798</text:p>
          </table:table-cell>
        </table:table-row>
        <table:table-row table:style-name="ro3">
          <table:table-cell office:value-type="float" office:value="-15" calcext:value-type="float">
            <text:p>-15</text:p>
          </table:table-cell>
          <table:table-cell office:value-type="float" office:value="118.425886171969" calcext:value-type="float">
            <text:p>118,425886172</text:p>
          </table:table-cell>
        </table:table-row>
        <table:table-row table:style-name="ro3">
          <table:table-cell office:value-type="float" office:value="-14" calcext:value-type="float">
            <text:p>-14</text:p>
          </table:table-cell>
          <table:table-cell office:value-type="float" office:value="119.016542634931" calcext:value-type="float">
            <text:p>119,0165426349</text:p>
          </table:table-cell>
        </table:table-row>
        <table:table-row table:style-name="ro3">
          <table:table-cell office:value-type="float" office:value="-13" calcext:value-type="float">
            <text:p>-13</text:p>
          </table:table-cell>
          <table:table-cell office:value-type="float" office:value="119.563841212855" calcext:value-type="float">
            <text:p>119,5638412129</text:p>
          </table:table-cell>
        </table:table-row>
        <table:table-row table:style-name="ro3">
          <table:table-cell office:value-type="float" office:value="-12" calcext:value-type="float">
            <text:p>-12</text:p>
          </table:table-cell>
          <table:table-cell office:value-type="float" office:value="120.068374812095" calcext:value-type="float">
            <text:p>120,0683748121</text:p>
          </table:table-cell>
        </table:table-row>
        <table:table-row table:style-name="ro3">
          <table:table-cell office:value-type="float" office:value="-11" calcext:value-type="float">
            <text:p>-11</text:p>
          </table:table-cell>
          <table:table-cell office:value-type="float" office:value="120.530680468116" calcext:value-type="float">
            <text:p>120,5306804681</text:p>
          </table:table-cell>
        </table:table-row>
        <table:table-row table:style-name="ro3">
          <table:table-cell office:value-type="float" office:value="-10" calcext:value-type="float">
            <text:p>-10</text:p>
          </table:table-cell>
          <table:table-cell office:value-type="float" office:value="120.951242398914" calcext:value-type="float">
            <text:p>120,9512423989</text:p>
          </table:table-cell>
        </table:table-row>
        <table:table-row table:style-name="ro3">
          <table:table-cell office:value-type="float" office:value="-9" calcext:value-type="float">
            <text:p>-9</text:p>
          </table:table-cell>
          <table:table-cell office:value-type="float" office:value="121.330494687935" calcext:value-type="float">
            <text:p>121,3304946879</text:p>
          </table:table-cell>
        </table:table-row>
        <table:table-row table:style-name="ro3">
          <table:table-cell office:value-type="float" office:value="-8" calcext:value-type="float">
            <text:p>-8</text:p>
          </table:table-cell>
          <table:table-cell office:value-type="float" office:value="121.668823633015" calcext:value-type="float">
            <text:p>121,668823633</text:p>
          </table:table-cell>
        </table:table-row>
        <table:table-row table:style-name="ro3">
          <table:table-cell office:value-type="float" office:value="-7" calcext:value-type="float">
            <text:p>-7</text:p>
          </table:table-cell>
          <table:table-cell office:value-type="float" office:value="121.966569792336" calcext:value-type="float">
            <text:p>121,9665697923</text:p>
          </table:table-cell>
        </table:table-row>
        <table:table-row table:style-name="ro3">
          <table:table-cell office:value-type="float" office:value="-6" calcext:value-type="float">
            <text:p>-6</text:p>
          </table:table-cell>
          <table:table-cell office:value-type="float" office:value="122.224029753646" calcext:value-type="float">
            <text:p>122,2240297536</text:p>
          </table:table-cell>
        </table:table-row>
        <table:table-row table:style-name="ro3">
          <table:table-cell office:value-type="float" office:value="-5" calcext:value-type="float">
            <text:p>-5</text:p>
          </table:table-cell>
          <table:table-cell office:value-type="float" office:value="122.441457648853" calcext:value-type="float">
            <text:p>122,4414576489</text:p>
          </table:table-cell>
        </table:table-row>
        <table:table-row table:style-name="ro3">
          <table:table-cell office:value-type="float" office:value="-4" calcext:value-type="float">
            <text:p>-4</text:p>
          </table:table-cell>
          <table:table-cell office:value-type="float" office:value="122.619066432493" calcext:value-type="float">
            <text:p>122,6190664325</text:p>
          </table:table-cell>
        </table:table-row>
        <table:table-row table:style-name="ro3">
          <table:table-cell office:value-type="float" office:value="-3" calcext:value-type="float">
            <text:p>-3</text:p>
          </table:table-cell>
          <table:table-cell office:value-type="float" office:value="122.757028939367" calcext:value-type="float">
            <text:p>122,7570289394</text:p>
          </table:table-cell>
        </table:table-row>
        <table:table-row table:style-name="ro3">
          <table:table-cell office:value-type="float" office:value="-2" calcext:value-type="float">
            <text:p>-2</text:p>
          </table:table-cell>
          <table:table-cell office:value-type="float" office:value="122.855478733794" calcext:value-type="float">
            <text:p>122,8554787338</text:p>
          </table:table-cell>
        </table:table-row>
        <table:table-row table:style-name="ro3">
          <table:table-cell office:value-type="float" office:value="-1" calcext:value-type="float">
            <text:p>-1</text:p>
          </table:table-cell>
          <table:table-cell office:value-type="float" office:value="122.914510760296" calcext:value-type="float">
            <text:p>122,914510760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22.934181803194" calcext:value-type="float">
            <text:p>122,934181803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2.914510760296" calcext:value-type="float">
            <text:p>122,914510760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2.855478733794" calcext:value-type="float">
            <text:p>122,855478733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2.757028939367" calcext:value-type="float">
            <text:p>122,757028939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2.619066432493" calcext:value-type="float">
            <text:p>122,619066432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22.441457648853" calcext:value-type="float">
            <text:p>122,4414576489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2.224029753646" calcext:value-type="float">
            <text:p>122,224029753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1.966569792336" calcext:value-type="float">
            <text:p>121,9665697923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1.668823633015" calcext:value-type="float">
            <text:p>121,668823633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1.330494687935" calcext:value-type="float">
            <text:p>121,3304946879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20.951242398914" calcext:value-type="float">
            <text:p>120,9512423989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0.530680468116" calcext:value-type="float">
            <text:p>120,530680468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20.068374812095" calcext:value-type="float">
            <text:p>120,068374812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19.563841212855" calcext:value-type="float">
            <text:p>119,5638412129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9.016542634931" calcext:value-type="float">
            <text:p>119,0165426349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18.425886171969" calcext:value-type="float">
            <text:p>118,425886172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17.791219579833" calcext:value-type="float">
            <text:p>117,7912195798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17.111827345649" calcext:value-type="float">
            <text:p>117,1118273456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16.386926233207" calcext:value-type="float">
            <text:p>116,386926233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15.615660234397" calcext:value-type="float">
            <text:p>115,615660234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14.797094843473" calcext:value-type="float">
            <text:p>114,7970948435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13.930210555461" calcext:value-type="float">
            <text:p>113,9302105555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13.01389547116" calcext:value-type="float">
            <text:p>113,0138954712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12.046936868284" calcext:value-type="float">
            <text:p>112,0469368683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11.028011570093" calcext:value-type="float">
            <text:p>111,0280115701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09.955674908104" calcext:value-type="float">
            <text:p>109,9556749081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08.828348032252" calcext:value-type="float">
            <text:p>108,8283480323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07.644303267779" calcext:value-type="float">
            <text:p>107,6443032678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06.40164714997" calcext:value-type="float">
            <text:p>106,40164715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05.098300681277" calcext:value-type="float">
            <text:p>105,0983006813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3.73197624456" calcext:value-type="float">
            <text:p>103,7319762446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102.300150463019" calcext:value-type="float">
            <text:p>102,300150463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100.800032110883" calcext:value-type="float">
            <text:p>100,8000321109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99.2285239333835" calcext:value-type="float">
            <text:p>99,2285239334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97.5821769079044" calcext:value-type="float">
            <text:p>97,5821769079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95.8571350386472" calcext:value-type="float">
            <text:p>95,8571350386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94.0490681782321" calcext:value-type="float">
            <text:p>94,0490681782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92.1530895424263" calcext:value-type="float">
            <text:p>92,1530895424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90.1636534246452" calcext:value-type="float">
            <text:p>90,1636534246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88.0744269648633" calcext:value-type="float">
            <text:p>88,0744269649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85.8781274315116" calcext:value-type="float">
            <text:p>85,8781274315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83.566312930159" calcext:value-type="float">
            <text:p>83,5663129302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81.1291090915213" calcext:value-type="float">
            <text:p>81,1291090915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78.5548459795517" calcext:value-type="float">
            <text:p>78,5548459796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75.8295662087197" calcext:value-type="float">
            <text:p>75,8295662087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72.9363434480954" calcext:value-type="float">
            <text:p>72,9363434481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69.8543132483517" calcext:value-type="float">
            <text:p>69,8543132484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66.5572517676592" calcext:value-type="float">
            <text:p>66,5572517677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63.0114136166829" calcext:value-type="float">
            <text:p>63,0114136167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59.1720924822355" calcext:value-type="float">
            <text:p>59,1720924822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4.977837454052" calcext:value-type="float">
            <text:p>54,9778374541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50.3400088713391" calcext:value-type="float">
            <text:p>50,3400088713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45.1220364661574" calcext:value-type="float">
            <text:p>45,1220364662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39.0922966348151" calcext:value-type="float">
            <text:p>39,0922966348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31.7922150401623" calcext:value-type="float">
            <text:p>31,7922150402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21.9911349816208" calcext:value-type="float">
            <text:p>21,9911349816</text:p>
          </table:table-cell>
        </table:table-row>
        <table:table-row table:style-name="ro3">
          <table:table-cell office:value-type="float" office:value="55.9016994374947" calcext:value-type="float">
            <text:p>55,901699437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lanilha3" table:style-name="ta3">
        <table:shapes>
          <draw:frame draw:z-index="0" draw:style-name="gr2" draw:text-style-name="P1" svg:width="159.99mm" svg:height="89.99mm" svg:x="85.58mm" svg:y="12.36mm">
            <loext:p draw:notify-on-update-of-ranges="Planilha3.A1:Planilha3.A114 Planilha3.B1:Planilha3.B1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7" table:default-cell-style-name="Default"/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110.64123903926" calcext:value-type="float">
            <text:p>110,6412390393</text:p>
          </table:table-cell>
          <table:table-cell office:value-type="float" office:value="269.266216841009" calcext:value-type="float">
            <text:p>269,266216841</text:p>
          </table:table-cell>
        </table:table-row>
        <table:table-row table:style-name="ro2">
          <table:table-cell office:value-type="float" office:value="115.918842483023" calcext:value-type="float">
            <text:p>115,918842483</text:p>
          </table:table-cell>
          <table:table-cell office:value-type="float" office:value="277.585355751035" calcext:value-type="float">
            <text:p>277,585355751</text:p>
          </table:table-cell>
        </table:table-row>
        <table:table-row table:style-name="ro2">
          <table:table-cell office:value-type="float" office:value="120.077965411411" calcext:value-type="float">
            <text:p>120,0779654114</text:p>
          </table:table-cell>
          <table:table-cell office:value-type="float" office:value="283.667533630311" calcext:value-type="float">
            <text:p>283,6675336303</text:p>
          </table:table-cell>
        </table:table-row>
        <table:table-row table:style-name="ro2">
          <table:table-cell office:value-type="float" office:value="123.668974232315" calcext:value-type="float">
            <text:p>123,6689742323</text:p>
          </table:table-cell>
          <table:table-cell office:value-type="float" office:value="288.613483294619" calcext:value-type="float">
            <text:p>288,6134832946</text:p>
          </table:table-cell>
        </table:table-row>
        <table:table-row table:style-name="ro2">
          <table:table-cell office:value-type="float" office:value="126.896949623856" calcext:value-type="float">
            <text:p>126,8969496239</text:p>
          </table:table-cell>
          <table:table-cell office:value-type="float" office:value="292.833366100201" calcext:value-type="float">
            <text:p>292,8333661002</text:p>
          </table:table-cell>
        </table:table-row>
        <table:table-row table:style-name="ro2">
          <table:table-cell office:value-type="float" office:value="129.865476810643" calcext:value-type="float">
            <text:p>129,8654768106</text:p>
          </table:table-cell>
          <table:table-cell office:value-type="float" office:value="296.534352496276" calcext:value-type="float">
            <text:p>296,5343524963</text:p>
          </table:table-cell>
        </table:table-row>
        <table:table-row table:style-name="ro2">
          <table:table-cell office:value-type="float" office:value="132.635631873241" calcext:value-type="float">
            <text:p>132,6356318732</text:p>
          </table:table-cell>
          <table:table-cell office:value-type="float" office:value="299.838594643971" calcext:value-type="float">
            <text:p>299,838594644</text:p>
          </table:table-cell>
        </table:table-row>
        <table:table-row table:style-name="ro2">
          <table:table-cell office:value-type="float" office:value="135.247055673056" calcext:value-type="float">
            <text:p>135,2470556731</text:p>
          </table:table-cell>
          <table:table-cell office:value-type="float" office:value="302.825374266102" calcext:value-type="float">
            <text:p>302,8253742661</text:p>
          </table:table-cell>
        </table:table-row>
        <table:table-row table:style-name="ro2">
          <table:table-cell office:value-type="float" office:value="137.727229892615" calcext:value-type="float">
            <text:p>137,7272298926</text:p>
          </table:table-cell>
          <table:table-cell office:value-type="float" office:value="305.54965472772" calcext:value-type="float">
            <text:p>305,5496547277</text:p>
          </table:table-cell>
        </table:table-row>
        <table:table-row table:style-name="ro2">
          <table:table-cell office:value-type="float" office:value="140.09614780298" calcext:value-type="float">
            <text:p>140,096147803</text:p>
          </table:table-cell>
          <table:table-cell office:value-type="float" office:value="308.051422570949" calcext:value-type="float">
            <text:p>308,051422571</text:p>
          </table:table-cell>
        </table:table-row>
        <table:table-row table:style-name="ro2">
          <table:table-cell office:value-type="float" office:value="142.368900801046" calcext:value-type="float">
            <text:p>142,368900801</text:p>
          </table:table-cell>
          <table:table-cell office:value-type="float" office:value="310.360860589583" calcext:value-type="float">
            <text:p>310,3608605896</text:p>
          </table:table-cell>
        </table:table-row>
        <table:table-row table:style-name="ro2">
          <table:table-cell office:value-type="float" office:value="144.557216545407" calcext:value-type="float">
            <text:p>144,5572165454</text:p>
          </table:table-cell>
          <table:table-cell office:value-type="float" office:value="312.501424100805" calcext:value-type="float">
            <text:p>312,5014241008</text:p>
          </table:table-cell>
        </table:table-row>
        <table:table-row table:style-name="ro2">
          <table:table-cell office:value-type="float" office:value="146.670425901464" calcext:value-type="float">
            <text:p>146,6704259015</text:p>
          </table:table-cell>
          <table:table-cell office:value-type="float" office:value="314.49177483542" calcext:value-type="float">
            <text:p>314,4917748354</text:p>
          </table:table-cell>
        </table:table-row>
        <table:table-row table:style-name="ro2">
          <table:table-cell office:value-type="float" office:value="148.716098554531" calcext:value-type="float">
            <text:p>148,7160985545</text:p>
          </table:table-cell>
          <table:table-cell office:value-type="float" office:value="316.347052164053" calcext:value-type="float">
            <text:p>316,3470521641</text:p>
          </table:table-cell>
        </table:table-row>
        <table:table-row table:style-name="ro2">
          <table:table-cell office:value-type="float" office:value="150.700476437175" calcext:value-type="float">
            <text:p>150,7004764372</text:p>
          </table:table-cell>
          <table:table-cell office:value-type="float" office:value="318.07973995184" calcext:value-type="float">
            <text:p>318,0797399518</text:p>
          </table:table-cell>
        </table:table-row>
        <table:table-row table:style-name="ro2">
          <table:table-cell office:value-type="float" office:value="152.628778503453" calcext:value-type="float">
            <text:p>152,6287785035</text:p>
          </table:table-cell>
          <table:table-cell office:value-type="float" office:value="319.700276106898" calcext:value-type="float">
            <text:p>319,7002761069</text:p>
          </table:table-cell>
        </table:table-row>
        <table:table-row table:style-name="ro2">
          <table:table-cell office:value-type="float" office:value="154.505420705558" calcext:value-type="float">
            <text:p>154,5054207056</text:p>
          </table:table-cell>
          <table:table-cell office:value-type="float" office:value="321.217492533608" calcext:value-type="float">
            <text:p>321,2174925336</text:p>
          </table:table-cell>
        </table:table-row>
        <table:table-row table:style-name="ro2">
          <table:table-cell office:value-type="float" office:value="156.334178373451" calcext:value-type="float">
            <text:p>156,3341783735</text:p>
          </table:table-cell>
          <table:table-cell office:value-type="float" office:value="322.638939891894" calcext:value-type="float">
            <text:p>322,6389398919</text:p>
          </table:table-cell>
        </table:table-row>
        <table:table-row table:style-name="ro2">
          <table:table-cell office:value-type="float" office:value="158.118308443701" calcext:value-type="float">
            <text:p>158,1183084437</text:p>
          </table:table-cell>
          <table:table-cell office:value-type="float" office:value="323.971132054894" calcext:value-type="float">
            <text:p>323,9711320549</text:p>
          </table:table-cell>
        </table:table-row>
        <table:table-row table:style-name="ro2">
          <table:table-cell office:value-type="float" office:value="159.860643057411" calcext:value-type="float">
            <text:p>159,8606430574</text:p>
          </table:table-cell>
          <table:table-cell office:value-type="float" office:value="325.219733304814" calcext:value-type="float">
            <text:p>325,2197333048</text:p>
          </table:table-cell>
        </table:table-row>
        <table:table-row table:style-name="ro2">
          <table:table-cell office:value-type="float" office:value="161.563662329961" calcext:value-type="float">
            <text:p>161,56366233</text:p>
          </table:table-cell>
          <table:table-cell office:value-type="float" office:value="326.389703872415" calcext:value-type="float">
            <text:p>326,3897038724</text:p>
          </table:table-cell>
        </table:table-row>
        <table:table-row table:style-name="ro2">
          <table:table-cell office:value-type="float" office:value="163.2295516977" calcext:value-type="float">
            <text:p>163,2295516977</text:p>
          </table:table-cell>
          <table:table-cell office:value-type="float" office:value="327.485414630392" calcext:value-type="float">
            <text:p>327,4854146304</text:p>
          </table:table-cell>
        </table:table-row>
        <table:table-row table:style-name="ro2">
          <table:table-cell office:value-type="float" office:value="164.860247661405" calcext:value-type="float">
            <text:p>164,8602476614</text:p>
          </table:table-cell>
          <table:table-cell office:value-type="float" office:value="328.510738580303" calcext:value-type="float">
            <text:p>328,5107385803</text:p>
          </table:table-cell>
        </table:table-row>
        <table:table-row table:style-name="ro2">
          <table:table-cell office:value-type="float" office:value="166.457474674822" calcext:value-type="float">
            <text:p>166,4574746748</text:p>
          </table:table-cell>
          <table:table-cell office:value-type="float" office:value="329.469124629637" calcext:value-type="float">
            <text:p>329,4691246296</text:p>
          </table:table-cell>
        </table:table-row>
        <table:table-row table:style-name="ro2">
          <table:table-cell office:value-type="float" office:value="168.022775187756" calcext:value-type="float">
            <text:p>168,0227751878</text:p>
          </table:table-cell>
          <table:table-cell office:value-type="float" office:value="330.363657678005" calcext:value-type="float">
            <text:p>330,363657678</text:p>
          </table:table-cell>
        </table:table-row>
        <table:table-row table:style-name="ro2">
          <table:table-cell office:value-type="float" office:value="169.557534334649" calcext:value-type="float">
            <text:p>169,5575343346</text:p>
          </table:table-cell>
          <table:table-cell office:value-type="float" office:value="331.197107994291" calcext:value-type="float">
            <text:p>331,1971079943</text:p>
          </table:table-cell>
        </table:table-row>
        <table:table-row table:style-name="ro2">
          <table:table-cell office:value-type="float" office:value="171.063000389612" calcext:value-type="float">
            <text:p>171,0630003896</text:p>
          </table:table-cell>
          <table:table-cell office:value-type="float" office:value="331.971972126718" calcext:value-type="float">
            <text:p>331,9719721267</text:p>
          </table:table-cell>
        </table:table-row>
        <table:table-row table:style-name="ro2">
          <table:table-cell office:value-type="float" office:value="172.540301841058" calcext:value-type="float">
            <text:p>172,5403018411</text:p>
          </table:table-cell>
          <table:table-cell office:value-type="float" office:value="332.69050705211" calcext:value-type="float">
            <text:p>332,6905070521</text:p>
          </table:table-cell>
        </table:table-row>
        <table:table-row table:style-name="ro2">
          <table:table-cell office:value-type="float" office:value="173.990461742474" calcext:value-type="float">
            <text:p>173,9904617425</text:p>
          </table:table-cell>
          <table:table-cell office:value-type="float" office:value="333.354758877442" calcext:value-type="float">
            <text:p>333,3547588774</text:p>
          </table:table-cell>
        </table:table-row>
        <table:table-row table:style-name="ro2">
          <table:table-cell office:value-type="float" office:value="175.414409849826" calcext:value-type="float">
            <text:p>175,4144098498</text:p>
          </table:table-cell>
          <table:table-cell office:value-type="float" office:value="333.966587114647" calcext:value-type="float">
            <text:p>333,9665871146</text:p>
          </table:table-cell>
        </table:table-row>
        <table:table-row table:style-name="ro2">
          <table:table-cell office:value-type="float" office:value="176.81299294628" calcext:value-type="float">
            <text:p>176,8129929463</text:p>
          </table:table-cell>
          <table:table-cell office:value-type="float" office:value="334.527685330054" calcext:value-type="float">
            <text:p>334,5276853301</text:p>
          </table:table-cell>
        </table:table-row>
        <table:table-row table:style-name="ro2">
          <table:table-cell office:value-type="float" office:value="178.186983671474" calcext:value-type="float">
            <text:p>178,1869836715</text:p>
          </table:table-cell>
          <table:table-cell office:value-type="float" office:value="335.039598802944" calcext:value-type="float">
            <text:p>335,0395988029</text:p>
          </table:table-cell>
        </table:table-row>
        <table:table-row table:style-name="ro2">
          <table:table-cell office:value-type="float" office:value="179.537088108624" calcext:value-type="float">
            <text:p>179,5370881086</text:p>
          </table:table-cell>
          <table:table-cell office:value-type="float" office:value="335.503739699744" calcext:value-type="float">
            <text:p>335,5037396997</text:p>
          </table:table-cell>
        </table:table-row>
        <table:table-row table:style-name="ro2">
          <table:table-cell office:value-type="float" office:value="180.863952333116" calcext:value-type="float">
            <text:p>180,8639523331</text:p>
          </table:table-cell>
          <table:table-cell office:value-type="float" office:value="335.921400171227" calcext:value-type="float">
            <text:p>335,9214001712</text:p>
          </table:table-cell>
        </table:table-row>
        <table:table-row table:style-name="ro2">
          <table:table-cell office:value-type="float" office:value="182.168168087577" calcext:value-type="float">
            <text:p>182,1681680876</text:p>
          </table:table-cell>
          <table:table-cell office:value-type="float" office:value="336.293763702649" calcext:value-type="float">
            <text:p>336,2937637026</text:p>
          </table:table-cell>
        </table:table-row>
        <table:table-row table:style-name="ro2">
          <table:table-cell office:value-type="float" office:value="183.450277717901" calcext:value-type="float">
            <text:p>183,4502777179</text:p>
          </table:table-cell>
          <table:table-cell office:value-type="float" office:value="336.621914985798" calcext:value-type="float">
            <text:p>336,6219149858</text:p>
          </table:table-cell>
        </table:table-row>
        <table:table-row table:style-name="ro2">
          <table:table-cell office:value-type="float" office:value="184.710778480528" calcext:value-type="float">
            <text:p>184,7107784805</text:p>
          </table:table-cell>
          <table:table-cell office:value-type="float" office:value="336.906848533551" calcext:value-type="float">
            <text:p>336,9068485336</text:p>
          </table:table-cell>
        </table:table-row>
        <table:table-row table:style-name="ro2">
          <table:table-cell office:value-type="float" office:value="185.950126311943" calcext:value-type="float">
            <text:p>185,9501263119</text:p>
          </table:table-cell>
          <table:table-cell office:value-type="float" office:value="337.149476218881" calcext:value-type="float">
            <text:p>337,1494762189</text:p>
          </table:table-cell>
        </table:table-row>
        <table:table-row table:style-name="ro2">
          <table:table-cell office:value-type="float" office:value="187.168739135819" calcext:value-type="float">
            <text:p>187,1687391358</text:p>
          </table:table-cell>
          <table:table-cell office:value-type="float" office:value="337.350633889135" calcext:value-type="float">
            <text:p>337,3506338891</text:p>
          </table:table-cell>
        </table:table-row>
        <table:table-row table:style-name="ro2">
          <table:table-cell office:value-type="float" office:value="188.366999770623" calcext:value-type="float">
            <text:p>188,3669997706</text:p>
          </table:table-cell>
          <table:table-cell office:value-type="float" office:value="337.511087181243" calcext:value-type="float">
            <text:p>337,5110871812</text:p>
          </table:table-cell>
        </table:table-row>
        <table:table-row table:style-name="ro2">
          <table:table-cell office:value-type="float" office:value="189.545258490236" calcext:value-type="float">
            <text:p>189,5452584902</text:p>
          </table:table-cell>
          <table:table-cell office:value-type="float" office:value="337.631536642969" calcext:value-type="float">
            <text:p>337,631536643</text:p>
          </table:table-cell>
        </table:table-row>
        <table:table-row table:style-name="ro2">
          <table:table-cell office:value-type="float" office:value="190.703835281743" calcext:value-type="float">
            <text:p>190,7038352817</text:p>
          </table:table-cell>
          <table:table-cell office:value-type="float" office:value="337.712622248482" calcext:value-type="float">
            <text:p>337,7126222485</text:p>
          </table:table-cell>
        </table:table-row>
        <table:table-row table:style-name="ro2">
          <table:table-cell office:value-type="float" office:value="191.843021837588" calcext:value-type="float">
            <text:p>191,8430218376</text:p>
          </table:table-cell>
          <table:table-cell office:value-type="float" office:value="337.754927382673" calcext:value-type="float">
            <text:p>337,7549273827</text:p>
          </table:table-cell>
        </table:table-row>
        <table:table-row table:style-name="ro2">
          <table:table-cell office:value-type="float" office:value="192.963083313555" calcext:value-type="float">
            <text:p>192,9630833136</text:p>
          </table:table-cell>
          <table:table-cell office:value-type="float" office:value="337.758982357107" calcext:value-type="float">
            <text:p>337,7589823571</text:p>
          </table:table-cell>
        </table:table-row>
        <table:table-row table:style-name="ro2">
          <table:table-cell office:value-type="float" office:value="194.064259879204" calcext:value-type="float">
            <text:p>194,0642598792</text:p>
          </table:table-cell>
          <table:table-cell office:value-type="float" office:value="337.725267510905" calcext:value-type="float">
            <text:p>337,7252675109</text:p>
          </table:table-cell>
        </table:table-row>
        <table:table-row table:style-name="ro2">
          <table:table-cell office:value-type="float" office:value="195.146768083406" calcext:value-type="float">
            <text:p>195,1467680834</text:p>
          </table:table-cell>
          <table:table-cell office:value-type="float" office:value="337.65421594181" calcext:value-type="float">
            <text:p>337,6542159418</text:p>
          </table:table-cell>
        </table:table-row>
        <table:table-row table:style-name="ro2">
          <table:table-cell office:value-type="float" office:value="196.210802054181" calcext:value-type="float">
            <text:p>196,2108020542</text:p>
          </table:table-cell>
          <table:table-cell office:value-type="float" office:value="337.54621590586" calcext:value-type="float">
            <text:p>337,5462159059</text:p>
          </table:table-cell>
        </table:table-row>
        <table:table-row table:style-name="ro2">
          <table:table-cell office:value-type="float" office:value="197.256534549172" calcext:value-type="float">
            <text:p>197,2565345492</text:p>
          </table:table-cell>
          <table:table-cell office:value-type="float" office:value="337.401612918341" calcext:value-type="float">
            <text:p>337,4016129183</text:p>
          </table:table-cell>
        </table:table-row>
        <table:table-row table:style-name="ro2">
          <table:table-cell office:value-type="float" office:value="198.284117870628" calcext:value-type="float">
            <text:p>198,2841178706</text:p>
          </table:table-cell>
          <table:table-cell office:value-type="float" office:value="337.220711583754" calcext:value-type="float">
            <text:p>337,2207115838</text:p>
          </table:table-cell>
        </table:table-row>
        <table:table-row table:style-name="ro2">
          <table:table-cell office:value-type="float" office:value="199.293684656622" calcext:value-type="float">
            <text:p>199,2936846566</text:p>
          </table:table-cell>
          <table:table-cell office:value-type="float" office:value="337.003777178243" calcext:value-type="float">
            <text:p>337,0037771782</text:p>
          </table:table-cell>
        </table:table-row>
        <table:table-row table:style-name="ro2">
          <table:table-cell office:value-type="float" office:value="200.2853485584" calcext:value-type="float">
            <text:p>200,2853485584</text:p>
          </table:table-cell>
          <table:table-cell office:value-type="float" office:value="336.751037004298" calcext:value-type="float">
            <text:p>336,7510370043</text:p>
          </table:table-cell>
        </table:table-row>
        <table:table-row table:style-name="ro2">
          <table:table-cell office:value-type="float" office:value="201.259204812124" calcext:value-type="float">
            <text:p>201,2592048121</text:p>
          </table:table-cell>
          <table:table-cell office:value-type="float" office:value="336.462681534246" calcext:value-type="float">
            <text:p>336,4626815342</text:p>
          </table:table-cell>
        </table:table-row>
        <table:table-row table:style-name="ro2">
          <table:table-cell office:value-type="float" office:value="202.215330711867" calcext:value-type="float">
            <text:p>202,2153307119</text:p>
          </table:table-cell>
          <table:table-cell office:value-type="float" office:value="336.138865356233" calcext:value-type="float">
            <text:p>336,1388653562</text:p>
          </table:table-cell>
        </table:table-row>
        <table:table-row table:style-name="ro2">
          <table:table-cell office:value-type="float" office:value="203.153785989409" calcext:value-type="float">
            <text:p>203,1537859894</text:p>
          </table:table-cell>
          <table:table-cell office:value-type="float" office:value="335.779707933817" calcext:value-type="float">
            <text:p>335,7797079338</text:p>
          </table:table-cell>
        </table:table-row>
        <table:table-row table:style-name="ro2">
          <table:table-cell office:value-type="float" office:value="204.07461310523" calcext:value-type="float">
            <text:p>204,0746131052</text:p>
          </table:table-cell>
          <table:table-cell office:value-type="float" office:value="335.385294187961" calcext:value-type="float">
            <text:p>335,385294188</text:p>
          </table:table-cell>
        </table:table-row>
        <table:table-row table:style-name="ro2">
          <table:table-cell office:value-type="float" office:value="204.977837454052" calcext:value-type="float">
            <text:p>204,9778374541</text:p>
          </table:table-cell>
          <table:table-cell office:value-type="float" office:value="334.955674908104" calcext:value-type="float">
            <text:p>334,9556749081</text:p>
          </table:table-cell>
        </table:table-row>
        <table:table-row table:style-name="ro2">
          <table:table-cell office:value-type="float" office:value="205.86346748723" calcext:value-type="float">
            <text:p>205,8634674872</text:p>
          </table:table-cell>
          <table:table-cell office:value-type="float" office:value="334.490866996961" calcext:value-type="float">
            <text:p>334,490866997</text:p>
          </table:table-cell>
        </table:table-row>
        <table:table-row table:style-name="ro2">
          <table:table-cell office:value-type="float" office:value="206.731494753408" calcext:value-type="float">
            <text:p>206,7314947534</text:p>
          </table:table-cell>
          <table:table-cell office:value-type="float" office:value="333.990853551817" calcext:value-type="float">
            <text:p>333,9908535518</text:p>
          </table:table-cell>
        </table:table-row>
        <table:table-row table:style-name="ro2">
          <table:table-cell office:value-type="float" office:value="207.581893857866" calcext:value-type="float">
            <text:p>207,5818938579</text:p>
          </table:table-cell>
          <table:table-cell office:value-type="float" office:value="333.455583783234" calcext:value-type="float">
            <text:p>333,4555837832</text:p>
          </table:table-cell>
        </table:table-row>
        <table:table-row table:style-name="ro2">
          <table:table-cell office:value-type="float" office:value="208.414622340123" calcext:value-type="float">
            <text:p>208,4146223401</text:p>
          </table:table-cell>
          <table:table-cell office:value-type="float" office:value="332.884972770247" calcext:value-type="float">
            <text:p>332,8849727702</text:p>
          </table:table-cell>
        </table:table-row>
        <table:table-row table:style-name="ro2">
          <table:table-cell office:value-type="float" office:value="209.229620468399" calcext:value-type="float">
            <text:p>209,2296204684</text:p>
          </table:table-cell>
          <table:table-cell office:value-type="float" office:value="332.278901049299" calcext:value-type="float">
            <text:p>332,2789010493</text:p>
          </table:table-cell>
        </table:table-row>
        <table:table-row table:style-name="ro2">
          <table:table-cell office:value-type="float" office:value="210.026810948621" calcext:value-type="float">
            <text:p>210,0268109486</text:p>
          </table:table-cell>
          <table:table-cell office:value-type="float" office:value="331.637214032244" calcext:value-type="float">
            <text:p>331,6372140322</text:p>
          </table:table-cell>
        </table:table-row>
        <table:table-row table:style-name="ro2">
          <table:table-cell office:value-type="float" office:value="210.806098544626" calcext:value-type="float">
            <text:p>210,8060985446</text:p>
          </table:table-cell>
          <table:table-cell office:value-type="float" office:value="330.959721246754" calcext:value-type="float">
            <text:p>330,9597212468</text:p>
          </table:table-cell>
        </table:table-row>
        <table:table-row table:style-name="ro2">
          <table:table-cell office:value-type="float" office:value="211.56736960517" calcext:value-type="float">
            <text:p>211,5673696052</text:p>
          </table:table-cell>
          <table:table-cell office:value-type="float" office:value="330.246195390342" calcext:value-type="float">
            <text:p>330,2461953903</text:p>
          </table:table-cell>
        </table:table-row>
        <table:table-row table:style-name="ro2">
          <table:table-cell office:value-type="float" office:value="212.310491492179" calcext:value-type="float">
            <text:p>212,3104914922</text:p>
          </table:table-cell>
          <table:table-cell office:value-type="float" office:value="329.496371186861" calcext:value-type="float">
            <text:p>329,4963711869</text:p>
          </table:table-cell>
        </table:table-row>
        <table:table-row table:style-name="ro2">
          <table:table-cell office:value-type="float" office:value="213.035311903405" calcext:value-type="float">
            <text:p>213,0353119034</text:p>
          </table:table-cell>
          <table:table-cell office:value-type="float" office:value="328.709944031811" calcext:value-type="float">
            <text:p>328,7099440318</text:p>
          </table:table-cell>
        </table:table-row>
        <table:table-row table:style-name="ro2">
          <table:table-cell office:value-type="float" office:value="213.741658081202" calcext:value-type="float">
            <text:p>213,7416580812</text:p>
          </table:table-cell>
          <table:table-cell office:value-type="float" office:value="327.886568409906" calcext:value-type="float">
            <text:p>327,8865684099</text:p>
          </table:table-cell>
        </table:table-row>
        <table:table-row table:style-name="ro2">
          <table:table-cell office:value-type="float" office:value="214.429335897553" calcext:value-type="float">
            <text:p>214,4293358976</text:p>
          </table:table-cell>
          <table:table-cell office:value-type="float" office:value="327.025856065108" calcext:value-type="float">
            <text:p>327,0258560651</text:p>
          </table:table-cell>
        </table:table-row>
        <table:table-row table:style-name="ro2">
          <table:table-cell office:value-type="float" office:value="215.098128803586" calcext:value-type="float">
            <text:p>215,0981288036</text:p>
          </table:table-cell>
          <table:table-cell office:value-type="float" office:value="326.127373899675" calcext:value-type="float">
            <text:p>326,1273738997</text:p>
          </table:table-cell>
        </table:table-row>
        <table:table-row table:style-name="ro2">
          <table:table-cell office:value-type="float" office:value="215.74779662974" calcext:value-type="float">
            <text:p>215,7477966297</text:p>
          </table:table-cell>
          <table:table-cell office:value-type="float" office:value="325.190641574483" calcext:value-type="float">
            <text:p>325,1906415745</text:p>
          </table:table-cell>
        </table:table-row>
        <table:table-row table:style-name="ro2">
          <table:table-cell office:value-type="float" office:value="216.378074220234" calcext:value-type="float">
            <text:p>216,3780742202</text:p>
          </table:table-cell>
          <table:table-cell office:value-type="float" office:value="324.21512877797" calcext:value-type="float">
            <text:p>324,215128778</text:p>
          </table:table-cell>
        </table:table-row>
        <table:table-row table:style-name="ro2">
          <table:table-cell office:value-type="float" office:value="216.988669882621" calcext:value-type="float">
            <text:p>216,9886698826</text:p>
          </table:table-cell>
          <table:table-cell office:value-type="float" office:value="323.200252125245" calcext:value-type="float">
            <text:p>323,2002521252</text:p>
          </table:table-cell>
        </table:table-row>
        <table:table-row table:style-name="ro2">
          <table:table-cell office:value-type="float" office:value="217.579263629816" calcext:value-type="float">
            <text:p>217,5792636298</text:p>
          </table:table-cell>
          <table:table-cell office:value-type="float" office:value="322.145371642136" calcext:value-type="float">
            <text:p>322,1453716421</text:p>
          </table:table-cell>
        </table:table-row>
        <table:table-row table:style-name="ro2">
          <table:table-cell office:value-type="float" office:value="218.149505187939" calcext:value-type="float">
            <text:p>218,1495051879</text:p>
          </table:table-cell>
          <table:table-cell office:value-type="float" office:value="321.049786780883" calcext:value-type="float">
            <text:p>321,0497867809</text:p>
          </table:table-cell>
        </table:table-row>
        <table:table-row table:style-name="ro2">
          <table:table-cell office:value-type="float" office:value="218.699011738525" calcext:value-type="float">
            <text:p>218,6990117385</text:p>
          </table:table-cell>
          <table:table-cell office:value-type="float" office:value="319.912731904553" calcext:value-type="float">
            <text:p>319,9127319046</text:p>
          </table:table-cell>
        </table:table-row>
        <table:table-row table:style-name="ro2">
          <table:table-cell office:value-type="float" office:value="219.227365357898" calcext:value-type="float">
            <text:p>219,2273653579</text:p>
          </table:table-cell>
          <table:table-cell office:value-type="float" office:value="318.733371165799" calcext:value-type="float">
            <text:p>318,7333711658</text:p>
          </table:table-cell>
        </table:table-row>
        <table:table-row table:style-name="ro2">
          <table:table-cell office:value-type="float" office:value="219.734110109573" calcext:value-type="float">
            <text:p>219,7341101096</text:p>
          </table:table-cell>
          <table:table-cell office:value-type="float" office:value="317.51079269165" calcext:value-type="float">
            <text:p>317,5107926917</text:p>
          </table:table-cell>
        </table:table-row>
        <table:table-row table:style-name="ro2">
          <table:table-cell office:value-type="float" office:value="220.218748737112" calcext:value-type="float">
            <text:p>220,2187487371</text:p>
          </table:table-cell>
          <table:table-cell office:value-type="float" office:value="316.244001969229" calcext:value-type="float">
            <text:p>316,2440019692</text:p>
          </table:table-cell>
        </table:table-row>
        <table:table-row table:style-name="ro2">
          <table:table-cell office:value-type="float" office:value="220.68073889462" calcext:value-type="float">
            <text:p>220,6807388946</text:p>
          </table:table-cell>
          <table:table-cell office:value-type="float" office:value="314.931914306745" calcext:value-type="float">
            <text:p>314,9319143067</text:p>
          </table:table-cell>
        </table:table-row>
        <table:table-row table:style-name="ro2">
          <table:table-cell office:value-type="float" office:value="221.11948883947" calcext:value-type="float">
            <text:p>221,1194888395</text:p>
          </table:table-cell>
          <table:table-cell office:value-type="float" office:value="313.573346218946" calcext:value-type="float">
            <text:p>313,5733462189</text:p>
          </table:table-cell>
        </table:table-row>
        <table:table-row table:style-name="ro2">
          <table:table-cell office:value-type="float" office:value="221.534352496276" calcext:value-type="float">
            <text:p>221,5343524963</text:p>
          </table:table-cell>
          <table:table-cell office:value-type="float" office:value="312.167005555056" calcext:value-type="float">
            <text:p>312,1670055551</text:p>
          </table:table-cell>
        </table:table-row>
        <table:table-row table:style-name="ro2">
          <table:table-cell office:value-type="float" office:value="221.924623781822" calcext:value-type="float">
            <text:p>221,9246237818</text:p>
          </table:table-cell>
          <table:table-cell office:value-type="float" office:value="310.711480148649" calcext:value-type="float">
            <text:p>310,7114801487</text:p>
          </table:table-cell>
        </table:table-row>
        <table:table-row table:style-name="ro2">
          <table:table-cell office:value-type="float" office:value="222.289530056469" calcext:value-type="float">
            <text:p>222,2895300565</text:p>
          </table:table-cell>
          <table:table-cell office:value-type="float" office:value="309.205224720444" calcext:value-type="float">
            <text:p>309,2052247204</text:p>
          </table:table-cell>
        </table:table-row>
        <table:table-row table:style-name="ro2">
          <table:table-cell office:value-type="float" office:value="222.628224537053" calcext:value-type="float">
            <text:p>222,6282245371</text:p>
          </table:table-cell>
          <table:table-cell office:value-type="float" office:value="307.646545704113" calcext:value-type="float">
            <text:p>307,6465457041</text:p>
          </table:table-cell>
        </table:table-row>
        <table:table-row table:style-name="ro2">
          <table:table-cell office:value-type="float" office:value="222.939777467607" calcext:value-type="float">
            <text:p>222,9397774676</text:p>
          </table:table-cell>
          <table:table-cell office:value-type="float" office:value="306.03358358772" calcext:value-type="float">
            <text:p>306,0335835877</text:p>
          </table:table-cell>
        </table:table-row>
        <table:table-row table:style-name="ro2">
          <table:table-cell office:value-type="float" office:value="223.223165794643" calcext:value-type="float">
            <text:p>223,2231657946</text:p>
          </table:table-cell>
          <table:table-cell office:value-type="float" office:value="304.364292264293" calcext:value-type="float">
            <text:p>304,3642922643</text:p>
          </table:table-cell>
        </table:table-row>
        <table:table-row table:style-name="ro2">
          <table:table-cell office:value-type="float" office:value="223.477261029751" calcext:value-type="float">
            <text:p>223,4772610298</text:p>
          </table:table-cell>
          <table:table-cell office:value-type="float" office:value="302.636414757008" calcext:value-type="float">
            <text:p>302,636414757</text:p>
          </table:table-cell>
        </table:table-row>
        <table:table-row table:style-name="ro2">
          <table:table-cell office:value-type="float" office:value="223.700814898816" calcext:value-type="float">
            <text:p>223,7008148988</text:p>
          </table:table-cell>
          <table:table-cell office:value-type="float" office:value="300.847454517639" calcext:value-type="float">
            <text:p>300,8474545176</text:p>
          </table:table-cell>
        </table:table-row>
        <table:table-row table:style-name="ro2">
          <table:table-cell office:value-type="float" office:value="223.892442267399" calcext:value-type="float">
            <text:p>223,8924422674</text:p>
          </table:table-cell>
          <table:table-cell office:value-type="float" office:value="298.994641277305" calcext:value-type="float">
            <text:p>298,9946412773</text:p>
          </table:table-cell>
        </table:table-row>
        <table:table-row table:style-name="ro2">
          <table:table-cell office:value-type="float" office:value="224.050600685694" calcext:value-type="float">
            <text:p>224,0506006857</text:p>
          </table:table-cell>
          <table:table-cell office:value-type="float" office:value="297.074890136395" calcext:value-type="float">
            <text:p>297,0748901364</text:p>
          </table:table-cell>
        </table:table-row>
        <table:table-row table:style-name="ro2">
          <table:table-cell office:value-type="float" office:value="224.173565699955" calcext:value-type="float">
            <text:p>224,1735657</text:p>
          </table:table-cell>
          <table:table-cell office:value-type="float" office:value="295.084752187418" calcext:value-type="float">
            <text:p>295,0847521874</text:p>
          </table:table-cell>
        </table:table-row>
        <table:table-row table:style-name="ro2">
          <table:table-cell office:value-type="float" office:value="224.259400809405" calcext:value-type="float">
            <text:p>224,2594008094</text:p>
          </table:table-cell>
          <table:table-cell office:value-type="float" office:value="293.020354428817" calcext:value-type="float">
            <text:p>293,0203544288</text:p>
          </table:table-cell>
        </table:table-row>
        <table:table-row table:style-name="ro2">
          <table:table-cell office:value-type="float" office:value="224.305920577695" calcext:value-type="float">
            <text:p>224,3059205777</text:p>
          </table:table-cell>
          <table:table-cell office:value-type="float" office:value="290.877325987898" calcext:value-type="float">
            <text:p>290,8773259879</text:p>
          </table:table-cell>
        </table:table-row>
        <table:table-row table:style-name="ro2">
          <table:table-cell office:value-type="float" office:value="224.310644889444" calcext:value-type="float">
            <text:p>224,3106448894</text:p>
          </table:table-cell>
          <table:table-cell office:value-type="float" office:value="288.650706633897" calcext:value-type="float">
            <text:p>288,6507066339</text:p>
          </table:table-cell>
        </table:table-row>
        <table:table-row table:style-name="ro2">
          <table:table-cell office:value-type="float" office:value="224.270741603552" calcext:value-type="float">
            <text:p>224,2707416036</text:p>
          </table:table-cell>
          <table:table-cell office:value-type="float" office:value="286.334832084612" calcext:value-type="float">
            <text:p>286,3348320846</text:p>
          </table:table-cell>
        </table:table-row>
        <table:table-row table:style-name="ro2">
          <table:table-cell office:value-type="float" office:value="224.182953783446" calcext:value-type="float">
            <text:p>224,1829537834</text:p>
          </table:table-cell>
          <table:table-cell office:value-type="float" office:value="283.923188466901" calcext:value-type="float">
            <text:p>283,9231884669</text:p>
          </table:table-cell>
        </table:table-row>
        <table:table-row table:style-name="ro2">
          <table:table-cell office:value-type="float" office:value="224.043506099168" calcext:value-type="float">
            <text:p>224,0435060992</text:p>
          </table:table-cell>
          <table:table-cell office:value-type="float" office:value="281.408225120844" calcext:value-type="float">
            <text:p>281,4082251208</text:p>
          </table:table-cell>
        </table:table-row>
        <table:table-row table:style-name="ro2">
          <table:table-cell office:value-type="float" office:value="223.847982598524" calcext:value-type="float">
            <text:p>223,8479825985</text:p>
          </table:table-cell>
          <table:table-cell office:value-type="float" office:value="278.781110142057" calcext:value-type="float">
            <text:p>278,7811101421</text:p>
          </table:table-cell>
        </table:table-row>
        <table:table-row table:style-name="ro2">
          <table:table-cell office:value-type="float" office:value="223.591164327457" calcext:value-type="float">
            <text:p>223,5911643275</text:p>
          </table:table-cell>
          <table:table-cell office:value-type="float" office:value="276.031405622423" calcext:value-type="float">
            <text:p>276,0314056224</text:p>
          </table:table-cell>
        </table:table-row>
        <table:table-row table:style-name="ro2">
          <table:table-cell office:value-type="float" office:value="223.2668093534" calcext:value-type="float">
            <text:p>223,2668093534</text:p>
          </table:table-cell>
          <table:table-cell office:value-type="float" office:value="273.146627696809" calcext:value-type="float">
            <text:p>273,1466276968</text:p>
          </table:table-cell>
        </table:table-row>
        <table:table-row table:style-name="ro2">
          <table:table-cell office:value-type="float" office:value="222.867347991039" calcext:value-type="float">
            <text:p>222,867347991</text:p>
          </table:table-cell>
          <table:table-cell office:value-type="float" office:value="270.111636994587" calcext:value-type="float">
            <text:p>270,1116369946</text:p>
          </table:table-cell>
        </table:table-row>
        <table:table-row table:style-name="ro2">
          <table:table-cell office:value-type="float" office:value="222.383449374972" calcext:value-type="float">
            <text:p>222,383449375</text:p>
          </table:table-cell>
          <table:table-cell office:value-type="float" office:value="266.907771784953" calcext:value-type="float">
            <text:p>266,907771785</text:p>
          </table:table-cell>
        </table:table-row>
        <table:table-row table:style-name="ro2">
          <table:table-cell office:value-type="float" office:value="221.803385846607" calcext:value-type="float">
            <text:p>221,8033858466</text:p>
          </table:table-cell>
          <table:table-cell office:value-type="float" office:value="263.511576750724" calcext:value-type="float">
            <text:p>263,5115767507</text:p>
          </table:table-cell>
        </table:table-row>
        <table:table-row table:style-name="ro2">
          <table:table-cell office:value-type="float" office:value="221.112066009048" calcext:value-type="float">
            <text:p>221,112066009</text:p>
          </table:table-cell>
          <table:table-cell office:value-type="float" office:value="259.892869098106" calcext:value-type="float">
            <text:p>259,8928690981</text:p>
          </table:table-cell>
        </table:table-row>
        <table:table-row table:style-name="ro2">
          <table:table-cell office:value-type="float" office:value="220.289496591232" calcext:value-type="float">
            <text:p>220,2894965912</text:p>
          </table:table-cell>
          <table:table-cell office:value-type="float" office:value="256.011662284975" calcext:value-type="float">
            <text:p>256,011662285</text:p>
          </table:table-cell>
        </table:table-row>
        <table:table-row table:style-name="ro2">
          <table:table-cell office:value-type="float" office:value="219.308195910635" calcext:value-type="float">
            <text:p>219,3081959106</text:p>
          </table:table-cell>
          <table:table-cell office:value-type="float" office:value="251.81299294628" calcext:value-type="float">
            <text:p>251,8129929463</text:p>
          </table:table-cell>
        </table:table-row>
        <table:table-row table:style-name="ro2">
          <table:table-cell office:value-type="float" office:value="218.128523105847" calcext:value-type="float">
            <text:p>218,1285231058</text:p>
          </table:table-cell>
          <table:table-cell office:value-type="float" office:value="247.217579359205" calcext:value-type="float">
            <text:p>247,2175793592</text:p>
          </table:table-cell>
        </table:table-row>
        <table:table-row table:style-name="ro2">
          <table:table-cell office:value-type="float" office:value="216.689402096306" calcext:value-type="float">
            <text:p>216,6894020963</text:p>
          </table:table-cell>
          <table:table-cell office:value-type="float" office:value="242.103269362623" calcext:value-type="float">
            <text:p>242,1032693626</text:p>
          </table:table-cell>
        </table:table-row>
        <table:table-row table:style-name="ro2">
          <table:table-cell office:value-type="float" office:value="214.887247657402" calcext:value-type="float">
            <text:p>214,8872476574</text:p>
          </table:table-cell>
          <table:table-cell office:value-type="float" office:value="236.262892507315" calcext:value-type="float">
            <text:p>236,2628925073</text:p>
          </table:table-cell>
        </table:table-row>
        <table:table-row table:style-name="ro2">
          <table:table-cell office:value-type="float" office:value="212.516979111014" calcext:value-type="float">
            <text:p>212,516979111</text:p>
          </table:table-cell>
          <table:table-cell office:value-type="float" office:value="229.28628743704" calcext:value-type="float">
            <text:p>229,286287437</text:p>
          </table:table-cell>
        </table:table-row>
        <table:table-row table:style-name="ro2">
          <table:table-cell office:value-type="float" office:value="209.028230049251" calcext:value-type="float">
            <text:p>209,0282300493</text:p>
          </table:table-cell>
          <table:table-cell office:value-type="float" office:value="220.072721336013" calcext:value-type="float">
            <text:p>220,072721336</text:p>
          </table:table-cell>
        </table:table-row>
        <table:table-row table:style-name="ro2">
          <table:table-cell table:number-columns-repeated="2"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204.97783745405198,334.95567490810396</text:p>
          </table:table-cell>
          <table:table-cell/>
        </table:table-row>
      </table:table>
      <table:table table:name="Planilha5" table:style-name="ta3">
        <table:shapes>
          <draw:frame draw:z-index="0" draw:style-name="gr2" draw:text-style-name="P1" svg:width="159.99mm" svg:height="89.99mm" svg:x="73.2mm" svg:y="0.73mm">
            <loext:p draw:notify-on-update-of-ranges="Planilha5.A1:Planilha5.A113 Planilha5.B1:Planilha5.B1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number-columns-repeated="2" table:default-cell-style-name="Default"/>
        <table:table-row table:style-name="ro3">
          <table:table-cell office:value-type="float" office:value="334.787137637478" calcext:value-type="float">
            <text:p>334,7871376375</text:p>
          </table:table-cell>
          <table:table-cell table:style-name="ce4" office:value-type="float" office:value="-384.164078649987" calcext:value-type="float">
            <text:p>-3,84E+02</text:p>
          </table:table-cell>
        </table:table-row>
        <table:table-row table:style-name="ro3">
          <table:table-cell office:value-type="float" office:value="325.758907588227" calcext:value-type="float">
            <text:p>325,7589075882</text:p>
          </table:table-cell>
          <table:table-cell office:value-type="float" office:value="-364.091357313974" calcext:value-type="float">
            <text:p>-364,091357314</text:p>
          </table:table-cell>
        </table:table-row>
        <table:table-row table:style-name="ro3">
          <table:table-cell office:value-type="float" office:value="322.270158526464" calcext:value-type="float">
            <text:p>322,2701585265</text:p>
          </table:table-cell>
          <table:table-cell office:value-type="float" office:value="-354.877791212947" calcext:value-type="float">
            <text:p>-354,8777912129</text:p>
          </table:table-cell>
        </table:table-row>
        <table:table-row table:style-name="ro3">
          <table:table-cell office:value-type="float" office:value="319.899889980076" calcext:value-type="float">
            <text:p>319,8998899801</text:p>
          </table:table-cell>
          <table:table-cell office:value-type="float" office:value="-347.901186142672" calcext:value-type="float">
            <text:p>-347,9011861427</text:p>
          </table:table-cell>
        </table:table-row>
        <table:table-row table:style-name="ro3">
          <table:table-cell office:value-type="float" office:value="318.097735541172" calcext:value-type="float">
            <text:p>318,0977355412</text:p>
          </table:table-cell>
          <table:table-cell office:value-type="float" office:value="-342.060809287364" calcext:value-type="float">
            <text:p>-342,0608092874</text:p>
          </table:table-cell>
        </table:table-row>
        <table:table-row table:style-name="ro3">
          <table:table-cell office:value-type="float" office:value="316.658614531631" calcext:value-type="float">
            <text:p>316,6586145316</text:p>
          </table:table-cell>
          <table:table-cell office:value-type="float" office:value="-336.946499290782" calcext:value-type="float">
            <text:p>-336,9464992908</text:p>
          </table:table-cell>
        </table:table-row>
        <table:table-row table:style-name="ro3">
          <table:table-cell office:value-type="float" office:value="315.478941726843" calcext:value-type="float">
            <text:p>315,4789417268</text:p>
          </table:table-cell>
          <table:table-cell office:value-type="float" office:value="-332.351085703708" calcext:value-type="float">
            <text:p>-332,3510857037</text:p>
          </table:table-cell>
        </table:table-row>
        <table:table-row table:style-name="ro3">
          <table:table-cell office:value-type="float" office:value="314.497641046245" calcext:value-type="float">
            <text:p>314,4976410462</text:p>
          </table:table-cell>
          <table:table-cell office:value-type="float" office:value="-328.152416365012" calcext:value-type="float">
            <text:p>-328,152416365</text:p>
          </table:table-cell>
        </table:table-row>
        <table:table-row table:style-name="ro3">
          <table:table-cell office:value-type="float" office:value="313.67507162843" calcext:value-type="float">
            <text:p>313,6750716284</text:p>
          </table:table-cell>
          <table:table-cell office:value-type="float" office:value="-324.271209551882" calcext:value-type="float">
            <text:p>-324,2712095519</text:p>
          </table:table-cell>
        </table:table-row>
        <table:table-row table:style-name="ro3">
          <table:table-cell office:value-type="float" office:value="312.983751790871" calcext:value-type="float">
            <text:p>312,9837517909</text:p>
          </table:table-cell>
          <table:table-cell office:value-type="float" office:value="-320.652501899264" calcext:value-type="float">
            <text:p>-320,6525018993</text:p>
          </table:table-cell>
        </table:table-row>
        <table:table-row table:style-name="ro3">
          <table:table-cell office:value-type="float" office:value="312.403688262506" calcext:value-type="float">
            <text:p>312,4036882625</text:p>
          </table:table-cell>
          <table:table-cell office:value-type="float" office:value="-317.256306865034" calcext:value-type="float">
            <text:p>-317,256306865</text:p>
          </table:table-cell>
        </table:table-row>
        <table:table-row table:style-name="ro3">
          <table:table-cell office:value-type="float" office:value="311.919789646439" calcext:value-type="float">
            <text:p>311,9197896464</text:p>
          </table:table-cell>
          <table:table-cell office:value-type="float" office:value="-314.0524416554" calcext:value-type="float">
            <text:p>-314,0524416554</text:p>
          </table:table-cell>
        </table:table-row>
        <table:table-row table:style-name="ro3">
          <table:table-cell office:value-type="float" office:value="311.520328284078" calcext:value-type="float">
            <text:p>311,5203282841</text:p>
          </table:table-cell>
          <table:table-cell office:value-type="float" office:value="-311.017450953178" calcext:value-type="float">
            <text:p>-311,0174509532</text:p>
          </table:table-cell>
        </table:table-row>
        <table:table-row table:style-name="ro3">
          <table:table-cell office:value-type="float" office:value="311.195973310021" calcext:value-type="float">
            <text:p>311,19597331</text:p>
          </table:table-cell>
          <table:table-cell office:value-type="float" office:value="-308.132673027564" calcext:value-type="float">
            <text:p>-308,1326730276</text:p>
          </table:table-cell>
        </table:table-row>
        <table:table-row table:style-name="ro3">
          <table:table-cell office:value-type="float" office:value="310.939155038954" calcext:value-type="float">
            <text:p>310,939155039</text:p>
          </table:table-cell>
          <table:table-cell office:value-type="float" office:value="-305.38296850793" calcext:value-type="float">
            <text:p>-305,3829685079</text:p>
          </table:table-cell>
        </table:table-row>
        <table:table-row table:style-name="ro3">
          <table:table-cell office:value-type="float" office:value="310.74363153831" calcext:value-type="float">
            <text:p>310,7436315383</text:p>
          </table:table-cell>
          <table:table-cell office:value-type="float" office:value="-302.755853529144" calcext:value-type="float">
            <text:p>-302,7558535291</text:p>
          </table:table-cell>
        </table:table-row>
        <table:table-row table:style-name="ro3">
          <table:table-cell office:value-type="float" office:value="310.604183854031" calcext:value-type="float">
            <text:p>310,604183854</text:p>
          </table:table-cell>
          <table:table-cell office:value-type="float" office:value="-300.240890183086" calcext:value-type="float">
            <text:p>-300,2408901831</text:p>
          </table:table-cell>
        </table:table-row>
        <table:table-row table:style-name="ro3">
          <table:table-cell office:value-type="float" office:value="310.516396033926" calcext:value-type="float">
            <text:p>310,5163960339</text:p>
          </table:table-cell>
          <table:table-cell office:value-type="float" office:value="-297.829246565376" calcext:value-type="float">
            <text:p>-297,8292465654</text:p>
          </table:table-cell>
        </table:table-row>
        <table:table-row table:style-name="ro3">
          <table:table-cell office:value-type="float" office:value="310.476492748033" calcext:value-type="float">
            <text:p>310,476492748</text:p>
          </table:table-cell>
          <table:table-cell office:value-type="float" office:value="-295.51337201609" calcext:value-type="float">
            <text:p>-295,5133720161</text:p>
          </table:table-cell>
        </table:table-row>
        <table:table-row table:style-name="ro3">
          <table:table-cell office:value-type="float" office:value="310.481217059783" calcext:value-type="float">
            <text:p>310,4812170598</text:p>
          </table:table-cell>
          <table:table-cell office:value-type="float" office:value="-293.28675266209" calcext:value-type="float">
            <text:p>-293,2867526621</text:p>
          </table:table-cell>
        </table:table-row>
        <table:table-row table:style-name="ro3">
          <table:table-cell office:value-type="float" office:value="310.527736828073" calcext:value-type="float">
            <text:p>310,5277368281</text:p>
          </table:table-cell>
          <table:table-cell office:value-type="float" office:value="-291.14372422117" calcext:value-type="float">
            <text:p>-291,1437242212</text:p>
          </table:table-cell>
        </table:table-row>
        <table:table-row table:style-name="ro3">
          <table:table-cell office:value-type="float" office:value="310.613571937522" calcext:value-type="float">
            <text:p>310,6135719375</text:p>
          </table:table-cell>
          <table:table-cell office:value-type="float" office:value="-289.079326462569" calcext:value-type="float">
            <text:p>-289,0793264626</text:p>
          </table:table-cell>
        </table:table-row>
        <table:table-row table:style-name="ro3">
          <table:table-cell office:value-type="float" office:value="310.736536951784" calcext:value-type="float">
            <text:p>310,7365369518</text:p>
          </table:table-cell>
          <table:table-cell office:value-type="float" office:value="-287.089188513592" calcext:value-type="float">
            <text:p>-287,0891885136</text:p>
          </table:table-cell>
        </table:table-row>
        <table:table-row table:style-name="ro3">
          <table:table-cell office:value-type="float" office:value="310.894695370079" calcext:value-type="float">
            <text:p>310,8946953701</text:p>
          </table:table-cell>
          <table:table-cell office:value-type="float" office:value="-285.169437372682" calcext:value-type="float">
            <text:p>-285,1694373727</text:p>
          </table:table-cell>
        </table:table-row>
        <table:table-row table:style-name="ro3">
          <table:table-cell office:value-type="float" office:value="311.086322738662" calcext:value-type="float">
            <text:p>311,0863227387</text:p>
          </table:table-cell>
          <table:table-cell office:value-type="float" office:value="-283.316624132348" calcext:value-type="float">
            <text:p>-283,3166241323</text:p>
          </table:table-cell>
        </table:table-row>
        <table:table-row table:style-name="ro3">
          <table:table-cell office:value-type="float" office:value="311.309876607727" calcext:value-type="float">
            <text:p>311,3098766077</text:p>
          </table:table-cell>
          <table:table-cell office:value-type="float" office:value="-281.527663892979" calcext:value-type="float">
            <text:p>-281,527663893</text:p>
          </table:table-cell>
        </table:table-row>
        <table:table-row table:style-name="ro3">
          <table:table-cell office:value-type="float" office:value="311.563971842834" calcext:value-type="float">
            <text:p>311,5639718428</text:p>
          </table:table-cell>
          <table:table-cell office:value-type="float" office:value="-279.799786385694" calcext:value-type="float">
            <text:p>-279,7997863857</text:p>
          </table:table-cell>
        </table:table-row>
        <table:table-row table:style-name="ro3">
          <table:table-cell office:value-type="float" office:value="311.847360169871" calcext:value-type="float">
            <text:p>311,8473601699</text:p>
          </table:table-cell>
          <table:table-cell office:value-type="float" office:value="-278.130495062267" calcext:value-type="float">
            <text:p>-278,1304950623</text:p>
          </table:table-cell>
        </table:table-row>
        <table:table-row table:style-name="ro3">
          <table:table-cell office:value-type="float" office:value="312.158913100424" calcext:value-type="float">
            <text:p>312,1589131004</text:p>
          </table:table-cell>
          <table:table-cell office:value-type="float" office:value="-276.517532945875" calcext:value-type="float">
            <text:p>-276,5175329459</text:p>
          </table:table-cell>
        </table:table-row>
        <table:table-row table:style-name="ro3">
          <table:table-cell office:value-type="float" office:value="312.497607581009" calcext:value-type="float">
            <text:p>312,497607581</text:p>
          </table:table-cell>
          <table:table-cell office:value-type="float" office:value="-274.958853929544" calcext:value-type="float">
            <text:p>-274,9588539295</text:p>
          </table:table-cell>
        </table:table-row>
        <table:table-row table:style-name="ro3">
          <table:table-cell office:value-type="float" office:value="312.862513855656" calcext:value-type="float">
            <text:p>312,8625138557</text:p>
          </table:table-cell>
          <table:table-cell office:value-type="float" office:value="-273.452598501338" calcext:value-type="float">
            <text:p>-273,4525985013</text:p>
          </table:table-cell>
        </table:table-row>
        <table:table-row table:style-name="ro3">
          <table:table-cell office:value-type="float" office:value="313.252785141202" calcext:value-type="float">
            <text:p>313,2527851412</text:p>
          </table:table-cell>
          <table:table-cell office:value-type="float" office:value="-271.997073094931" calcext:value-type="float">
            <text:p>-271,9970730949</text:p>
          </table:table-cell>
        </table:table-row>
        <table:table-row table:style-name="ro3">
          <table:table-cell office:value-type="float" office:value="313.667648798008" calcext:value-type="float">
            <text:p>313,667648798</text:p>
          </table:table-cell>
          <table:table-cell office:value-type="float" office:value="-270.590732431042" calcext:value-type="float">
            <text:p>-270,590732431</text:p>
          </table:table-cell>
        </table:table-row>
        <table:table-row table:style-name="ro3">
          <table:table-cell office:value-type="float" office:value="314.106398742858" calcext:value-type="float">
            <text:p>314,1063987429</text:p>
          </table:table-cell>
          <table:table-cell office:value-type="float" office:value="-269.232164343242" calcext:value-type="float">
            <text:p>-269,2321643432</text:p>
          </table:table-cell>
        </table:table-row>
        <table:table-row table:style-name="ro3">
          <table:table-cell office:value-type="float" office:value="314.568388900366" calcext:value-type="float">
            <text:p>314,5683889004</text:p>
          </table:table-cell>
          <table:table-cell office:value-type="float" office:value="-267.920076680759" calcext:value-type="float">
            <text:p>-267,9200766808</text:p>
          </table:table-cell>
        </table:table-row>
        <table:table-row table:style-name="ro3">
          <table:table-cell office:value-type="float" office:value="315.053027527905" calcext:value-type="float">
            <text:p>315,0530275279</text:p>
          </table:table-cell>
          <table:table-cell office:value-type="float" office:value="-266.653285958337" calcext:value-type="float">
            <text:p>-266,6532859583</text:p>
          </table:table-cell>
        </table:table-row>
        <table:table-row table:style-name="ro3">
          <table:table-cell office:value-type="float" office:value="315.55977227958" calcext:value-type="float">
            <text:p>315,5597722796</text:p>
          </table:table-cell>
          <table:table-cell office:value-type="float" office:value="-265.430707484188" calcext:value-type="float">
            <text:p>-265,4307074842</text:p>
          </table:table-cell>
        </table:table-row>
        <table:table-row table:style-name="ro3">
          <table:table-cell office:value-type="float" office:value="316.088125898953" calcext:value-type="float">
            <text:p>316,088125899</text:p>
          </table:table-cell>
          <table:table-cell office:value-type="float" office:value="-264.251346745434" calcext:value-type="float">
            <text:p>-264,2513467454</text:p>
          </table:table-cell>
        </table:table-row>
        <table:table-row table:style-name="ro3">
          <table:table-cell office:value-type="float" office:value="316.637632449538" calcext:value-type="float">
            <text:p>316,6376324495</text:p>
          </table:table-cell>
          <table:table-cell office:value-type="float" office:value="-263.114291869105" calcext:value-type="float">
            <text:p>-263,1142918691</text:p>
          </table:table-cell>
        </table:table-row>
        <table:table-row table:style-name="ro3">
          <table:table-cell office:value-type="float" office:value="317.207874007662" calcext:value-type="float">
            <text:p>317,2078740077</text:p>
          </table:table-cell>
          <table:table-cell office:value-type="float" office:value="-262.018707007851" calcext:value-type="float">
            <text:p>-262,0187070079</text:p>
          </table:table-cell>
        </table:table-row>
        <table:table-row table:style-name="ro3">
          <table:table-cell office:value-type="float" office:value="317.798467754857" calcext:value-type="float">
            <text:p>317,7984677549</text:p>
          </table:table-cell>
          <table:table-cell office:value-type="float" office:value="-260.963826524743" calcext:value-type="float">
            <text:p>-260,9638265247</text:p>
          </table:table-cell>
        </table:table-row>
        <table:table-row table:style-name="ro3">
          <table:table-cell office:value-type="float" office:value="318.409063417244" calcext:value-type="float">
            <text:p>318,4090634172</text:p>
          </table:table-cell>
          <table:table-cell office:value-type="float" office:value="-259.948949872017" calcext:value-type="float">
            <text:p>-259,948949872</text:p>
          </table:table-cell>
        </table:table-row>
        <table:table-row table:style-name="ro3">
          <table:table-cell office:value-type="float" office:value="319.039341007738" calcext:value-type="float">
            <text:p>319,0393410077</text:p>
          </table:table-cell>
          <table:table-cell office:value-type="float" office:value="-258.973437075504" calcext:value-type="float">
            <text:p>-258,9734370755</text:p>
          </table:table-cell>
        </table:table-row>
        <table:table-row table:style-name="ro3">
          <table:table-cell office:value-type="float" office:value="319.689008833892" calcext:value-type="float">
            <text:p>319,6890088339</text:p>
          </table:table-cell>
          <table:table-cell office:value-type="float" office:value="-258.036704750313" calcext:value-type="float">
            <text:p>-258,0367047503</text:p>
          </table:table-cell>
        </table:table-row>
        <table:table-row table:style-name="ro3">
          <table:table-cell office:value-type="float" office:value="320.357801739925" calcext:value-type="float">
            <text:p>320,3578017399</text:p>
          </table:table-cell>
          <table:table-cell office:value-type="float" office:value="-257.138222584879" calcext:value-type="float">
            <text:p>-257,1382225849</text:p>
          </table:table-cell>
        </table:table-row>
        <table:table-row table:style-name="ro3">
          <table:table-cell office:value-type="float" office:value="321.045479556276" calcext:value-type="float">
            <text:p>321,0454795563</text:p>
          </table:table-cell>
          <table:table-cell office:value-type="float" office:value="-256.277510240081" calcext:value-type="float">
            <text:p>-256,2775102401</text:p>
          </table:table-cell>
        </table:table-row>
        <table:table-row table:style-name="ro3">
          <table:table-cell office:value-type="float" office:value="321.751825734073" calcext:value-type="float">
            <text:p>321,7518257341</text:p>
          </table:table-cell>
          <table:table-cell office:value-type="float" office:value="-255.454134618176" calcext:value-type="float">
            <text:p>-255,4541346182</text:p>
          </table:table-cell>
        </table:table-row>
        <table:table-row table:style-name="ro3">
          <table:table-cell office:value-type="float" office:value="322.476646145299" calcext:value-type="float">
            <text:p>322,4766461453</text:p>
          </table:table-cell>
          <table:table-cell office:value-type="float" office:value="-254.667707463127" calcext:value-type="float">
            <text:p>-254,6677074631</text:p>
          </table:table-cell>
        </table:table-row>
        <table:table-row table:style-name="ro3">
          <table:table-cell office:value-type="float" office:value="323.219768032308" calcext:value-type="float">
            <text:p>323,2197680323</text:p>
          </table:table-cell>
          <table:table-cell office:value-type="float" office:value="-253.917883259645" calcext:value-type="float">
            <text:p>-253,9178832596</text:p>
          </table:table-cell>
        </table:table-row>
        <table:table-row table:style-name="ro3">
          <table:table-cell office:value-type="float" office:value="323.981039092852" calcext:value-type="float">
            <text:p>323,9810390929</text:p>
          </table:table-cell>
          <table:table-cell office:value-type="float" office:value="-253.204357403233" calcext:value-type="float">
            <text:p>-253,2043574032</text:p>
          </table:table-cell>
        </table:table-row>
        <table:table-row table:style-name="ro3">
          <table:table-cell office:value-type="float" office:value="324.760326688857" calcext:value-type="float">
            <text:p>324,7603266889</text:p>
          </table:table-cell>
          <table:table-cell office:value-type="float" office:value="-252.526864617744" calcext:value-type="float">
            <text:p>-252,5268646177</text:p>
          </table:table-cell>
        </table:table-row>
        <table:table-row table:style-name="ro3">
          <table:table-cell office:value-type="float" office:value="325.557517169079" calcext:value-type="float">
            <text:p>325,5575171691</text:p>
          </table:table-cell>
          <table:table-cell office:value-type="float" office:value="-251.885177600689" calcext:value-type="float">
            <text:p>-251,8851776007</text:p>
          </table:table-cell>
        </table:table-row>
        <table:table-row table:style-name="ro3">
          <table:table-cell office:value-type="float" office:value="326.372515297355" calcext:value-type="float">
            <text:p>326,3725152974</text:p>
          </table:table-cell>
          <table:table-cell office:value-type="float" office:value="-251.279105879741" calcext:value-type="float">
            <text:p>-251,2791058797</text:p>
          </table:table-cell>
        </table:table-row>
        <table:table-row table:style-name="ro3">
          <table:table-cell office:value-type="float" office:value="327.205243779611" calcext:value-type="float">
            <text:p>327,2052437796</text:p>
          </table:table-cell>
          <table:table-cell office:value-type="float" office:value="-250.708494866754" calcext:value-type="float">
            <text:p>-250,7084948668</text:p>
          </table:table-cell>
        </table:table-row>
        <table:table-row table:style-name="ro3">
          <table:table-cell office:value-type="float" office:value="328.05564288407" calcext:value-type="float">
            <text:p>328,0556428841</text:p>
          </table:table-cell>
          <table:table-cell office:value-type="float" office:value="-250.17322509817" calcext:value-type="float">
            <text:p>-250,1732250982</text:p>
          </table:table-cell>
        </table:table-row>
        <table:table-row table:style-name="ro3">
          <table:table-cell office:value-type="float" office:value="328.923670150248" calcext:value-type="float">
            <text:p>328,9236701502</text:p>
          </table:table-cell>
          <table:table-cell office:value-type="float" office:value="-249.673211653027" calcext:value-type="float">
            <text:p>-249,673211653</text:p>
          </table:table-cell>
        </table:table-row>
        <table:table-row table:style-name="ro3">
          <table:table-cell office:value-type="float" office:value="329.809300183426" calcext:value-type="float">
            <text:p>329,8093001834</text:p>
          </table:table-cell>
          <table:table-cell office:value-type="float" office:value="-249.208403741883" calcext:value-type="float">
            <text:p>-249,2084037419</text:p>
          </table:table-cell>
        </table:table-row>
        <table:table-row table:style-name="ro3">
          <table:table-cell office:value-type="float" office:value="330.712524532247" calcext:value-type="float">
            <text:p>330,7125245322</text:p>
          </table:table-cell>
          <table:table-cell office:value-type="float" office:value="-248.778784462027" calcext:value-type="float">
            <text:p>-248,778784462</text:p>
          </table:table-cell>
        </table:table-row>
        <table:table-row table:style-name="ro3">
          <table:table-cell office:value-type="float" office:value="331.633351648069" calcext:value-type="float">
            <text:p>331,6333516481</text:p>
          </table:table-cell>
          <table:table-cell office:value-type="float" office:value="-248.384370716171" calcext:value-type="float">
            <text:p>-248,3843707162</text:p>
          </table:table-cell>
        </table:table-row>
        <table:table-row table:style-name="ro3">
          <table:table-cell office:value-type="float" office:value="332.571806925611" calcext:value-type="float">
            <text:p>332,5718069256</text:p>
          </table:table-cell>
          <table:table-cell office:value-type="float" office:value="-248.025213293754" calcext:value-type="float">
            <text:p>-248,0252132938</text:p>
          </table:table-cell>
        </table:table-row>
        <table:table-row table:style-name="ro3">
          <table:table-cell office:value-type="float" office:value="333.527932825354" calcext:value-type="float">
            <text:p>333,5279328254</text:p>
          </table:table-cell>
          <table:table-cell office:value-type="float" office:value="-247.701397115741" calcext:value-type="float">
            <text:p>-247,7013971157</text:p>
          </table:table-cell>
        </table:table-row>
        <table:table-row table:style-name="ro3">
          <table:table-cell office:value-type="float" office:value="334.501789079078" calcext:value-type="float">
            <text:p>334,5017890791</text:p>
          </table:table-cell>
          <table:table-cell office:value-type="float" office:value="-247.413041645689" calcext:value-type="float">
            <text:p>-247,4130416457</text:p>
          </table:table-cell>
        </table:table-row>
        <table:table-row table:style-name="ro3">
          <table:table-cell office:value-type="float" office:value="335.493452980856" calcext:value-type="float">
            <text:p>335,4934529809</text:p>
          </table:table-cell>
          <table:table-cell office:value-type="float" office:value="-247.160301471744" calcext:value-type="float">
            <text:p>-247,1603014717</text:p>
          </table:table-cell>
        </table:table-row>
        <table:table-row table:style-name="ro3">
          <table:table-cell office:value-type="float" office:value="336.50301976685" calcext:value-type="float">
            <text:p>336,5030197669</text:p>
          </table:table-cell>
          <table:table-cell office:value-type="float" office:value="-246.943367066234" calcext:value-type="float">
            <text:p>-246,9433670662</text:p>
          </table:table-cell>
        </table:table-row>
        <table:table-row table:style-name="ro3">
          <table:table-cell office:value-type="float" office:value="337.530603088306" calcext:value-type="float">
            <text:p>337,5306030883</text:p>
          </table:table-cell>
          <table:table-cell office:value-type="float" office:value="-246.762465731646" calcext:value-type="float">
            <text:p>-246,7624657316</text:p>
          </table:table-cell>
        </table:table-row>
        <table:table-row table:style-name="ro3">
          <table:table-cell office:value-type="float" office:value="338.576335583297" calcext:value-type="float">
            <text:p>338,5763355833</text:p>
          </table:table-cell>
          <table:table-cell office:value-type="float" office:value="-246.617862744128" calcext:value-type="float">
            <text:p>-246,6178627441</text:p>
          </table:table-cell>
        </table:table-row>
        <table:table-row table:style-name="ro3">
          <table:table-cell office:value-type="float" office:value="339.640369554072" calcext:value-type="float">
            <text:p>339,6403695541</text:p>
          </table:table-cell>
          <table:table-cell office:value-type="float" office:value="-246.509862708177" calcext:value-type="float">
            <text:p>-246,5098627082</text:p>
          </table:table-cell>
        </table:table-row>
        <table:table-row table:style-name="ro3">
          <table:table-cell office:value-type="float" office:value="340.722877758274" calcext:value-type="float">
            <text:p>340,7228777583</text:p>
          </table:table-cell>
          <table:table-cell office:value-type="float" office:value="-246.438811139082" calcext:value-type="float">
            <text:p>-246,4388111391</text:p>
          </table:table-cell>
        </table:table-row>
        <table:table-row table:style-name="ro3">
          <table:table-cell office:value-type="float" office:value="341.824054323923" calcext:value-type="float">
            <text:p>341,8240543239</text:p>
          </table:table-cell>
          <table:table-cell office:value-type="float" office:value="-246.40509629288" calcext:value-type="float">
            <text:p>-246,4050962929</text:p>
          </table:table-cell>
        </table:table-row>
        <table:table-row table:style-name="ro3">
          <table:table-cell office:value-type="float" office:value="342.94411579989" calcext:value-type="float">
            <text:p>342,9441157999</text:p>
          </table:table-cell>
          <table:table-cell office:value-type="float" office:value="-246.409151267314" calcext:value-type="float">
            <text:p>-246,4091512673</text:p>
          </table:table-cell>
        </table:table-row>
        <table:table-row table:style-name="ro3">
          <table:table-cell office:value-type="float" office:value="344.083302355735" calcext:value-type="float">
            <text:p>344,0833023557</text:p>
          </table:table-cell>
          <table:table-cell office:value-type="float" office:value="-246.451456401505" calcext:value-type="float">
            <text:p>-246,4514564015</text:p>
          </table:table-cell>
        </table:table-row>
        <table:table-row table:style-name="ro3">
          <table:table-cell office:value-type="float" office:value="345.241879147242" calcext:value-type="float">
            <text:p>345,2418791472</text:p>
          </table:table-cell>
          <table:table-cell office:value-type="float" office:value="-246.532542007018" calcext:value-type="float">
            <text:p>-246,532542007</text:p>
          </table:table-cell>
        </table:table-row>
        <table:table-row table:style-name="ro3">
          <table:table-cell office:value-type="float" office:value="346.420137866855" calcext:value-type="float">
            <text:p>346,4201378669</text:p>
          </table:table-cell>
          <table:table-cell office:value-type="float" office:value="-246.652991468744" calcext:value-type="float">
            <text:p>-246,6529914687</text:p>
          </table:table-cell>
        </table:table-row>
        <table:table-row table:style-name="ro3">
          <table:table-cell office:value-type="float" office:value="347.618398501659" calcext:value-type="float">
            <text:p>347,6183985017</text:p>
          </table:table-cell>
          <table:table-cell office:value-type="float" office:value="-246.813444760853" calcext:value-type="float">
            <text:p>-246,8134447609</text:p>
          </table:table-cell>
        </table:table-row>
        <table:table-row table:style-name="ro3">
          <table:table-cell office:value-type="float" office:value="348.837011325535" calcext:value-type="float">
            <text:p>348,8370113255</text:p>
          </table:table-cell>
          <table:table-cell office:value-type="float" office:value="-247.014602431106" calcext:value-type="float">
            <text:p>-247,0146024311</text:p>
          </table:table-cell>
        </table:table-row>
        <table:table-row table:style-name="ro3">
          <table:table-cell office:value-type="float" office:value="350.07635915695" calcext:value-type="float">
            <text:p>350,076359157</text:p>
          </table:table-cell>
          <table:table-cell office:value-type="float" office:value="-247.257230116436" calcext:value-type="float">
            <text:p>-247,2572301164</text:p>
          </table:table-cell>
        </table:table-row>
        <table:table-row table:style-name="ro3">
          <table:table-cell office:value-type="float" office:value="351.336859919577" calcext:value-type="float">
            <text:p>351,3368599196</text:p>
          </table:table-cell>
          <table:table-cell office:value-type="float" office:value="-247.54216366419" calcext:value-type="float">
            <text:p>-247,5421636642</text:p>
          </table:table-cell>
        </table:table-row>
        <table:table-row table:style-name="ro3">
          <table:table-cell office:value-type="float" office:value="352.618969549901" calcext:value-type="float">
            <text:p>352,6189695499</text:p>
          </table:table-cell>
          <table:table-cell office:value-type="float" office:value="-247.870314947339" calcext:value-type="float">
            <text:p>-247,8703149473</text:p>
          </table:table-cell>
        </table:table-row>
        <table:table-row table:style-name="ro3">
          <table:table-cell office:value-type="float" office:value="353.923185304362" calcext:value-type="float">
            <text:p>353,9231853044</text:p>
          </table:table-cell>
          <table:table-cell office:value-type="float" office:value="-248.242678478761" calcext:value-type="float">
            <text:p>-248,2426784788</text:p>
          </table:table-cell>
        </table:table-row>
        <table:table-row table:style-name="ro3">
          <table:table-cell office:value-type="float" office:value="355.250049528854" calcext:value-type="float">
            <text:p>355,2500495289</text:p>
          </table:table-cell>
          <table:table-cell office:value-type="float" office:value="-248.660338950244" calcext:value-type="float">
            <text:p>-248,6603389502</text:p>
          </table:table-cell>
        </table:table-row>
        <table:table-row table:style-name="ro3">
          <table:table-cell office:value-type="float" office:value="356.600153966004" calcext:value-type="float">
            <text:p>356,600153966</text:p>
          </table:table-cell>
          <table:table-cell office:value-type="float" office:value="-249.124479847044" calcext:value-type="float">
            <text:p>-249,124479847</text:p>
          </table:table-cell>
        </table:table-row>
        <table:table-row table:style-name="ro3">
          <table:table-cell office:value-type="float" office:value="357.974144691198" calcext:value-type="float">
            <text:p>357,9741446912</text:p>
          </table:table-cell>
          <table:table-cell office:value-type="float" office:value="-249.636393319933" calcext:value-type="float">
            <text:p>-249,6363933199</text:p>
          </table:table-cell>
        </table:table-row>
        <table:table-row table:style-name="ro3">
          <table:table-cell office:value-type="float" office:value="359.372727787652" calcext:value-type="float">
            <text:p>359,3727277877</text:p>
          </table:table-cell>
          <table:table-cell office:value-type="float" office:value="-250.19749153534" calcext:value-type="float">
            <text:p>-250,1974915353</text:p>
          </table:table-cell>
        </table:table-row>
        <table:table-row table:style-name="ro3">
          <table:table-cell office:value-type="float" office:value="360.796675895004" calcext:value-type="float">
            <text:p>360,796675895</text:p>
          </table:table-cell>
          <table:table-cell office:value-type="float" office:value="-250.809319772546" calcext:value-type="float">
            <text:p>-250,8093197725</text:p>
          </table:table-cell>
        </table:table-row>
        <table:table-row table:style-name="ro3">
          <table:table-cell office:value-type="float" office:value="362.24683579642" calcext:value-type="float">
            <text:p>362,2468357964</text:p>
          </table:table-cell>
          <table:table-cell office:value-type="float" office:value="-251.473571597877" calcext:value-type="float">
            <text:p>-251,4735715979</text:p>
          </table:table-cell>
        </table:table-row>
        <table:table-row table:style-name="ro3">
          <table:table-cell office:value-type="float" office:value="363.724137247866" calcext:value-type="float">
            <text:p>363,7241372479</text:p>
          </table:table-cell>
          <table:table-cell office:value-type="float" office:value="-252.192106523269" calcext:value-type="float">
            <text:p>-252,1921065233</text:p>
          </table:table-cell>
        </table:table-row>
        <table:table-row table:style-name="ro3">
          <table:table-cell office:value-type="float" office:value="365.229603302829" calcext:value-type="float">
            <text:p>365,2296033028</text:p>
          </table:table-cell>
          <table:table-cell office:value-type="float" office:value="-252.966970655697" calcext:value-type="float">
            <text:p>-252,9669706557</text:p>
          </table:table-cell>
        </table:table-row>
        <table:table-row table:style-name="ro3">
          <table:table-cell office:value-type="float" office:value="366.764362449722" calcext:value-type="float">
            <text:p>366,7643624497</text:p>
          </table:table-cell>
          <table:table-cell office:value-type="float" office:value="-253.800420971982" calcext:value-type="float">
            <text:p>-253,800420972</text:p>
          </table:table-cell>
        </table:table-row>
        <table:table-row table:style-name="ro3">
          <table:table-cell office:value-type="float" office:value="368.329662962656" calcext:value-type="float">
            <text:p>368,3296629627</text:p>
          </table:table-cell>
          <table:table-cell office:value-type="float" office:value="-254.694954020351" calcext:value-type="float">
            <text:p>-254,6949540204</text:p>
          </table:table-cell>
        </table:table-row>
        <table:table-row table:style-name="ro3">
          <table:table-cell office:value-type="float" office:value="369.926889976073" calcext:value-type="float">
            <text:p>369,9268899761</text:p>
          </table:table-cell>
          <table:table-cell office:value-type="float" office:value="-255.653340069685" calcext:value-type="float">
            <text:p>-255,6533400697</text:p>
          </table:table-cell>
        </table:table-row>
        <table:table-row table:style-name="ro3">
          <table:table-cell office:value-type="float" office:value="371.557585939778" calcext:value-type="float">
            <text:p>371,5575859398</text:p>
          </table:table-cell>
          <table:table-cell office:value-type="float" office:value="-256.678664019595" calcext:value-type="float">
            <text:p>-256,6786640196</text:p>
          </table:table-cell>
        </table:table-row>
        <table:table-row table:style-name="ro3">
          <table:table-cell office:value-type="float" office:value="373.223475307517" calcext:value-type="float">
            <text:p>373,2234753075</text:p>
          </table:table-cell>
          <table:table-cell office:value-type="float" office:value="-257.774374777572" calcext:value-type="float">
            <text:p>-257,7743747776</text:p>
          </table:table-cell>
        </table:table-row>
        <table:table-row table:style-name="ro3">
          <table:table-cell office:value-type="float" office:value="374.926494580067" calcext:value-type="float">
            <text:p>374,9264945801</text:p>
          </table:table-cell>
          <table:table-cell office:value-type="float" office:value="-258.944345345173" calcext:value-type="float">
            <text:p>-258,9443453452</text:p>
          </table:table-cell>
        </table:table-row>
        <table:table-row table:style-name="ro3">
          <table:table-cell office:value-type="float" office:value="376.668829193777" calcext:value-type="float">
            <text:p>376,6688291938</text:p>
          </table:table-cell>
          <table:table-cell office:value-type="float" office:value="-260.192946595093" calcext:value-type="float">
            <text:p>-260,1929465951</text:p>
          </table:table-cell>
        </table:table-row>
        <table:table-row table:style-name="ro3">
          <table:table-cell office:value-type="float" office:value="378.452959264027" calcext:value-type="float">
            <text:p>378,452959264</text:p>
          </table:table-cell>
          <table:table-cell office:value-type="float" office:value="-261.525138758094" calcext:value-type="float">
            <text:p>-261,5251387581</text:p>
          </table:table-cell>
        </table:table-row>
        <table:table-row table:style-name="ro3">
          <table:table-cell office:value-type="float" office:value="380.28171693192" calcext:value-type="float">
            <text:p>380,2817169319</text:p>
          </table:table-cell>
          <table:table-cell office:value-type="float" office:value="-262.946586116379" calcext:value-type="float">
            <text:p>-262,9465861164</text:p>
          </table:table-cell>
        </table:table-row>
        <table:table-row table:style-name="ro3">
          <table:table-cell office:value-type="float" office:value="382.158359134025" calcext:value-type="float">
            <text:p>382,158359134</text:p>
          </table:table-cell>
          <table:table-cell office:value-type="float" office:value="-264.463802543089" calcext:value-type="float">
            <text:p>-264,4638025431</text:p>
          </table:table-cell>
        </table:table-row>
        <table:table-row table:style-name="ro3">
          <table:table-cell office:value-type="float" office:value="384.086661200303" calcext:value-type="float">
            <text:p>384,0866612003</text:p>
          </table:table-cell>
          <table:table-cell office:value-type="float" office:value="-266.084338698147" calcext:value-type="float">
            <text:p>-266,0843386981</text:p>
          </table:table-cell>
        </table:table-row>
        <table:table-row table:style-name="ro3">
          <table:table-cell office:value-type="float" office:value="386.071039082947" calcext:value-type="float">
            <text:p>386,0710390829</text:p>
          </table:table-cell>
          <table:table-cell office:value-type="float" office:value="-267.817026485934" calcext:value-type="float">
            <text:p>-267,8170264859</text:p>
          </table:table-cell>
        </table:table-row>
        <table:table-row table:style-name="ro3">
          <table:table-cell office:value-type="float" office:value="388.116711736014" calcext:value-type="float">
            <text:p>388,116711736</text:p>
          </table:table-cell>
          <table:table-cell office:value-type="float" office:value="-269.672303814568" calcext:value-type="float">
            <text:p>-269,6723038146</text:p>
          </table:table-cell>
        </table:table-row>
        <table:table-row table:style-name="ro3">
          <table:table-cell office:value-type="float" office:value="390.22992109207" calcext:value-type="float">
            <text:p>390,2299210921</text:p>
          </table:table-cell>
          <table:table-cell office:value-type="float" office:value="-271.662654549182" calcext:value-type="float">
            <text:p>-271,6626545492</text:p>
          </table:table-cell>
        </table:table-row>
        <table:table-row table:style-name="ro3">
          <table:table-cell office:value-type="float" office:value="392.418236836432" calcext:value-type="float">
            <text:p>392,4182368364</text:p>
          </table:table-cell>
          <table:table-cell office:value-type="float" office:value="-273.803218060404" calcext:value-type="float">
            <text:p>-273,8032180604</text:p>
          </table:table-cell>
        </table:table-row>
        <table:table-row table:style-name="ro3">
          <table:table-cell office:value-type="float" office:value="394.690989834498" calcext:value-type="float">
            <text:p>394,6909898345</text:p>
          </table:table-cell>
          <table:table-cell office:value-type="float" office:value="-276.112656079038" calcext:value-type="float">
            <text:p>-276,112656079</text:p>
          </table:table-cell>
        </table:table-row>
        <table:table-row table:style-name="ro3">
          <table:table-cell office:value-type="float" office:value="397.059907744863" calcext:value-type="float">
            <text:p>397,0599077449</text:p>
          </table:table-cell>
          <table:table-cell office:value-type="float" office:value="-278.614423922268" calcext:value-type="float">
            <text:p>-278,6144239223</text:p>
          </table:table-cell>
        </table:table-row>
        <table:table-row table:style-name="ro3">
          <table:table-cell office:value-type="float" office:value="399.540081964422" calcext:value-type="float">
            <text:p>399,5400819644</text:p>
          </table:table-cell>
          <table:table-cell office:value-type="float" office:value="-281.338704383886" calcext:value-type="float">
            <text:p>-281,3387043839</text:p>
          </table:table-cell>
        </table:table-row>
        <table:table-row table:style-name="ro3">
          <table:table-cell office:value-type="float" office:value="402.151505764237" calcext:value-type="float">
            <text:p>402,1515057642</text:p>
          </table:table-cell>
          <table:table-cell office:value-type="float" office:value="-284.325484006016" calcext:value-type="float">
            <text:p>-284,325484006</text:p>
          </table:table-cell>
        </table:table-row>
        <table:table-row table:style-name="ro3">
          <table:table-cell office:value-type="float" office:value="404.921660826835" calcext:value-type="float">
            <text:p>404,9216608268</text:p>
          </table:table-cell>
          <table:table-cell office:value-type="float" office:value="-287.629726153712" calcext:value-type="float">
            <text:p>-287,6297261537</text:p>
          </table:table-cell>
        </table:table-row>
        <table:table-row table:style-name="ro3">
          <table:table-cell office:value-type="float" office:value="407.890188013622" calcext:value-type="float">
            <text:p>407,8901880136</text:p>
          </table:table-cell>
          <table:table-cell office:value-type="float" office:value="-291.330712549787" calcext:value-type="float">
            <text:p>-291,3307125498</text:p>
          </table:table-cell>
        </table:table-row>
        <table:table-row table:style-name="ro3">
          <table:table-cell office:value-type="float" office:value="411.118163405163" calcext:value-type="float">
            <text:p>411,1181634052</text:p>
          </table:table-cell>
          <table:table-cell office:value-type="float" office:value="-295.550595355369" calcext:value-type="float">
            <text:p>-295,5505953554</text:p>
          </table:table-cell>
        </table:table-row>
        <table:table-row table:style-name="ro3">
          <table:table-cell office:value-type="float" office:value="414.709172226067" calcext:value-type="float">
            <text:p>414,7091722261</text:p>
          </table:table-cell>
          <table:table-cell office:value-type="float" office:value="-300.496545019676" calcext:value-type="float">
            <text:p>-300,4965450197</text:p>
          </table:table-cell>
        </table:table-row>
        <table:table-row table:style-name="ro3">
          <table:table-cell office:value-type="float" office:value="418.868295154455" calcext:value-type="float">
            <text:p>418,8682951545</text:p>
          </table:table-cell>
          <table:table-cell office:value-type="float" office:value="-306.578722898952" calcext:value-type="float">
            <text:p>-306,578722899</text:p>
          </table:table-cell>
        </table:table-row>
        <table:table-row table:style-name="ro3">
          <table:table-cell office:value-type="float" office:value="424.145898598218" calcext:value-type="float">
            <text:p>424,1458985982</text:p>
          </table:table-cell>
          <table:table-cell office:value-type="float" office:value="-314.897861808979" calcext:value-type="float">
            <text:p>-314,897861809</text:p>
          </table:table-cell>
        </table:table-row>
        <table:table-row table:style-name="ro3">
          <table:table-cell office:value-type="float" office:value="434.787137637478" calcext:value-type="float">
            <text:p>434,7871376375</text:p>
          </table:table-cell>
          <table:table-cell office:value-type="float" office:value="-334.164078649987" calcext:value-type="float">
            <text:p>-334,16407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10" loext:min-decimal-places="10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TIAGO FUNK</meta:initial-creator>
    <meta:creation-date>2018-06-09T14:31:29Z</meta:creation-date>
    <dc:date>2018-06-13T02:07:30.312665753</dc:date>
    <meta:editing-cycles>19</meta:editing-cycles>
    <meta:editing-duration>PT2H37M25S</meta:editing-duration>
    <meta:document-statistic meta:table-count="5" meta:cell-count="133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253cm" svg:y="4.2cm" style:legend-expansion="high" chart:style-name="ch2"/>
        <chart:plot-area chart:style-name="ch3" table:cell-range-address="Planilha1.H2:Planilha1.I30" svg:x="0.319cm" svg:y="0.179cm" svg:width="12.615cm" svg:height="8.641cm">
          <chartooo:coordinate-region svg:x="1.205cm" svg:y="0.378cm" svg:width="11.411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I2:Planilha1.I30" chart:class="chart:scatter">
            <chart:domain table:cell-range-address="Planilha1.H2:Planilha1.H30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H</text:p>
              </table:table-cell>
              <table:table-cell office:value-type="string">
                <text:p>Colu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.345042252877">
                <text:p>101.345042252877</text:p>
                <draw:g>
                  <svg:desc>Planilha1.H2:Planilha1.H30</svg:desc>
                </draw:g>
              </table:table-cell>
              <table:table-cell office:value-type="float" office:value="440.826287333243">
                <text:p>440.826287333243</text:p>
                <draw:g>
                  <svg:desc>Planilha1.I2:Planilha1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.690075156576">
                <text:p>102.690075156576</text:p>
              </table:table-cell>
              <table:table-cell office:value-type="float" office:value="440.254983595372">
                <text:p>440.254983595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.035089362106">
                <text:p>104.035089362106</text:p>
              </table:table-cell>
              <table:table-cell office:value-type="float" office:value="439.622329540555">
                <text:p>439.622329540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.380075520849">
                <text:p>105.380075520849</text:p>
              </table:table-cell>
              <table:table-cell office:value-type="float" office:value="438.928177395923">
                <text:p>438.928177395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.725024284748">
                <text:p>106.725024284748</text:p>
              </table:table-cell>
              <table:table-cell office:value-type="float" office:value="438.172319280267">
                <text:p>438.172319280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.069926306496">
                <text:p>108.069926306496</text:p>
              </table:table-cell>
              <table:table-cell office:value-type="float" office:value="437.354486191296">
                <text:p>437.354486191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.414772239719">
                <text:p>109.414772239719</text:p>
              </table:table-cell>
              <table:table-cell office:value-type="float" office:value="436.474346683856">
                <text:p>436.474346683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.759552739165">
                <text:p>110.759552739165</text:p>
              </table:table-cell>
              <table:table-cell office:value-type="float" office:value="435.5315052238">
                <text:p>435.5315052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.104258460891">
                <text:p>112.104258460891</text:p>
              </table:table-cell>
              <table:table-cell office:value-type="float" office:value="434.525500198175">
                <text:p>434.525500198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.448880062448">
                <text:p>113.448880062448</text:p>
              </table:table-cell>
              <table:table-cell office:value-type="float" office:value="433.455801557878">
                <text:p>433.455801557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4.793408203073">
                <text:p>114.793408203073</text:p>
              </table:table-cell>
              <table:table-cell office:value-type="float" office:value="432.321808064031">
                <text:p>432.321808064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.137833543868">
                <text:p>116.137833543868</text:p>
              </table:table-cell>
              <table:table-cell office:value-type="float" office:value="431.122844103619">
                <text:p>431.122844103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.482146747994">
                <text:p>117.482146747994</text:p>
              </table:table-cell>
              <table:table-cell office:value-type="float" office:value="429.858156033574">
                <text:p>429.8581560335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8.826338480854">
                <text:p>118.826338480854</text:p>
              </table:table-cell>
              <table:table-cell office:value-type="float" office:value="428.526908005046">
                <text:p>428.5269080050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.17039941028">
                <text:p>120.17039941028</text:p>
              </table:table-cell>
              <table:table-cell office:value-type="float" office:value="427.128177211022">
                <text:p>427.128177211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.514320206719">
                <text:p>121.514320206719</text:p>
              </table:table-cell>
              <table:table-cell office:value-type="float" office:value="425.660948490405">
                <text:p>425.660948490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2.858091543424">
                <text:p>122.858091543424</text:p>
              </table:table-cell>
              <table:table-cell office:value-type="float" office:value="424.124108209829">
                <text:p>424.1241082098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4.201704096633">
                <text:p>124.201704096633</text:p>
              </table:table-cell>
              <table:table-cell office:value-type="float" office:value="422.516437330464">
                <text:p>422.516437330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.545148545762">
                <text:p>125.545148545762</text:p>
              </table:table-cell>
              <table:table-cell office:value-type="float" office:value="420.836603550363">
                <text:p>420.836603550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6.88841557359">
                <text:p>126.88841557359</text:p>
              </table:table-cell>
              <table:table-cell office:value-type="float" office:value="419.083152392861">
                <text:p>419.0831523928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.231495866443">
                <text:p>128.231495866443</text:p>
              </table:table-cell>
              <table:table-cell office:value-type="float" office:value="417.254497087407">
                <text:p>417.254497087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9.574380114381">
                <text:p>129.574380114381</text:p>
              </table:table-cell>
              <table:table-cell office:value-type="float" office:value="415.348907059898">
                <text:p>415.3489070598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.917059011386">
                <text:p>130.917059011386</text:p>
              </table:table-cell>
              <table:table-cell office:value-type="float" office:value="413.364494813895">
                <text:p>413.364494813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.259523255547">
                <text:p>132.259523255547</text:p>
              </table:table-cell>
              <table:table-cell office:value-type="float" office:value="411.299200940235">
                <text:p>411.2992009402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.601763549245">
                <text:p>133.601763549245</text:p>
              </table:table-cell>
              <table:table-cell office:value-type="float" office:value="409.150776938459">
                <text:p>409.1507769384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.943770599343">
                <text:p>134.943770599343</text:p>
              </table:table-cell>
              <table:table-cell office:value-type="float" office:value="406.91676546618">
                <text:p>406.91676546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6.285535117365">
                <text:p>136.285535117365</text:p>
              </table:table-cell>
              <table:table-cell office:value-type="float" office:value="404.594477548362">
                <text:p>404.5944775483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7.627047819688">
                <text:p>137.627047819688</text:p>
              </table:table-cell>
              <table:table-cell office:value-type="float" office:value="402.180966172361">
                <text:p>402.1809661723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8.968299427724">
                <text:p>138.968299427724</text:p>
              </table:table-cell>
              <table:table-cell office:value-type="float" office:value="399.672995559868">
                <text:p>399.6729955598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02cm" svg:height="7.37cm" xlink:href=".." xlink:type="simple" chart:class="chart:scatter" chart:style-name="ch1">
        <chart:title svg:x="6.096cm" svg:y="0.409cm" chart:style-name="ch2">
          <text:p>yf</text:p>
        </chart:title>
        <chart:plot-area chart:style-name="ch3" table:cell-range-address="Planilha2.G2:Planilha2.H114" svg:x="0.254cm" svg:y="1.308cm" svg:width="12.194cm" svg:height="5.915cm">
          <chartooo:coordinate-region svg:x="1.14cm" svg:y="1.494cm" svg:width="10.989cm" svg:height="5.10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Planilha2.H2:Planilha2.H114" chart:class="chart:scatter">
            <chart:domain table:cell-range-address="Planilha2.G2:Planilha2.G114"/>
            <chart:data-point chart:repeated="1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Planilha2.G2:Planilha2.G114</svg:desc>
                </draw:g>
              </table:table-cell>
              <table:table-cell office:value-type="float" office:value="250">
                <text:p>250</text:p>
                <draw:g>
                  <svg:desc>Planilha2.H2:Planilha2.H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.452427450986">
                <text:p>106.452427450986</text:p>
              </table:table-cell>
              <table:table-cell office:value-type="float" office:value="260.88859366446">
                <text:p>260.88859366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.863147818403">
                <text:p>109.863147818403</text:p>
              </table:table-cell>
              <table:table-cell office:value-type="float" office:value="265.473966421795">
                <text:p>265.473966421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.631771056594">
                <text:p>112.631771056594</text:p>
              </table:table-cell>
              <table:table-cell office:value-type="float" office:value="268.775144920677">
                <text:p>268.775144920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.074251431789">
                <text:p>115.074251431789</text:p>
              </table:table-cell>
              <table:table-cell office:value-type="float" office:value="271.424037693568">
                <text:p>271.424037693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.308321629424">
                <text:p>117.308321629424</text:p>
              </table:table-cell>
              <table:table-cell office:value-type="float" office:value="273.656110111337">
                <text:p>273.656110111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.393447839958">
                <text:p>119.393447839958</text:p>
              </table:table-cell>
              <table:table-cell office:value-type="float" office:value="275.590294554905">
                <text:p>275.590294554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.364692610707">
                <text:p>121.364692610707</text:p>
              </table:table-cell>
              <table:table-cell office:value-type="float" office:value="277.296716118904">
                <text:p>277.296716118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.244812961541">
                <text:p>123.244812961541</text:p>
              </table:table-cell>
              <table:table-cell office:value-type="float" office:value="278.820888843072">
                <text:p>278.820888843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.049585572708">
                <text:p>125.049585572708</text:p>
              </table:table-cell>
              <table:table-cell office:value-type="float" office:value="280.194366087905">
                <text:p>280.194366087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6.790488178309">
                <text:p>126.790488178309</text:p>
              </table:table-cell>
              <table:table-cell office:value-type="float" office:value="281.440103321608">
                <text:p>281.440103321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.476184445248">
                <text:p>128.476184445248</text:p>
              </table:table-cell>
              <table:table-cell office:value-type="float" office:value="282.575427877987">
                <text:p>282.5754278779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.113406986039">
                <text:p>130.113406986039</text:p>
              </table:table-cell>
              <table:table-cell office:value-type="float" office:value="283.613804982069">
                <text:p>283.613804982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.707512462515">
                <text:p>131.707512462515</text:p>
              </table:table-cell>
              <table:table-cell office:value-type="float" office:value="284.565947957521">
                <text:p>284.565947957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3.262846478504">
                <text:p>133.262846478504</text:p>
              </table:table-cell>
              <table:table-cell office:value-type="float" office:value="285.440548011999">
                <text:p>285.440548011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.782992401732">
                <text:p>134.782992401732</text:p>
              </table:table-cell>
              <table:table-cell office:value-type="float" office:value="286.244771880956">
                <text:p>286.2447718809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.270946328577">
                <text:p>136.270946328577</text:p>
              </table:table-cell>
              <table:table-cell office:value-type="float" office:value="286.984611757145">
                <text:p>286.984611757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.729243368219">
                <text:p>137.729243368219</text:p>
              </table:table-cell>
              <table:table-cell office:value-type="float" office:value="287.66513785893">
                <text:p>287.66513785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.160050861527">
                <text:p>139.160050861527</text:p>
              </table:table-cell>
              <table:table-cell office:value-type="float" office:value="288.290684868045">
                <text:p>288.290684868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0.565238550165">
                <text:p>140.565238550165</text:p>
              </table:table-cell>
              <table:table-cell office:value-type="float" office:value="288.864992267821">
                <text:p>288.864992267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.946432309279">
                <text:p>141.946432309279</text:p>
              </table:table-cell>
              <table:table-cell office:value-type="float" office:value="289.39131180855">
                <text:p>289.39131180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3.305055923142">
                <text:p>143.305055923142</text:p>
              </table:table-cell>
              <table:table-cell office:value-type="float" office:value="289.872491058777">
                <text:p>289.8724910587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.642364006729">
                <text:p>144.642364006729</text:p>
              </table:table-cell>
              <table:table-cell office:value-type="float" office:value="290.311039248451">
                <text:p>290.311039248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.959468266122">
                <text:p>145.959468266122</text:p>
              </table:table-cell>
              <table:table-cell office:value-type="float" office:value="290.709179789737">
                <text:p>290.7091797897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.257358675472">
                <text:p>147.257358675472</text:p>
              </table:table-cell>
              <table:table-cell office:value-type="float" office:value="291.068892630937">
                <text:p>291.0688926309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.536920724136">
                <text:p>148.536920724136</text:p>
              </table:table-cell>
              <table:table-cell office:value-type="float" office:value="291.391948750765">
                <text:p>291.3919487507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.798949589889">
                <text:p>149.798949589889</text:p>
              </table:table-cell>
              <table:table-cell office:value-type="float" office:value="291.679938504772">
                <text:p>291.6799385047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1.04416188175">
                <text:p>151.04416188175</text:p>
              </table:table-cell>
              <table:table-cell office:value-type="float" office:value="291.934295110994">
                <text:p>291.934295110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.27320544218">
                <text:p>152.27320544218</text:p>
              </table:table-cell>
              <table:table-cell office:value-type="float" office:value="292.156314254354">
                <text:p>292.156314254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3.486667585573">
                <text:p>153.486667585573</text:p>
              </table:table-cell>
              <table:table-cell office:value-type="float" office:value="292.34717056364">
                <text:p>292.34717056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4.685082066098">
                <text:p>154.685082066098</text:p>
              </table:table-cell>
              <table:table-cell office:value-type="float" office:value="292.50793154719">
                <text:p>292.507931547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.868935004909">
                <text:p>155.868935004909</text:p>
              </table:table-cell>
              <table:table-cell office:value-type="float" office:value="292.639569447312">
                <text:p>292.639569447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.038669958856">
                <text:p>157.038669958856</text:p>
              </table:table-cell>
              <table:table-cell office:value-type="float" office:value="292.742971377707">
                <text:p>292.7429713777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8.194692276087">
                <text:p>158.194692276087</text:p>
              </table:table-cell>
              <table:table-cell office:value-type="float" office:value="292.81894803467">
                <text:p>292.818948034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9.337372855465">
                <text:p>159.337372855465</text:p>
              </table:table-cell>
              <table:table-cell office:value-type="float" office:value="292.868241215925">
                <text:p>292.8682412159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.467051404509">
                <text:p>160.467051404509</text:p>
              </table:table-cell>
              <table:table-cell office:value-type="float" office:value="292.891530336514">
                <text:p>292.8915303365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1.584039273071">
                <text:p>161.584039273071</text:p>
              </table:table-cell>
              <table:table-cell office:value-type="float" office:value="292.889438096139">
                <text:p>292.8894380961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2.688621926054">
                <text:p>162.688621926054</text:p>
              </table:table-cell>
              <table:table-cell office:value-type="float" office:value="292.862535424604">
                <text:p>292.8625354246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.781061107408">
                <text:p>163.781061107408</text:p>
              </table:table-cell>
              <table:table-cell office:value-type="float" office:value="292.811345809812">
                <text:p>292.811345809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.861596738694">
                <text:p>164.861596738694</text:p>
              </table:table-cell>
              <table:table-cell office:value-type="float" office:value="292.736349094884">
                <text:p>292.7363490948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.93044858828">
                <text:p>165.93044858828</text:p>
              </table:table-cell>
              <table:table-cell office:value-type="float" office:value="292.637984816557">
                <text:p>292.637984816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.987817741345">
                <text:p>166.987817741345</text:p>
              </table:table-cell>
              <table:table-cell office:value-type="float" office:value="292.516655145186">
                <text:p>292.516655145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.033887896026">
                <text:p>168.033887896026</text:p>
              </table:table-cell>
              <table:table-cell office:value-type="float" office:value="292.37272747705">
                <text:p>292.372727477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9.068826507081">
                <text:p>169.068826507081</text:p>
              </table:table-cell>
              <table:table-cell office:value-type="float" office:value="292.206536721659">
                <text:p>292.206536721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0.0927857951">
                <text:p>170.0927857951</text:p>
              </table:table-cell>
              <table:table-cell office:value-type="float" office:value="292.018387320198">
                <text:p>292.0183873201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1.105903636592">
                <text:p>171.105903636592</text:p>
              </table:table-cell>
              <table:table-cell office:value-type="float" office:value="291.808555025681">
                <text:p>291.8085550256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2.108304347898">
                <text:p>172.108304347898</text:p>
              </table:table-cell>
              <table:table-cell office:value-type="float" office:value="291.577288470794">
                <text:p>291.5772884707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3.100099374004">
                <text:p>173.100099374004</text:p>
              </table:table-cell>
              <table:table-cell office:value-type="float" office:value="291.324810545507">
                <text:p>291.3248105455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4.081387891593">
                <text:p>174.081387891593</text:p>
              </table:table-cell>
              <table:table-cell office:value-type="float" office:value="291.051319603185">
                <text:p>291.0513196031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5.052257334317">
                <text:p>175.052257334317</text:p>
              </table:table-cell>
              <table:table-cell office:value-type="float" office:value="290.756990511133">
                <text:p>290.7569905111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6.012783847022">
                <text:p>176.012783847022</text:p>
              </table:table-cell>
              <table:table-cell office:value-type="float" office:value="290.441975559043">
                <text:p>290.4419755590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6.963032674597">
                <text:p>176.963032674597</text:p>
              </table:table-cell>
              <table:table-cell office:value-type="float" office:value="290.106405236693">
                <text:p>290.1064052366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7.903058490205">
                <text:p>177.903058490205</text:p>
              </table:table-cell>
              <table:table-cell office:value-type="float" office:value="289.75038889041">
                <text:p>289.750388890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.832905666817">
                <text:p>178.832905666817</text:p>
              </table:table-cell>
              <table:table-cell office:value-type="float" office:value="289.374015266133">
                <text:p>289.3740152661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9.752608495242">
                <text:p>179.752608495242</text:p>
              </table:table-cell>
              <table:table-cell office:value-type="float" office:value="288.977352945483">
                <text:p>288.9773529454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0.662191351188">
                <text:p>180.662191351188</text:p>
              </table:table-cell>
              <table:table-cell office:value-type="float" office:value="288.560450679876">
                <text:p>288.5604506798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1.561668813252">
                <text:p>181.561668813252</text:p>
              </table:table-cell>
              <table:table-cell office:value-type="float" office:value="288.123337626504">
                <text:p>288.1233376265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2.451045733188">
                <text:p>182.451045733188</text:p>
              </table:table-cell>
              <table:table-cell office:value-type="float" office:value="287.666023488876">
                <text:p>287.6660234888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3.330317259241">
                <text:p>183.330317259241</text:p>
              </table:table-cell>
              <table:table-cell office:value-type="float" office:value="287.188498563483">
                <text:p>287.1884985634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4.199468812816">
                <text:p>184.199468812816</text:p>
              </table:table-cell>
              <table:table-cell office:value-type="float" office:value="286.690733693133">
                <text:p>286.690733693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5.058476018205">
                <text:p>185.058476018205</text:p>
              </table:table-cell>
              <table:table-cell office:value-type="float" office:value="286.17268012641">
                <text:p>286.172680126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5.907304584596">
                <text:p>185.907304584596</text:p>
              </table:table-cell>
              <table:table-cell office:value-type="float" office:value="285.634269281694">
                <text:p>285.6342692816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.745910139021">
                <text:p>186.745910139021</text:p>
              </table:table-cell>
              <table:table-cell office:value-type="float" office:value="285.075412413043">
                <text:p>285.0754124130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7.574238008316">
                <text:p>187.574238008316</text:p>
              </table:table-cell>
              <table:table-cell office:value-type="float" office:value="284.496000174133">
                <text:p>284.4960001741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8.392222947592">
                <text:p>188.392222947592</text:p>
              </table:table-cell>
              <table:table-cell office:value-type="float" office:value="283.895902075185">
                <text:p>283.8959020751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9.199788812003">
                <text:p>189.199788812003</text:p>
              </table:table-cell>
              <table:table-cell office:value-type="float" office:value="283.274965826508">
                <text:p>283.2749658265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9.996848167896">
                <text:p>189.996848167896</text:p>
              </table:table-cell>
              <table:table-cell office:value-type="float" office:value="282.633016560795">
                <text:p>282.6330165607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0.78330183859">
                <text:p>190.78330183859</text:p>
              </table:table-cell>
              <table:table-cell office:value-type="float" office:value="281.969855924682">
                <text:p>281.9698559246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1.559038379098">
                <text:p>191.559038379098</text:p>
              </table:table-cell>
              <table:table-cell office:value-type="float" office:value="281.285261028199">
                <text:p>281.2852610281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2.323933473079">
                <text:p>192.323933473079</text:p>
              </table:table-cell>
              <table:table-cell office:value-type="float" office:value="280.57898323866">
                <text:p>280.578983238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3.077849244024">
                <text:p>193.077849244024</text:p>
              </table:table-cell>
              <table:table-cell office:value-type="float" office:value="279.850746803051">
                <text:p>279.8507468030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3.820633471342">
                <text:p>193.820633471342</text:p>
              </table:table-cell>
              <table:table-cell office:value-type="float" office:value="279.100247280188">
                <text:p>279.1002472801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4.552118700277">
                <text:p>194.552118700277</text:p>
              </table:table-cell>
              <table:table-cell office:value-type="float" office:value="278.327149760558">
                <text:p>278.3271497605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5.272121232691">
                <text:p>195.272121232691</text:p>
              </table:table-cell>
              <table:table-cell office:value-type="float" office:value="277.531086847885">
                <text:p>277.5310868478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.980439983405">
                <text:p>195.980439983405</text:p>
              </table:table-cell>
              <table:table-cell office:value-type="float" office:value="276.711656371813">
                <text:p>276.7116563718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6.676855184051">
                <text:p>196.676855184051</text:p>
              </table:table-cell>
              <table:table-cell office:value-type="float" office:value="275.868418795606">
                <text:p>275.8684187956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.361126913068">
                <text:p>197.361126913068</text:p>
              </table:table-cell>
              <table:table-cell office:value-type="float" office:value="275.00089427614">
                <text:p>275.000894276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8.032993426506">
                <text:p>198.032993426506</text:p>
              </table:table-cell>
              <table:table-cell office:value-type="float" office:value="274.108559325516">
                <text:p>274.1085593255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8.692169259461">
                <text:p>198.692169259461</text:p>
              </table:table-cell>
              <table:table-cell office:value-type="float" office:value="273.190843013927">
                <text:p>273.1908430139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9.338343062084">
                <text:p>199.338343062084</text:p>
              </table:table-cell>
              <table:table-cell office:value-type="float" office:value="272.247122641672">
                <text:p>272.2471226416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9.971175126852">
                <text:p>199.971175126852</text:p>
              </table:table-cell>
              <table:table-cell office:value-type="float" office:value="271.276718793709">
                <text:p>271.2767187937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.590294554905">
                <text:p>200.590294554905</text:p>
              </table:table-cell>
              <table:table-cell office:value-type="float" office:value="270.278889672314">
                <text:p>270.2788896723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1.195295998093">
                <text:p>201.195295998093</text:p>
              </table:table-cell>
              <table:table-cell office:value-type="float" office:value="269.252824581192">
                <text:p>269.2528245811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1.785735899568">
                <text:p>201.785735899568</text:p>
              </table:table-cell>
              <table:table-cell office:value-type="float" office:value="268.197636406642">
                <text:p>268.1976364066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2.361128138175">
                <text:p>202.361128138175</text:p>
              </table:table-cell>
              <table:table-cell office:value-type="float" office:value="267.112352906356">
                <text:p>267.1123529063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2.920938959745">
                <text:p>202.920938959745</text:p>
              </table:table-cell>
              <table:table-cell office:value-type="float" office:value="265.995906571997">
                <text:p>265.9959065719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3.464581049884">
                <text:p>203.464581049884</text:p>
              </table:table-cell>
              <table:table-cell office:value-type="float" office:value="264.847122774774">
                <text:p>264.8471227747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3.991406566131">
                <text:p>203.991406566131</text:p>
              </table:table-cell>
              <table:table-cell office:value-type="float" office:value="263.664705829768">
                <text:p>263.6647058297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4.500698899467">
                <text:p>204.500698899467</text:p>
              </table:table-cell>
              <table:table-cell office:value-type="float" office:value="262.44722251894">
                <text:p>262.447222518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4.991662872116">
                <text:p>204.991662872116</text:p>
              </table:table-cell>
              <table:table-cell office:value-type="float" office:value="261.19308248674">
                <text:p>261.193082486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5.463412994724">
                <text:p>205.463412994724</text:p>
              </table:table-cell>
              <table:table-cell office:value-type="float" office:value="259.900514754454">
                <text:p>259.900514754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5.914959293136">
                <text:p>205.914959293136</text:p>
              </table:table-cell>
              <table:table-cell office:value-type="float" office:value="258.56753937378">
                <text:p>258.567539373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6.345190061273">
                <text:p>206.345190061273</text:p>
              </table:table-cell>
              <table:table-cell office:value-type="float" office:value="257.191932932554">
                <text:p>257.1919329325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.752850684158">
                <text:p>206.752850684158</text:p>
              </table:table-cell>
              <table:table-cell office:value-type="float" office:value="255.771186200825">
                <text:p>255.7711862008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7.13651737752">
                <text:p>207.13651737752</text:p>
              </table:table-cell>
              <table:table-cell office:value-type="float" office:value="254.302451610048">
                <text:p>254.3024516100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7.494564266213">
                <text:p>207.494564266213</text:p>
              </table:table-cell>
              <table:table-cell office:value-type="float" office:value="252.782477409934">
                <text:p>252.7824774099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7.82512160857">
                <text:p>207.82512160857</text:p>
              </table:table-cell>
              <table:table-cell office:value-type="float" office:value="251.207524117149">
                <text:p>251.2075241171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8.126022063726">
                <text:p>208.126022063726</text:p>
              </table:table-cell>
              <table:table-cell office:value-type="float" office:value="249.57325704996">
                <text:p>249.573257049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8.394730522497">
                <text:p>208.394730522497</text:p>
              </table:table-cell>
              <table:table-cell office:value-type="float" office:value="247.874605990002">
                <text:p>247.874605990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8.628250888508">
                <text:p>208.628250888508</text:p>
              </table:table-cell>
              <table:table-cell office:value-type="float" office:value="246.105578744525">
                <text:p>246.1055787445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8.822999794032">
                <text:p>208.822999794032</text:p>
              </table:table-cell>
              <table:table-cell office:value-type="float" office:value="244.259008578073">
                <text:p>244.2590085780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8.974631635241">
                <text:p>208.974631635241</text:p>
              </table:table-cell>
              <table:table-cell office:value-type="float" office:value="242.326204282991">
                <text:p>242.3262042829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9.077789750301">
                <text:p>209.077789750301</text:p>
              </table:table-cell>
              <table:table-cell office:value-type="float" office:value="240.296452535612">
                <text:p>240.2964525356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9.1257415267">
                <text:p>209.1257415267</text:p>
              </table:table-cell>
              <table:table-cell office:value-type="float" office:value="238.156288110909">
                <text:p>238.1562881109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.109823297533">
                <text:p>209.109823297533</text:p>
              </table:table-cell>
              <table:table-cell office:value-type="float" office:value="235.888383675076">
                <text:p>235.8883836750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9.018557328699">
                <text:p>209.018557328699</text:p>
              </table:table-cell>
              <table:table-cell office:value-type="float" office:value="233.469783759908">
                <text:p>233.4697837599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8.836166939949">
                <text:p>208.836166939949</text:p>
              </table:table-cell>
              <table:table-cell office:value-type="float" office:value="230.868935004909">
                <text:p>230.8689350049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8.539895111415">
                <text:p>208.539895111415</text:p>
              </table:table-cell>
              <table:table-cell office:value-type="float" office:value="228.040323370342">
                <text:p>228.0403233703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8.094679295781">
                <text:p>208.094679295781</text:p>
              </table:table-cell>
              <table:table-cell office:value-type="float" office:value="224.913823761572">
                <text:p>224.9138237615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7.441053302585">
                <text:p>207.441053302585</text:p>
              </table:table-cell>
              <table:table-cell office:value-type="float" office:value="221.370503797681">
                <text:p>221.3705037976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6.461284446394">
                <text:p>206.461284446394</text:p>
              </table:table-cell>
              <table:table-cell office:value-type="float" office:value="217.1748981078">
                <text:p>217.17489810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4.839418460977">
                <text:p>204.839418460977</text:p>
              </table:table-cell>
              <table:table-cell office:value-type="float" office:value="211.695098159465">
                <text:p>211.6950981594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Planilha3.A1:Planilha3.B114" svg:x="0.32cm" svg:y="0.18cm" svg:width="12.614cm" svg:height="8.64cm">
          <chartooo:coordinate-region svg:x="1.127cm" svg:y="0.379cm" svg:width="11.52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3.B1:Planilha3.B114" chart:class="chart:scatter">
            <chart:domain table:cell-range-address="Planilha3.A1:Planilha3.A114"/>
            <chart:data-point chart:repeated="1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Planilha3.A1:Planilha3.A114</svg:desc>
                </draw:g>
              </table:table-cell>
              <table:table-cell office:value-type="float" office:value="250">
                <text:p>250</text:p>
                <draw:g>
                  <svg:desc>Planilha3.B1:Planilha3.B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.64123903926">
                <text:p>110.64123903926</text:p>
              </table:table-cell>
              <table:table-cell office:value-type="float" office:value="269.266216841009">
                <text:p>269.266216841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.918842483023">
                <text:p>115.918842483023</text:p>
              </table:table-cell>
              <table:table-cell office:value-type="float" office:value="277.585355751035">
                <text:p>277.585355751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.077965411411">
                <text:p>120.077965411411</text:p>
              </table:table-cell>
              <table:table-cell office:value-type="float" office:value="283.667533630311">
                <text:p>283.6675336303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.668974232315">
                <text:p>123.668974232315</text:p>
              </table:table-cell>
              <table:table-cell office:value-type="float" office:value="288.613483294619">
                <text:p>288.613483294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.896949623856">
                <text:p>126.896949623856</text:p>
              </table:table-cell>
              <table:table-cell office:value-type="float" office:value="292.833366100201">
                <text:p>292.8333661002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9.865476810643">
                <text:p>129.865476810643</text:p>
              </table:table-cell>
              <table:table-cell office:value-type="float" office:value="296.534352496276">
                <text:p>296.534352496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.635631873241">
                <text:p>132.635631873241</text:p>
              </table:table-cell>
              <table:table-cell office:value-type="float" office:value="299.838594643971">
                <text:p>299.838594643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.247055673056">
                <text:p>135.247055673056</text:p>
              </table:table-cell>
              <table:table-cell office:value-type="float" office:value="302.825374266102">
                <text:p>302.825374266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727229892615">
                <text:p>137.727229892615</text:p>
              </table:table-cell>
              <table:table-cell office:value-type="float" office:value="305.54965472772">
                <text:p>305.54965472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.09614780298">
                <text:p>140.09614780298</text:p>
              </table:table-cell>
              <table:table-cell office:value-type="float" office:value="308.051422570949">
                <text:p>308.0514225709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.368900801046">
                <text:p>142.368900801046</text:p>
              </table:table-cell>
              <table:table-cell office:value-type="float" office:value="310.360860589583">
                <text:p>310.360860589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.557216545407">
                <text:p>144.557216545407</text:p>
              </table:table-cell>
              <table:table-cell office:value-type="float" office:value="312.501424100805">
                <text:p>312.501424100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.670425901464">
                <text:p>146.670425901464</text:p>
              </table:table-cell>
              <table:table-cell office:value-type="float" office:value="314.49177483542">
                <text:p>314.49177483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.716098554531">
                <text:p>148.716098554531</text:p>
              </table:table-cell>
              <table:table-cell office:value-type="float" office:value="316.347052164053">
                <text:p>316.3470521640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0476437175">
                <text:p>150.700476437175</text:p>
              </table:table-cell>
              <table:table-cell office:value-type="float" office:value="318.07973995184">
                <text:p>318.07973995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2.628778503453">
                <text:p>152.628778503453</text:p>
              </table:table-cell>
              <table:table-cell office:value-type="float" office:value="319.700276106898">
                <text:p>319.7002761068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.505420705558">
                <text:p>154.505420705558</text:p>
              </table:table-cell>
              <table:table-cell office:value-type="float" office:value="321.217492533608">
                <text:p>321.2174925336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.334178373451">
                <text:p>156.334178373451</text:p>
              </table:table-cell>
              <table:table-cell office:value-type="float" office:value="322.638939891894">
                <text:p>322.638939891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.118308443701">
                <text:p>158.118308443701</text:p>
              </table:table-cell>
              <table:table-cell office:value-type="float" office:value="323.971132054894">
                <text:p>323.971132054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9.860643057411">
                <text:p>159.860643057411</text:p>
              </table:table-cell>
              <table:table-cell office:value-type="float" office:value="325.219733304814">
                <text:p>325.2197333048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1.563662329961">
                <text:p>161.563662329961</text:p>
              </table:table-cell>
              <table:table-cell office:value-type="float" office:value="326.389703872415">
                <text:p>326.3897038724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3.2295516977">
                <text:p>163.2295516977</text:p>
              </table:table-cell>
              <table:table-cell office:value-type="float" office:value="327.485414630392">
                <text:p>327.485414630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.860247661405">
                <text:p>164.860247661405</text:p>
              </table:table-cell>
              <table:table-cell office:value-type="float" office:value="328.510738580303">
                <text:p>328.510738580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6.457474674822">
                <text:p>166.457474674822</text:p>
              </table:table-cell>
              <table:table-cell office:value-type="float" office:value="329.469124629637">
                <text:p>329.4691246296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8.022775187756">
                <text:p>168.022775187756</text:p>
              </table:table-cell>
              <table:table-cell office:value-type="float" office:value="330.363657678005">
                <text:p>330.363657678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.557534334649">
                <text:p>169.557534334649</text:p>
              </table:table-cell>
              <table:table-cell office:value-type="float" office:value="331.197107994291">
                <text:p>331.1971079942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1.063000389612">
                <text:p>171.063000389612</text:p>
              </table:table-cell>
              <table:table-cell office:value-type="float" office:value="331.971972126718">
                <text:p>331.971972126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.540301841058">
                <text:p>172.540301841058</text:p>
              </table:table-cell>
              <table:table-cell office:value-type="float" office:value="332.69050705211">
                <text:p>332.690507052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.990461742474">
                <text:p>173.990461742474</text:p>
              </table:table-cell>
              <table:table-cell office:value-type="float" office:value="333.354758877442">
                <text:p>333.3547588774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5.414409849826">
                <text:p>175.414409849826</text:p>
              </table:table-cell>
              <table:table-cell office:value-type="float" office:value="333.966587114647">
                <text:p>333.9665871146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6.81299294628">
                <text:p>176.81299294628</text:p>
              </table:table-cell>
              <table:table-cell office:value-type="float" office:value="334.527685330054">
                <text:p>334.5276853300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8.186983671474">
                <text:p>178.186983671474</text:p>
              </table:table-cell>
              <table:table-cell office:value-type="float" office:value="335.039598802944">
                <text:p>335.0395988029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9.537088108624">
                <text:p>179.537088108624</text:p>
              </table:table-cell>
              <table:table-cell office:value-type="float" office:value="335.503739699744">
                <text:p>335.5037396997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.863952333116">
                <text:p>180.863952333116</text:p>
              </table:table-cell>
              <table:table-cell office:value-type="float" office:value="335.921400171227">
                <text:p>335.9214001712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2.168168087577">
                <text:p>182.168168087577</text:p>
              </table:table-cell>
              <table:table-cell office:value-type="float" office:value="336.293763702649">
                <text:p>336.2937637026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3.450277717901">
                <text:p>183.450277717901</text:p>
              </table:table-cell>
              <table:table-cell office:value-type="float" office:value="336.621914985798">
                <text:p>336.621914985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4.710778480528">
                <text:p>184.710778480528</text:p>
              </table:table-cell>
              <table:table-cell office:value-type="float" office:value="336.906848533551">
                <text:p>336.9068485335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5.950126311943">
                <text:p>185.950126311943</text:p>
              </table:table-cell>
              <table:table-cell office:value-type="float" office:value="337.149476218881">
                <text:p>337.1494762188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7.168739135819">
                <text:p>187.168739135819</text:p>
              </table:table-cell>
              <table:table-cell office:value-type="float" office:value="337.350633889135">
                <text:p>337.3506338891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8.366999770623">
                <text:p>188.366999770623</text:p>
              </table:table-cell>
              <table:table-cell office:value-type="float" office:value="337.511087181243">
                <text:p>337.5110871812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9.545258490236">
                <text:p>189.545258490236</text:p>
              </table:table-cell>
              <table:table-cell office:value-type="float" office:value="337.631536642969">
                <text:p>337.6315366429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.703835281743">
                <text:p>190.703835281743</text:p>
              </table:table-cell>
              <table:table-cell office:value-type="float" office:value="337.712622248482">
                <text:p>337.7126222484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1.843021837588">
                <text:p>191.843021837588</text:p>
              </table:table-cell>
              <table:table-cell office:value-type="float" office:value="337.754927382673">
                <text:p>337.7549273826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2.963083313555">
                <text:p>192.963083313555</text:p>
              </table:table-cell>
              <table:table-cell office:value-type="float" office:value="337.758982357107">
                <text:p>337.7589823571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.064259879204">
                <text:p>194.064259879204</text:p>
              </table:table-cell>
              <table:table-cell office:value-type="float" office:value="337.725267510905">
                <text:p>337.7252675109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5.146768083406">
                <text:p>195.146768083406</text:p>
              </table:table-cell>
              <table:table-cell office:value-type="float" office:value="337.65421594181">
                <text:p>337.654215941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.210802054181">
                <text:p>196.210802054181</text:p>
              </table:table-cell>
              <table:table-cell office:value-type="float" office:value="337.54621590586">
                <text:p>337.546215905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.256534549172">
                <text:p>197.256534549172</text:p>
              </table:table-cell>
              <table:table-cell office:value-type="float" office:value="337.401612918341">
                <text:p>337.4016129183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.284117870628">
                <text:p>198.284117870628</text:p>
              </table:table-cell>
              <table:table-cell office:value-type="float" office:value="337.220711583754">
                <text:p>337.2207115837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9.293684656622">
                <text:p>199.293684656622</text:p>
              </table:table-cell>
              <table:table-cell office:value-type="float" office:value="337.003777178243">
                <text:p>337.0037771782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.2853485584">
                <text:p>200.2853485584</text:p>
              </table:table-cell>
              <table:table-cell office:value-type="float" office:value="336.751037004298">
                <text:p>336.7510370042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.259204812124">
                <text:p>201.259204812124</text:p>
              </table:table-cell>
              <table:table-cell office:value-type="float" office:value="336.462681534246">
                <text:p>336.4626815342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2.215330711867">
                <text:p>202.215330711867</text:p>
              </table:table-cell>
              <table:table-cell office:value-type="float" office:value="336.138865356233">
                <text:p>336.1388653562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3.153785989409">
                <text:p>203.153785989409</text:p>
              </table:table-cell>
              <table:table-cell office:value-type="float" office:value="335.779707933817">
                <text:p>335.7797079338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4.07461310523">
                <text:p>204.07461310523</text:p>
              </table:table-cell>
              <table:table-cell office:value-type="float" office:value="335.385294187961">
                <text:p>335.385294187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4.977837454052">
                <text:p>204.977837454052</text:p>
              </table:table-cell>
              <table:table-cell office:value-type="float" office:value="334.955674908104">
                <text:p>334.9556749081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5.86346748723">
                <text:p>205.86346748723</text:p>
              </table:table-cell>
              <table:table-cell office:value-type="float" office:value="334.490866996961">
                <text:p>334.4908669969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6.731494753408">
                <text:p>206.731494753408</text:p>
              </table:table-cell>
              <table:table-cell office:value-type="float" office:value="333.990853551817">
                <text:p>333.9908535518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7.581893857866">
                <text:p>207.581893857866</text:p>
              </table:table-cell>
              <table:table-cell office:value-type="float" office:value="333.455583783234">
                <text:p>333.4555837832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8.414622340123">
                <text:p>208.414622340123</text:p>
              </table:table-cell>
              <table:table-cell office:value-type="float" office:value="332.884972770247">
                <text:p>332.8849727702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9.229620468399">
                <text:p>209.229620468399</text:p>
              </table:table-cell>
              <table:table-cell office:value-type="float" office:value="332.278901049299">
                <text:p>332.2789010492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0.026810948621">
                <text:p>210.026810948621</text:p>
              </table:table-cell>
              <table:table-cell office:value-type="float" office:value="331.637214032244">
                <text:p>331.6372140322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0.806098544626">
                <text:p>210.806098544626</text:p>
              </table:table-cell>
              <table:table-cell office:value-type="float" office:value="330.959721246754">
                <text:p>330.959721246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1.56736960517">
                <text:p>211.56736960517</text:p>
              </table:table-cell>
              <table:table-cell office:value-type="float" office:value="330.246195390342">
                <text:p>330.2461953903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2.310491492179">
                <text:p>212.310491492179</text:p>
              </table:table-cell>
              <table:table-cell office:value-type="float" office:value="329.496371186861">
                <text:p>329.4963711868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3.035311903405">
                <text:p>213.035311903405</text:p>
              </table:table-cell>
              <table:table-cell office:value-type="float" office:value="328.709944031811">
                <text:p>328.7099440318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3.741658081202">
                <text:p>213.741658081202</text:p>
              </table:table-cell>
              <table:table-cell office:value-type="float" office:value="327.886568409906">
                <text:p>327.8865684099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4.429335897553">
                <text:p>214.429335897553</text:p>
              </table:table-cell>
              <table:table-cell office:value-type="float" office:value="327.025856065108">
                <text:p>327.0258560651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5.098128803586">
                <text:p>215.098128803586</text:p>
              </table:table-cell>
              <table:table-cell office:value-type="float" office:value="326.127373899675">
                <text:p>326.1273738996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5.74779662974">
                <text:p>215.74779662974</text:p>
              </table:table-cell>
              <table:table-cell office:value-type="float" office:value="325.190641574483">
                <text:p>325.1906415744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378074220234">
                <text:p>216.378074220234</text:p>
              </table:table-cell>
              <table:table-cell office:value-type="float" office:value="324.21512877797">
                <text:p>324.215128777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6.988669882621">
                <text:p>216.988669882621</text:p>
              </table:table-cell>
              <table:table-cell office:value-type="float" office:value="323.200252125245">
                <text:p>323.2002521252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7.579263629816">
                <text:p>217.579263629816</text:p>
              </table:table-cell>
              <table:table-cell office:value-type="float" office:value="322.145371642136">
                <text:p>322.1453716421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8.149505187939">
                <text:p>218.149505187939</text:p>
              </table:table-cell>
              <table:table-cell office:value-type="float" office:value="321.049786780883">
                <text:p>321.0497867808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8.699011738525">
                <text:p>218.699011738525</text:p>
              </table:table-cell>
              <table:table-cell office:value-type="float" office:value="319.912731904553">
                <text:p>319.9127319045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9.227365357898">
                <text:p>219.227365357898</text:p>
              </table:table-cell>
              <table:table-cell office:value-type="float" office:value="318.733371165799">
                <text:p>318.7333711657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9.734110109573">
                <text:p>219.734110109573</text:p>
              </table:table-cell>
              <table:table-cell office:value-type="float" office:value="317.51079269165">
                <text:p>317.510792691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0.218748737112">
                <text:p>220.218748737112</text:p>
              </table:table-cell>
              <table:table-cell office:value-type="float" office:value="316.244001969229">
                <text:p>316.2440019692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0.68073889462">
                <text:p>220.68073889462</text:p>
              </table:table-cell>
              <table:table-cell office:value-type="float" office:value="314.931914306745">
                <text:p>314.9319143067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.11948883947">
                <text:p>221.11948883947</text:p>
              </table:table-cell>
              <table:table-cell office:value-type="float" office:value="313.573346218946">
                <text:p>313.5733462189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.534352496276">
                <text:p>221.534352496276</text:p>
              </table:table-cell>
              <table:table-cell office:value-type="float" office:value="312.167005555056">
                <text:p>312.1670055550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1.924623781822">
                <text:p>221.924623781822</text:p>
              </table:table-cell>
              <table:table-cell office:value-type="float" office:value="310.711480148649">
                <text:p>310.7114801486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2.289530056469">
                <text:p>222.289530056469</text:p>
              </table:table-cell>
              <table:table-cell office:value-type="float" office:value="309.205224720444">
                <text:p>309.205224720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2.628224537053">
                <text:p>222.628224537053</text:p>
              </table:table-cell>
              <table:table-cell office:value-type="float" office:value="307.646545704113">
                <text:p>307.6465457041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2.939777467607">
                <text:p>222.939777467607</text:p>
              </table:table-cell>
              <table:table-cell office:value-type="float" office:value="306.03358358772">
                <text:p>306.033583587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3.223165794643">
                <text:p>223.223165794643</text:p>
              </table:table-cell>
              <table:table-cell office:value-type="float" office:value="304.364292264293">
                <text:p>304.3642922642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3.477261029751">
                <text:p>223.477261029751</text:p>
              </table:table-cell>
              <table:table-cell office:value-type="float" office:value="302.636414757008">
                <text:p>302.6364147570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3.700814898816">
                <text:p>223.700814898816</text:p>
              </table:table-cell>
              <table:table-cell office:value-type="float" office:value="300.847454517639">
                <text:p>300.8474545176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3.892442267399">
                <text:p>223.892442267399</text:p>
              </table:table-cell>
              <table:table-cell office:value-type="float" office:value="298.994641277305">
                <text:p>298.9946412773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4.050600685694">
                <text:p>224.050600685694</text:p>
              </table:table-cell>
              <table:table-cell office:value-type="float" office:value="297.074890136395">
                <text:p>297.0748901363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4.173565699955">
                <text:p>224.173565699955</text:p>
              </table:table-cell>
              <table:table-cell office:value-type="float" office:value="295.084752187418">
                <text:p>295.0847521874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4.259400809405">
                <text:p>224.259400809405</text:p>
              </table:table-cell>
              <table:table-cell office:value-type="float" office:value="293.020354428817">
                <text:p>293.0203544288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4.305920577695">
                <text:p>224.305920577695</text:p>
              </table:table-cell>
              <table:table-cell office:value-type="float" office:value="290.877325987898">
                <text:p>290.8773259878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4.310644889444">
                <text:p>224.310644889444</text:p>
              </table:table-cell>
              <table:table-cell office:value-type="float" office:value="288.650706633897">
                <text:p>288.6507066338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4.270741603552">
                <text:p>224.270741603552</text:p>
              </table:table-cell>
              <table:table-cell office:value-type="float" office:value="286.334832084612">
                <text:p>286.3348320846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4.182953783446">
                <text:p>224.182953783446</text:p>
              </table:table-cell>
              <table:table-cell office:value-type="float" office:value="283.923188466901">
                <text:p>283.9231884669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4.043506099168">
                <text:p>224.043506099168</text:p>
              </table:table-cell>
              <table:table-cell office:value-type="float" office:value="281.408225120844">
                <text:p>281.4082251208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3.847982598524">
                <text:p>223.847982598524</text:p>
              </table:table-cell>
              <table:table-cell office:value-type="float" office:value="278.781110142057">
                <text:p>278.7811101420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3.591164327457">
                <text:p>223.591164327457</text:p>
              </table:table-cell>
              <table:table-cell office:value-type="float" office:value="276.031405622423">
                <text:p>276.0314056224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3.2668093534">
                <text:p>223.2668093534</text:p>
              </table:table-cell>
              <table:table-cell office:value-type="float" office:value="273.146627696809">
                <text:p>273.1466276968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2.867347991039">
                <text:p>222.867347991039</text:p>
              </table:table-cell>
              <table:table-cell office:value-type="float" office:value="270.111636994587">
                <text:p>270.1116369945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2.383449374972">
                <text:p>222.383449374972</text:p>
              </table:table-cell>
              <table:table-cell office:value-type="float" office:value="266.907771784953">
                <text:p>266.9077717849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1.803385846607">
                <text:p>221.803385846607</text:p>
              </table:table-cell>
              <table:table-cell office:value-type="float" office:value="263.511576750724">
                <text:p>263.5115767507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1.112066009048">
                <text:p>221.112066009048</text:p>
              </table:table-cell>
              <table:table-cell office:value-type="float" office:value="259.892869098106">
                <text:p>259.8928690981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0.289496591232">
                <text:p>220.289496591232</text:p>
              </table:table-cell>
              <table:table-cell office:value-type="float" office:value="256.011662284975">
                <text:p>256.0116622849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9.308195910635">
                <text:p>219.308195910635</text:p>
              </table:table-cell>
              <table:table-cell office:value-type="float" office:value="251.81299294628">
                <text:p>251.812992946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8.128523105847">
                <text:p>218.128523105847</text:p>
              </table:table-cell>
              <table:table-cell office:value-type="float" office:value="247.217579359205">
                <text:p>247.2175793592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6.689402096306">
                <text:p>216.689402096306</text:p>
              </table:table-cell>
              <table:table-cell office:value-type="float" office:value="242.103269362623">
                <text:p>242.1032693626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4.887247657402">
                <text:p>214.887247657402</text:p>
              </table:table-cell>
              <table:table-cell office:value-type="float" office:value="236.262892507315">
                <text:p>236.2628925073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2.516979111014">
                <text:p>212.516979111014</text:p>
              </table:table-cell>
              <table:table-cell office:value-type="float" office:value="229.28628743704">
                <text:p>229.286287437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9.028230049251">
                <text:p>209.028230049251</text:p>
              </table:table-cell>
              <table:table-cell office:value-type="float" office:value="220.072721336013">
                <text:p>220.0727213360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Planilha4.A1:Planilha4.B113" svg:x="0.32cm" svg:y="0.18cm" svg:width="12.614cm" svg:height="8.64cm">
          <chartooo:coordinate-region svg:x="0.558cm" svg:y="0.379cm" svg:width="12.1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4.B1:Planilha4.B113" chart:class="chart:scatter">
            <chart:domain table:cell-range-address="Planilha4.A1:Planilha4.A113"/>
            <chart:data-point chart:repeated="1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5.9016994374947">
                <text:p>-55.9016994374947</text:p>
                <draw:g>
                  <svg:desc>Planilha4.A1:Planilha4.A113</svg:desc>
                </draw:g>
              </table:table-cell>
              <table:table-cell office:value-type="float" office:value="0">
                <text:p>0</text:p>
                <draw:g>
                  <svg:desc>Planilha4.B1:Planilha4.B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5">
                <text:p>-55</text:p>
              </table:table-cell>
              <table:table-cell office:value-type="float" office:value="21.9911349816208">
                <text:p>21.9911349816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4">
                <text:p>-54</text:p>
              </table:table-cell>
              <table:table-cell office:value-type="float" office:value="31.7922150401623">
                <text:p>31.79221504016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3">
                <text:p>-53</text:p>
              </table:table-cell>
              <table:table-cell office:value-type="float" office:value="39.0922966348151">
                <text:p>39.0922966348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2">
                <text:p>-52</text:p>
              </table:table-cell>
              <table:table-cell office:value-type="float" office:value="45.1220364661574">
                <text:p>45.1220364661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1">
                <text:p>-51</text:p>
              </table:table-cell>
              <table:table-cell office:value-type="float" office:value="50.3400088713391">
                <text:p>50.3400088713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">
                <text:p>-50</text:p>
              </table:table-cell>
              <table:table-cell office:value-type="float" office:value="54.977837454052">
                <text:p>54.977837454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9">
                <text:p>-49</text:p>
              </table:table-cell>
              <table:table-cell office:value-type="float" office:value="59.1720924822355">
                <text:p>59.1720924822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8">
                <text:p>-48</text:p>
              </table:table-cell>
              <table:table-cell office:value-type="float" office:value="63.0114136166829">
                <text:p>63.0114136166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7">
                <text:p>-47</text:p>
              </table:table-cell>
              <table:table-cell office:value-type="float" office:value="66.5572517676592">
                <text:p>66.5572517676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6">
                <text:p>-46</text:p>
              </table:table-cell>
              <table:table-cell office:value-type="float" office:value="69.8543132483517">
                <text:p>69.85431324835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5">
                <text:p>-45</text:p>
              </table:table-cell>
              <table:table-cell office:value-type="float" office:value="72.9363434480954">
                <text:p>72.9363434480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  <table:table-cell office:value-type="float" office:value="75.8295662087197">
                <text:p>75.82956620871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3">
                <text:p>-43</text:p>
              </table:table-cell>
              <table:table-cell office:value-type="float" office:value="78.5548459795517">
                <text:p>78.5548459795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2">
                <text:p>-42</text:p>
              </table:table-cell>
              <table:table-cell office:value-type="float" office:value="81.1291090915213">
                <text:p>81.1291090915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1">
                <text:p>-41</text:p>
              </table:table-cell>
              <table:table-cell office:value-type="float" office:value="83.566312930159">
                <text:p>83.566312930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0">
                <text:p>-40</text:p>
              </table:table-cell>
              <table:table-cell office:value-type="float" office:value="85.8781274315116">
                <text:p>85.8781274315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9">
                <text:p>-39</text:p>
              </table:table-cell>
              <table:table-cell office:value-type="float" office:value="88.0744269648633">
                <text:p>88.07442696486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8">
                <text:p>-38</text:p>
              </table:table-cell>
              <table:table-cell office:value-type="float" office:value="90.1636534246452">
                <text:p>90.1636534246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7">
                <text:p>-37</text:p>
              </table:table-cell>
              <table:table-cell office:value-type="float" office:value="92.1530895424263">
                <text:p>92.1530895424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6">
                <text:p>-36</text:p>
              </table:table-cell>
              <table:table-cell office:value-type="float" office:value="94.0490681782321">
                <text:p>94.04906817823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5">
                <text:p>-35</text:p>
              </table:table-cell>
              <table:table-cell office:value-type="float" office:value="95.8571350386472">
                <text:p>95.85713503864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4">
                <text:p>-34</text:p>
              </table:table-cell>
              <table:table-cell office:value-type="float" office:value="97.5821769079044">
                <text:p>97.58217690790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3">
                <text:p>-33</text:p>
              </table:table-cell>
              <table:table-cell office:value-type="float" office:value="99.2285239333835">
                <text:p>99.2285239333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2">
                <text:p>-32</text:p>
              </table:table-cell>
              <table:table-cell office:value-type="float" office:value="100.800032110883">
                <text:p>100.8000321108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1">
                <text:p>-31</text:p>
              </table:table-cell>
              <table:table-cell office:value-type="float" office:value="102.300150463019">
                <text:p>102.300150463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0">
                <text:p>-30</text:p>
              </table:table-cell>
              <table:table-cell office:value-type="float" office:value="103.73197624456">
                <text:p>103.731976244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9">
                <text:p>-29</text:p>
              </table:table-cell>
              <table:table-cell office:value-type="float" office:value="105.098300681277">
                <text:p>105.0983006812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8">
                <text:p>-28</text:p>
              </table:table-cell>
              <table:table-cell office:value-type="float" office:value="106.40164714997">
                <text:p>106.40164714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7">
                <text:p>-27</text:p>
              </table:table-cell>
              <table:table-cell office:value-type="float" office:value="107.644303267779">
                <text:p>107.6443032677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6">
                <text:p>-26</text:p>
              </table:table-cell>
              <table:table-cell office:value-type="float" office:value="108.828348032252">
                <text:p>108.8283480322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5">
                <text:p>-25</text:p>
              </table:table-cell>
              <table:table-cell office:value-type="float" office:value="109.955674908104">
                <text:p>109.9556749081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4">
                <text:p>-24</text:p>
              </table:table-cell>
              <table:table-cell office:value-type="float" office:value="111.028011570093">
                <text:p>111.0280115700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3">
                <text:p>-23</text:p>
              </table:table-cell>
              <table:table-cell office:value-type="float" office:value="112.046936868284">
                <text:p>112.0469368682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2">
                <text:p>-22</text:p>
              </table:table-cell>
              <table:table-cell office:value-type="float" office:value="113.01389547116">
                <text:p>113.013895471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1">
                <text:p>-21</text:p>
              </table:table-cell>
              <table:table-cell office:value-type="float" office:value="113.930210555461">
                <text:p>113.930210555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">
                <text:p>-20</text:p>
              </table:table-cell>
              <table:table-cell office:value-type="float" office:value="114.797094843473">
                <text:p>114.797094843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9">
                <text:p>-19</text:p>
              </table:table-cell>
              <table:table-cell office:value-type="float" office:value="115.615660234397">
                <text:p>115.6156602343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8">
                <text:p>-18</text:p>
              </table:table-cell>
              <table:table-cell office:value-type="float" office:value="116.386926233207">
                <text:p>116.3869262332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7">
                <text:p>-17</text:p>
              </table:table-cell>
              <table:table-cell office:value-type="float" office:value="117.111827345649">
                <text:p>117.1118273456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">
                <text:p>-16</text:p>
              </table:table-cell>
              <table:table-cell office:value-type="float" office:value="117.791219579833">
                <text:p>117.7912195798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">
                <text:p>-15</text:p>
              </table:table-cell>
              <table:table-cell office:value-type="float" office:value="118.425886171969">
                <text:p>118.4258861719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">
                <text:p>-14</text:p>
              </table:table-cell>
              <table:table-cell office:value-type="float" office:value="119.016542634931">
                <text:p>119.0165426349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">
                <text:p>-13</text:p>
              </table:table-cell>
              <table:table-cell office:value-type="float" office:value="119.563841212855">
                <text:p>119.5638412128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2">
                <text:p>-12</text:p>
              </table:table-cell>
              <table:table-cell office:value-type="float" office:value="120.068374812095">
                <text:p>120.0683748120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1">
                <text:p>-11</text:p>
              </table:table-cell>
              <table:table-cell office:value-type="float" office:value="120.530680468116">
                <text:p>120.5306804681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0">
                <text:p>-10</text:p>
              </table:table-cell>
              <table:table-cell office:value-type="float" office:value="120.951242398914">
                <text:p>120.9512423989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">
                <text:p>-9</text:p>
              </table:table-cell>
              <table:table-cell office:value-type="float" office:value="121.330494687935">
                <text:p>121.3304946879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8">
                <text:p>-8</text:p>
              </table:table-cell>
              <table:table-cell office:value-type="float" office:value="121.668823633015">
                <text:p>121.6688236330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7">
                <text:p>-7</text:p>
              </table:table-cell>
              <table:table-cell office:value-type="float" office:value="121.966569792336">
                <text:p>121.9665697923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">
                <text:p>-6</text:p>
              </table:table-cell>
              <table:table-cell office:value-type="float" office:value="122.224029753646">
                <text:p>122.2240297536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">
                <text:p>-5</text:p>
              </table:table-cell>
              <table:table-cell office:value-type="float" office:value="122.441457648853">
                <text:p>122.4414576488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">
                <text:p>-4</text:p>
              </table:table-cell>
              <table:table-cell office:value-type="float" office:value="122.619066432493">
                <text:p>122.6190664324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">
                <text:p>-3</text:p>
              </table:table-cell>
              <table:table-cell office:value-type="float" office:value="122.757028939367">
                <text:p>122.7570289393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">
                <text:p>-2</text:p>
              </table:table-cell>
              <table:table-cell office:value-type="float" office:value="122.855478733794">
                <text:p>122.8554787337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">
                <text:p>-1</text:p>
              </table:table-cell>
              <table:table-cell office:value-type="float" office:value="122.914510760296">
                <text:p>122.9145107602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22.934181803194">
                <text:p>122.934181803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22.914510760296">
                <text:p>122.9145107602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122.855478733794">
                <text:p>122.8554787337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122.757028939367">
                <text:p>122.7570289393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122.619066432493">
                <text:p>122.6190664324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122.441457648853">
                <text:p>122.4414576488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2.224029753646">
                <text:p>122.2240297536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121.966569792336">
                <text:p>121.9665697923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121.668823633015">
                <text:p>121.6688236330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">
                <text:p>9</text:p>
              </table:table-cell>
              <table:table-cell office:value-type="float" office:value="121.330494687935">
                <text:p>121.3304946879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120.951242398914">
                <text:p>120.9512423989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">
                <text:p>11</text:p>
              </table:table-cell>
              <table:table-cell office:value-type="float" office:value="120.530680468116">
                <text:p>120.5306804681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120.068374812095">
                <text:p>120.0683748120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119.563841212855">
                <text:p>119.5638412128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119.016542634931">
                <text:p>119.0165426349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">
                <text:p>15</text:p>
              </table:table-cell>
              <table:table-cell office:value-type="float" office:value="118.425886171969">
                <text:p>118.4258861719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">
                <text:p>16</text:p>
              </table:table-cell>
              <table:table-cell office:value-type="float" office:value="117.791219579833">
                <text:p>117.7912195798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">
                <text:p>17</text:p>
              </table:table-cell>
              <table:table-cell office:value-type="float" office:value="117.111827345649">
                <text:p>117.1118273456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">
                <text:p>18</text:p>
              </table:table-cell>
              <table:table-cell office:value-type="float" office:value="116.386926233207">
                <text:p>116.3869262332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">
                <text:p>19</text:p>
              </table:table-cell>
              <table:table-cell office:value-type="float" office:value="115.615660234397">
                <text:p>115.6156602343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114.797094843473">
                <text:p>114.7970948434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">
                <text:p>21</text:p>
              </table:table-cell>
              <table:table-cell office:value-type="float" office:value="113.930210555461">
                <text:p>113.9302105554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">
                <text:p>22</text:p>
              </table:table-cell>
              <table:table-cell office:value-type="float" office:value="113.01389547116">
                <text:p>113.013895471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">
                <text:p>23</text:p>
              </table:table-cell>
              <table:table-cell office:value-type="float" office:value="112.046936868284">
                <text:p>112.0469368682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111.028011570093">
                <text:p>111.0280115700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">
                <text:p>25</text:p>
              </table:table-cell>
              <table:table-cell office:value-type="float" office:value="109.955674908104">
                <text:p>109.9556749081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">
                <text:p>26</text:p>
              </table:table-cell>
              <table:table-cell office:value-type="float" office:value="108.828348032252">
                <text:p>108.8283480322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">
                <text:p>27</text:p>
              </table:table-cell>
              <table:table-cell office:value-type="float" office:value="107.644303267779">
                <text:p>107.6443032677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06.40164714997">
                <text:p>106.401647149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">
                <text:p>29</text:p>
              </table:table-cell>
              <table:table-cell office:value-type="float" office:value="105.098300681277">
                <text:p>105.0983006812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">
                <text:p>30</text:p>
              </table:table-cell>
              <table:table-cell office:value-type="float" office:value="103.73197624456">
                <text:p>103.731976244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">
                <text:p>31</text:p>
              </table:table-cell>
              <table:table-cell office:value-type="float" office:value="102.300150463019">
                <text:p>102.3001504630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">
                <text:p>32</text:p>
              </table:table-cell>
              <table:table-cell office:value-type="float" office:value="100.800032110883">
                <text:p>100.8000321108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">
                <text:p>33</text:p>
              </table:table-cell>
              <table:table-cell office:value-type="float" office:value="99.2285239333835">
                <text:p>99.22852393338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">
                <text:p>34</text:p>
              </table:table-cell>
              <table:table-cell office:value-type="float" office:value="97.5821769079044">
                <text:p>97.58217690790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">
                <text:p>35</text:p>
              </table:table-cell>
              <table:table-cell office:value-type="float" office:value="95.8571350386472">
                <text:p>95.8571350386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">
                <text:p>36</text:p>
              </table:table-cell>
              <table:table-cell office:value-type="float" office:value="94.0490681782321">
                <text:p>94.04906817823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">
                <text:p>37</text:p>
              </table:table-cell>
              <table:table-cell office:value-type="float" office:value="92.1530895424263">
                <text:p>92.15308954242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">
                <text:p>38</text:p>
              </table:table-cell>
              <table:table-cell office:value-type="float" office:value="90.1636534246452">
                <text:p>90.16365342464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">
                <text:p>39</text:p>
              </table:table-cell>
              <table:table-cell office:value-type="float" office:value="88.0744269648633">
                <text:p>88.07442696486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">
                <text:p>40</text:p>
              </table:table-cell>
              <table:table-cell office:value-type="float" office:value="85.8781274315116">
                <text:p>85.87812743151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">
                <text:p>41</text:p>
              </table:table-cell>
              <table:table-cell office:value-type="float" office:value="83.566312930159">
                <text:p>83.5663129301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">
                <text:p>42</text:p>
              </table:table-cell>
              <table:table-cell office:value-type="float" office:value="81.1291090915213">
                <text:p>81.12910909152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">
                <text:p>43</text:p>
              </table:table-cell>
              <table:table-cell office:value-type="float" office:value="78.5548459795517">
                <text:p>78.55484597955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">
                <text:p>44</text:p>
              </table:table-cell>
              <table:table-cell office:value-type="float" office:value="75.8295662087197">
                <text:p>75.82956620871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">
                <text:p>45</text:p>
              </table:table-cell>
              <table:table-cell office:value-type="float" office:value="72.9363434480954">
                <text:p>72.93634344809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">
                <text:p>46</text:p>
              </table:table-cell>
              <table:table-cell office:value-type="float" office:value="69.8543132483517">
                <text:p>69.85431324835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">
                <text:p>47</text:p>
              </table:table-cell>
              <table:table-cell office:value-type="float" office:value="66.5572517676592">
                <text:p>66.55725176765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">
                <text:p>48</text:p>
              </table:table-cell>
              <table:table-cell office:value-type="float" office:value="63.0114136166829">
                <text:p>63.01141361668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59.1720924822355">
                <text:p>59.1720924822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">
                <text:p>50</text:p>
              </table:table-cell>
              <table:table-cell office:value-type="float" office:value="54.977837454052">
                <text:p>54.9778374540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1">
                <text:p>51</text:p>
              </table:table-cell>
              <table:table-cell office:value-type="float" office:value="50.3400088713391">
                <text:p>50.34000887133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">
                <text:p>52</text:p>
              </table:table-cell>
              <table:table-cell office:value-type="float" office:value="45.1220364661574">
                <text:p>45.12203646615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">
                <text:p>53</text:p>
              </table:table-cell>
              <table:table-cell office:value-type="float" office:value="39.0922966348151">
                <text:p>39.09229663481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">
                <text:p>54</text:p>
              </table:table-cell>
              <table:table-cell office:value-type="float" office:value="31.7922150401623">
                <text:p>31.79221504016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">
                <text:p>55</text:p>
              </table:table-cell>
              <table:table-cell office:value-type="float" office:value="21.9911349816208">
                <text:p>21.99113498162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.9016994374947">
                <text:p>55.901699437494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Planilha5.A1:Planilha5.B113" svg:x="0.32cm" svg:y="0.18cm" svg:width="12.614cm" svg:height="8.64cm">
          <chartooo:coordinate-region svg:x="2.159cm" svg:y="0.378cm" svg:width="10.495cm" svg:height="8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5.B1:Planilha5.B113" chart:class="chart:scatter">
            <chart:domain table:cell-range-address="Planilha5.A1:Planilha5.A113"/>
            <chart:data-point chart:repeated="1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4.787137637478">
                <text:p>334.787137637478</text:p>
                <draw:g>
                  <svg:desc>Planilha5.A1:Planilha5.A113</svg:desc>
                </draw:g>
              </table:table-cell>
              <table:table-cell office:value-type="float" office:value="-384.164078649987">
                <text:p>-384.164078649987</text:p>
                <draw:g>
                  <svg:desc>Planilha5.B1:Planilha5.B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5.758907588227">
                <text:p>325.758907588227</text:p>
              </table:table-cell>
              <table:table-cell office:value-type="float" office:value="-364.091357313974">
                <text:p>-364.091357313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2.270158526464">
                <text:p>322.270158526464</text:p>
              </table:table-cell>
              <table:table-cell office:value-type="float" office:value="-354.877791212947">
                <text:p>-354.877791212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9.899889980076">
                <text:p>319.899889980076</text:p>
              </table:table-cell>
              <table:table-cell office:value-type="float" office:value="-347.901186142672">
                <text:p>-347.901186142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8.097735541172">
                <text:p>318.097735541172</text:p>
              </table:table-cell>
              <table:table-cell office:value-type="float" office:value="-342.060809287364">
                <text:p>-342.060809287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6.658614531631">
                <text:p>316.658614531631</text:p>
              </table:table-cell>
              <table:table-cell office:value-type="float" office:value="-336.946499290782">
                <text:p>-336.946499290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5.478941726843">
                <text:p>315.478941726843</text:p>
              </table:table-cell>
              <table:table-cell office:value-type="float" office:value="-332.351085703708">
                <text:p>-332.351085703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4.497641046245">
                <text:p>314.497641046245</text:p>
              </table:table-cell>
              <table:table-cell office:value-type="float" office:value="-328.152416365012">
                <text:p>-328.152416365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3.67507162843">
                <text:p>313.67507162843</text:p>
              </table:table-cell>
              <table:table-cell office:value-type="float" office:value="-324.271209551882">
                <text:p>-324.271209551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2.983751790871">
                <text:p>312.983751790871</text:p>
              </table:table-cell>
              <table:table-cell office:value-type="float" office:value="-320.652501899264">
                <text:p>-320.652501899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2.403688262506">
                <text:p>312.403688262506</text:p>
              </table:table-cell>
              <table:table-cell office:value-type="float" office:value="-317.256306865034">
                <text:p>-317.256306865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1.919789646439">
                <text:p>311.919789646439</text:p>
              </table:table-cell>
              <table:table-cell office:value-type="float" office:value="-314.0524416554">
                <text:p>-314.05244165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1.520328284078">
                <text:p>311.520328284078</text:p>
              </table:table-cell>
              <table:table-cell office:value-type="float" office:value="-311.017450953178">
                <text:p>-311.0174509531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1.195973310021">
                <text:p>311.195973310021</text:p>
              </table:table-cell>
              <table:table-cell office:value-type="float" office:value="-308.132673027564">
                <text:p>-308.1326730275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.939155038954">
                <text:p>310.939155038954</text:p>
              </table:table-cell>
              <table:table-cell office:value-type="float" office:value="-305.38296850793">
                <text:p>-305.38296850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0.74363153831">
                <text:p>310.74363153831</text:p>
              </table:table-cell>
              <table:table-cell office:value-type="float" office:value="-302.755853529144">
                <text:p>-302.755853529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0.604183854031">
                <text:p>310.604183854031</text:p>
              </table:table-cell>
              <table:table-cell office:value-type="float" office:value="-300.240890183086">
                <text:p>-300.240890183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0.516396033926">
                <text:p>310.516396033926</text:p>
              </table:table-cell>
              <table:table-cell office:value-type="float" office:value="-297.829246565376">
                <text:p>-297.829246565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0.476492748033">
                <text:p>310.476492748033</text:p>
              </table:table-cell>
              <table:table-cell office:value-type="float" office:value="-295.51337201609">
                <text:p>-295.51337201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.481217059783">
                <text:p>310.481217059783</text:p>
              </table:table-cell>
              <table:table-cell office:value-type="float" office:value="-293.28675266209">
                <text:p>-293.28675266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527736828073">
                <text:p>310.527736828073</text:p>
              </table:table-cell>
              <table:table-cell office:value-type="float" office:value="-291.14372422117">
                <text:p>-291.14372422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.613571937522">
                <text:p>310.613571937522</text:p>
              </table:table-cell>
              <table:table-cell office:value-type="float" office:value="-289.079326462569">
                <text:p>-289.0793264625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0.736536951784">
                <text:p>310.736536951784</text:p>
              </table:table-cell>
              <table:table-cell office:value-type="float" office:value="-287.089188513592">
                <text:p>-287.0891885135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.894695370079">
                <text:p>310.894695370079</text:p>
              </table:table-cell>
              <table:table-cell office:value-type="float" office:value="-285.169437372682">
                <text:p>-285.169437372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1.086322738662">
                <text:p>311.086322738662</text:p>
              </table:table-cell>
              <table:table-cell office:value-type="float" office:value="-283.316624132348">
                <text:p>-283.3166241323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1.309876607727">
                <text:p>311.309876607727</text:p>
              </table:table-cell>
              <table:table-cell office:value-type="float" office:value="-281.527663892979">
                <text:p>-281.5276638929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.563971842834">
                <text:p>311.563971842834</text:p>
              </table:table-cell>
              <table:table-cell office:value-type="float" office:value="-279.799786385694">
                <text:p>-279.7997863856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1.847360169871">
                <text:p>311.847360169871</text:p>
              </table:table-cell>
              <table:table-cell office:value-type="float" office:value="-278.130495062267">
                <text:p>-278.1304950622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2.158913100424">
                <text:p>312.158913100424</text:p>
              </table:table-cell>
              <table:table-cell office:value-type="float" office:value="-276.517532945875">
                <text:p>-276.517532945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2.497607581009">
                <text:p>312.497607581009</text:p>
              </table:table-cell>
              <table:table-cell office:value-type="float" office:value="-274.958853929544">
                <text:p>-274.9588539295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2.862513855656">
                <text:p>312.862513855656</text:p>
              </table:table-cell>
              <table:table-cell office:value-type="float" office:value="-273.452598501338">
                <text:p>-273.452598501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3.252785141202">
                <text:p>313.252785141202</text:p>
              </table:table-cell>
              <table:table-cell office:value-type="float" office:value="-271.997073094931">
                <text:p>-271.9970730949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3.667648798008">
                <text:p>313.667648798008</text:p>
              </table:table-cell>
              <table:table-cell office:value-type="float" office:value="-270.590732431042">
                <text:p>-270.5907324310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4.106398742858">
                <text:p>314.106398742858</text:p>
              </table:table-cell>
              <table:table-cell office:value-type="float" office:value="-269.232164343242">
                <text:p>-269.2321643432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4.568388900366">
                <text:p>314.568388900366</text:p>
              </table:table-cell>
              <table:table-cell office:value-type="float" office:value="-267.920076680759">
                <text:p>-267.9200766807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5.053027527905">
                <text:p>315.053027527905</text:p>
              </table:table-cell>
              <table:table-cell office:value-type="float" office:value="-266.653285958337">
                <text:p>-266.6532859583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5.55977227958">
                <text:p>315.55977227958</text:p>
              </table:table-cell>
              <table:table-cell office:value-type="float" office:value="-265.430707484188">
                <text:p>-265.4307074841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6.088125898953">
                <text:p>316.088125898953</text:p>
              </table:table-cell>
              <table:table-cell office:value-type="float" office:value="-264.251346745434">
                <text:p>-264.2513467454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6.637632449538">
                <text:p>316.637632449538</text:p>
              </table:table-cell>
              <table:table-cell office:value-type="float" office:value="-263.114291869105">
                <text:p>-263.114291869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7.207874007662">
                <text:p>317.207874007662</text:p>
              </table:table-cell>
              <table:table-cell office:value-type="float" office:value="-262.018707007851">
                <text:p>-262.0187070078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7.798467754857">
                <text:p>317.798467754857</text:p>
              </table:table-cell>
              <table:table-cell office:value-type="float" office:value="-260.963826524743">
                <text:p>-260.9638265247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8.409063417244">
                <text:p>318.409063417244</text:p>
              </table:table-cell>
              <table:table-cell office:value-type="float" office:value="-259.948949872017">
                <text:p>-259.948949872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9.039341007738">
                <text:p>319.039341007738</text:p>
              </table:table-cell>
              <table:table-cell office:value-type="float" office:value="-258.973437075504">
                <text:p>-258.9734370755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9.689008833892">
                <text:p>319.689008833892</text:p>
              </table:table-cell>
              <table:table-cell office:value-type="float" office:value="-258.036704750313">
                <text:p>-258.0367047503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0.357801739925">
                <text:p>320.357801739925</text:p>
              </table:table-cell>
              <table:table-cell office:value-type="float" office:value="-257.138222584879">
                <text:p>-257.1382225848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1.045479556276">
                <text:p>321.045479556276</text:p>
              </table:table-cell>
              <table:table-cell office:value-type="float" office:value="-256.277510240081">
                <text:p>-256.2775102400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1.751825734073">
                <text:p>321.751825734073</text:p>
              </table:table-cell>
              <table:table-cell office:value-type="float" office:value="-255.454134618176">
                <text:p>-255.4541346181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2.476646145299">
                <text:p>322.476646145299</text:p>
              </table:table-cell>
              <table:table-cell office:value-type="float" office:value="-254.667707463127">
                <text:p>-254.667707463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3.219768032308">
                <text:p>323.219768032308</text:p>
              </table:table-cell>
              <table:table-cell office:value-type="float" office:value="-253.917883259645">
                <text:p>-253.9178832596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3.981039092852">
                <text:p>323.981039092852</text:p>
              </table:table-cell>
              <table:table-cell office:value-type="float" office:value="-253.204357403233">
                <text:p>-253.2043574032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4.760326688857">
                <text:p>324.760326688857</text:p>
              </table:table-cell>
              <table:table-cell office:value-type="float" office:value="-252.526864617744">
                <text:p>-252.5268646177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5.557517169079">
                <text:p>325.557517169079</text:p>
              </table:table-cell>
              <table:table-cell office:value-type="float" office:value="-251.885177600689">
                <text:p>-251.8851776006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.372515297355">
                <text:p>326.372515297355</text:p>
              </table:table-cell>
              <table:table-cell office:value-type="float" office:value="-251.279105879741">
                <text:p>-251.2791058797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.205243779611">
                <text:p>327.205243779611</text:p>
              </table:table-cell>
              <table:table-cell office:value-type="float" office:value="-250.708494866754">
                <text:p>-250.7084948667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8.05564288407">
                <text:p>328.05564288407</text:p>
              </table:table-cell>
              <table:table-cell office:value-type="float" office:value="-250.17322509817">
                <text:p>-250.173225098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.923670150248">
                <text:p>328.923670150248</text:p>
              </table:table-cell>
              <table:table-cell office:value-type="float" office:value="-249.673211653027">
                <text:p>-249.6732116530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9.809300183426">
                <text:p>329.809300183426</text:p>
              </table:table-cell>
              <table:table-cell office:value-type="float" office:value="-249.208403741883">
                <text:p>-249.2084037418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0.712524532247">
                <text:p>330.712524532247</text:p>
              </table:table-cell>
              <table:table-cell office:value-type="float" office:value="-248.778784462027">
                <text:p>-248.7787844620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1.633351648069">
                <text:p>331.633351648069</text:p>
              </table:table-cell>
              <table:table-cell office:value-type="float" office:value="-248.384370716171">
                <text:p>-248.3843707161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2.571806925611">
                <text:p>332.571806925611</text:p>
              </table:table-cell>
              <table:table-cell office:value-type="float" office:value="-248.025213293754">
                <text:p>-248.0252132937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3.527932825354">
                <text:p>333.527932825354</text:p>
              </table:table-cell>
              <table:table-cell office:value-type="float" office:value="-247.701397115741">
                <text:p>-247.7013971157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4.501789079078">
                <text:p>334.501789079078</text:p>
              </table:table-cell>
              <table:table-cell office:value-type="float" office:value="-247.413041645689">
                <text:p>-247.413041645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5.493452980856">
                <text:p>335.493452980856</text:p>
              </table:table-cell>
              <table:table-cell office:value-type="float" office:value="-247.160301471744">
                <text:p>-247.1603014717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6.50301976685">
                <text:p>336.50301976685</text:p>
              </table:table-cell>
              <table:table-cell office:value-type="float" office:value="-246.943367066234">
                <text:p>-246.9433670662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7.530603088306">
                <text:p>337.530603088306</text:p>
              </table:table-cell>
              <table:table-cell office:value-type="float" office:value="-246.762465731646">
                <text:p>-246.7624657316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8.576335583297">
                <text:p>338.576335583297</text:p>
              </table:table-cell>
              <table:table-cell office:value-type="float" office:value="-246.617862744128">
                <text:p>-246.6178627441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9.640369554072">
                <text:p>339.640369554072</text:p>
              </table:table-cell>
              <table:table-cell office:value-type="float" office:value="-246.509862708177">
                <text:p>-246.5098627081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.722877758274">
                <text:p>340.722877758274</text:p>
              </table:table-cell>
              <table:table-cell office:value-type="float" office:value="-246.438811139082">
                <text:p>-246.4388111390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1.824054323923">
                <text:p>341.824054323923</text:p>
              </table:table-cell>
              <table:table-cell office:value-type="float" office:value="-246.40509629288">
                <text:p>-246.405096292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2.94411579989">
                <text:p>342.94411579989</text:p>
              </table:table-cell>
              <table:table-cell office:value-type="float" office:value="-246.409151267314">
                <text:p>-246.4091512673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4.083302355735">
                <text:p>344.083302355735</text:p>
              </table:table-cell>
              <table:table-cell office:value-type="float" office:value="-246.451456401505">
                <text:p>-246.4514564015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5.241879147242">
                <text:p>345.241879147242</text:p>
              </table:table-cell>
              <table:table-cell office:value-type="float" office:value="-246.532542007018">
                <text:p>-246.532542007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6.420137866855">
                <text:p>346.420137866855</text:p>
              </table:table-cell>
              <table:table-cell office:value-type="float" office:value="-246.652991468744">
                <text:p>-246.6529914687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7.618398501659">
                <text:p>347.618398501659</text:p>
              </table:table-cell>
              <table:table-cell office:value-type="float" office:value="-246.813444760853">
                <text:p>-246.8134447608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8.837011325535">
                <text:p>348.837011325535</text:p>
              </table:table-cell>
              <table:table-cell office:value-type="float" office:value="-247.014602431106">
                <text:p>-247.014602431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0.07635915695">
                <text:p>350.07635915695</text:p>
              </table:table-cell>
              <table:table-cell office:value-type="float" office:value="-247.257230116436">
                <text:p>-247.2572301164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1.336859919577">
                <text:p>351.336859919577</text:p>
              </table:table-cell>
              <table:table-cell office:value-type="float" office:value="-247.54216366419">
                <text:p>-247.542163664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2.618969549901">
                <text:p>352.618969549901</text:p>
              </table:table-cell>
              <table:table-cell office:value-type="float" office:value="-247.870314947339">
                <text:p>-247.8703149473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3.923185304362">
                <text:p>353.923185304362</text:p>
              </table:table-cell>
              <table:table-cell office:value-type="float" office:value="-248.242678478761">
                <text:p>-248.2426784787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5.250049528854">
                <text:p>355.250049528854</text:p>
              </table:table-cell>
              <table:table-cell office:value-type="float" office:value="-248.660338950244">
                <text:p>-248.6603389502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6.600153966004">
                <text:p>356.600153966004</text:p>
              </table:table-cell>
              <table:table-cell office:value-type="float" office:value="-249.124479847044">
                <text:p>-249.1244798470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7.974144691198">
                <text:p>357.974144691198</text:p>
              </table:table-cell>
              <table:table-cell office:value-type="float" office:value="-249.636393319933">
                <text:p>-249.6363933199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9.372727787652">
                <text:p>359.372727787652</text:p>
              </table:table-cell>
              <table:table-cell office:value-type="float" office:value="-250.19749153534">
                <text:p>-250.197491535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0.796675895004">
                <text:p>360.796675895004</text:p>
              </table:table-cell>
              <table:table-cell office:value-type="float" office:value="-250.809319772546">
                <text:p>-250.8093197725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2.24683579642">
                <text:p>362.24683579642</text:p>
              </table:table-cell>
              <table:table-cell office:value-type="float" office:value="-251.473571597877">
                <text:p>-251.4735715978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3.724137247866">
                <text:p>363.724137247866</text:p>
              </table:table-cell>
              <table:table-cell office:value-type="float" office:value="-252.192106523269">
                <text:p>-252.1921065232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5.229603302829">
                <text:p>365.229603302829</text:p>
              </table:table-cell>
              <table:table-cell office:value-type="float" office:value="-252.966970655697">
                <text:p>-252.9669706556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6.764362449722">
                <text:p>366.764362449722</text:p>
              </table:table-cell>
              <table:table-cell office:value-type="float" office:value="-253.800420971982">
                <text:p>-253.8004209719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8.329662962656">
                <text:p>368.329662962656</text:p>
              </table:table-cell>
              <table:table-cell office:value-type="float" office:value="-254.694954020351">
                <text:p>-254.6949540203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9.926889976073">
                <text:p>369.926889976073</text:p>
              </table:table-cell>
              <table:table-cell office:value-type="float" office:value="-255.653340069685">
                <text:p>-255.6533400696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1.557585939778">
                <text:p>371.557585939778</text:p>
              </table:table-cell>
              <table:table-cell office:value-type="float" office:value="-256.678664019595">
                <text:p>-256.6786640195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3.223475307517">
                <text:p>373.223475307517</text:p>
              </table:table-cell>
              <table:table-cell office:value-type="float" office:value="-257.774374777572">
                <text:p>-257.7743747775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4.926494580067">
                <text:p>374.926494580067</text:p>
              </table:table-cell>
              <table:table-cell office:value-type="float" office:value="-258.944345345173">
                <text:p>-258.9443453451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6.668829193777">
                <text:p>376.668829193777</text:p>
              </table:table-cell>
              <table:table-cell office:value-type="float" office:value="-260.192946595093">
                <text:p>-260.1929465950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8.452959264027">
                <text:p>378.452959264027</text:p>
              </table:table-cell>
              <table:table-cell office:value-type="float" office:value="-261.525138758094">
                <text:p>-261.5251387580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0.28171693192">
                <text:p>380.28171693192</text:p>
              </table:table-cell>
              <table:table-cell office:value-type="float" office:value="-262.946586116379">
                <text:p>-262.9465861163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2.158359134025">
                <text:p>382.158359134025</text:p>
              </table:table-cell>
              <table:table-cell office:value-type="float" office:value="-264.463802543089">
                <text:p>-264.4638025430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4.086661200303">
                <text:p>384.086661200303</text:p>
              </table:table-cell>
              <table:table-cell office:value-type="float" office:value="-266.084338698147">
                <text:p>-266.0843386981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6.071039082947">
                <text:p>386.071039082947</text:p>
              </table:table-cell>
              <table:table-cell office:value-type="float" office:value="-267.817026485934">
                <text:p>-267.8170264859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8.116711736014">
                <text:p>388.116711736014</text:p>
              </table:table-cell>
              <table:table-cell office:value-type="float" office:value="-269.672303814568">
                <text:p>-269.6723038145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0.22992109207">
                <text:p>390.22992109207</text:p>
              </table:table-cell>
              <table:table-cell office:value-type="float" office:value="-271.662654549182">
                <text:p>-271.6626545491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2.418236836432">
                <text:p>392.418236836432</text:p>
              </table:table-cell>
              <table:table-cell office:value-type="float" office:value="-273.803218060404">
                <text:p>-273.8032180604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4.690989834498">
                <text:p>394.690989834498</text:p>
              </table:table-cell>
              <table:table-cell office:value-type="float" office:value="-276.112656079038">
                <text:p>-276.1126560790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7.059907744863">
                <text:p>397.059907744863</text:p>
              </table:table-cell>
              <table:table-cell office:value-type="float" office:value="-278.614423922268">
                <text:p>-278.6144239222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9.540081964422">
                <text:p>399.540081964422</text:p>
              </table:table-cell>
              <table:table-cell office:value-type="float" office:value="-281.338704383886">
                <text:p>-281.3387043838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2.151505764237">
                <text:p>402.151505764237</text:p>
              </table:table-cell>
              <table:table-cell office:value-type="float" office:value="-284.325484006016">
                <text:p>-284.3254840060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4.921660826835">
                <text:p>404.921660826835</text:p>
              </table:table-cell>
              <table:table-cell office:value-type="float" office:value="-287.629726153712">
                <text:p>-287.6297261537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7.890188013622">
                <text:p>407.890188013622</text:p>
              </table:table-cell>
              <table:table-cell office:value-type="float" office:value="-291.330712549787">
                <text:p>-291.3307125497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1.118163405163">
                <text:p>411.118163405163</text:p>
              </table:table-cell>
              <table:table-cell office:value-type="float" office:value="-295.550595355369">
                <text:p>-295.5505953553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4.709172226067">
                <text:p>414.709172226067</text:p>
              </table:table-cell>
              <table:table-cell office:value-type="float" office:value="-300.496545019676">
                <text:p>-300.4965450196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8.868295154455">
                <text:p>418.868295154455</text:p>
              </table:table-cell>
              <table:table-cell office:value-type="float" office:value="-306.578722898952">
                <text:p>-306.5787228989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4.145898598218">
                <text:p>424.145898598218</text:p>
              </table:table-cell>
              <table:table-cell office:value-type="float" office:value="-314.897861808979">
                <text:p>-314.8978618089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4.787137637478">
                <text:p>434.787137637478</text:p>
              </table:table-cell>
              <table:table-cell office:value-type="float" office:value="-334.164078649987">
                <text:p>-334.1640786499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